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pitch="variable"/>
    <style:font-face style:name="Montserrat" svg:font-family="Montserrat"/>
    <style:font-face style:name="NSimSun" svg:font-family="NSimSu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98in"/>
    </style:style>
    <style:style style:name="co2" style:family="table-column">
      <style:table-column-properties fo:break-before="auto" style:column-width="0.6374in"/>
    </style:style>
    <style:style style:name="co3" style:family="table-column">
      <style:table-column-properties fo:break-before="auto" style:column-width="3.139in"/>
    </style:style>
    <style:style style:name="co4" style:family="table-column">
      <style:table-column-properties fo:break-before="auto" style:column-width="0.8807in"/>
    </style:style>
    <style:style style:name="co5" style:family="table-column">
      <style:table-column-properties fo:break-before="auto" style:column-width="0.9744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3728in" fo:break-before="auto" style:use-optimal-row-height="true"/>
    </style:style>
    <style:style style:name="ro3" style:family="table-row">
      <style:table-row-properties style:row-height="0.22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965in" fo:break-before="auto" style:use-optimal-row-height="true"/>
    </style:style>
    <style:style style:name="ro6" style:family="table-row">
      <style:table-row-properties style:row-height="0.3575in" fo:break-before="auto" style:use-optimal-row-height="true"/>
    </style:style>
    <style:style style:name="ro7" style:family="table-row">
      <style:table-row-properties style:row-height="0.5492in" fo:break-before="auto" style:use-optimal-row-height="true"/>
    </style:style>
    <style:style style:name="ta1" style:family="table" style:master-page-name="PageStyle_5f_2025_20_SIP_20_File_20_Formats">
      <style:table-properties table:display="true" style:writing-mode="lr-tb"/>
    </style:style>
    <style:style style:name="ce4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4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4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277" style:family="table-cell" style:parent-style-name="Default">
      <style:table-cell-properties fo:background-color="#5983b0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50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278" style:family="table-cell" style:parent-style-name="Default">
      <style:table-cell-properties fo:background-color="#ffbf00"/>
      <style:text-properties fo:color="#ffffff" fo:font-weight="bold" style:font-weight-asian="bold" style:font-weight-complex="bold"/>
    </style:style>
    <style:style style:name="ce5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333333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52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2122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202122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6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47" style:family="table-cell" style:parent-style-name="Default">
      <style:table-cell-properties fo:background-color="#3d85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35" style:family="table-cell" style:parent-style-name="Default">
      <style:table-cell-properties fo:border-bottom="0.74pt solid #000000" fo:background-color="#efefe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36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37" style:family="table-cell" style:parent-style-name="Default">
      <style:table-cell-properties fo:background-color="#5983b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7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  <style:map style:condition="cell-content()=2" style:apply-style-name="ConditionalStyle_5f_1" style:base-cell-address="Formatos.B6"/>
    </style:style>
    <style:style style:name="ce139" style:family="table-cell" style:parent-style-name="Default">
      <style:table-cell-properties fo:background-color="#ffbf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141" style:family="table-cell" style:parent-style-name="Default">
      <style:table-cell-properties fo:background-color="#3d85c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44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4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333333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46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2122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202122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49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fo:font-size="8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5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54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55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56" style:family="table-cell" style:parent-style-name="Default">
      <style:table-cell-properties fo:background-color="#b6d7a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57" style:family="table-cell" style:parent-style-name="Default">
      <style:table-cell-properties fo:border-bottom="0.74pt solid #000000" fo:background-color="#b6d7a8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58" style:family="table-cell" style:parent-style-name="Default">
      <style:table-cell-properties fo:background-color="transparent"/>
    </style:style>
    <style:style style:name="ce159" style:family="table-cell" style:parent-style-name="Default">
      <style:table-cell-properties fo:background-color="#b6d7a8"/>
    </style:style>
    <style:style style:name="ce160" style:family="table-cell" style:parent-style-name="Default">
      <style:table-cell-properties fo:background-color="#ffe59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61" style:family="table-cell" style:parent-style-name="Default">
      <style:table-cell-properties fo:border-bottom="none" fo:background-color="#ffe59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62" style:family="table-cell" style:parent-style-name="Default">
      <style:table-cell-properties fo:background-color="#ffe59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63" style:family="table-cell" style:parent-style-name="Default">
      <style:table-cell-properties fo:border-bottom="0.74pt solid #000000" fo:background-color="#ffe59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64" style:family="table-cell" style:parent-style-name="Default">
      <style:table-cell-properties fo:background-color="#ffe599"/>
    </style:style>
    <style:style style:name="ce61" style:family="table-cell" style:parent-style-name="Default">
      <style:table-cell-properties fo:background-color="#efefe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7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  <style:map style:condition="cell-content()=2" style:apply-style-name="ConditionalStyle_5f_1" style:base-cell-address="Formatos.B6"/>
    </style:style>
    <style:style style:name="ce7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  <style:map style:condition="cell-content()=2" style:apply-style-name="ConditionalStyle_5f_1" style:base-cell-address="Formatos.B6"/>
    </style:style>
    <style:style style:name="ce80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  <style:map style:condition="cell-content()=2" style:apply-style-name="ConditionalStyle_5f_1" style:base-cell-address="Formatos.B6"/>
    </style:style>
    <style:style style:name="ce81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82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84" style:family="table-cell" style:parent-style-name="Default">
      <style:table-cell-properties fo:background-color="#ccff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8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90" style:family="table-cell" style:parent-style-name="Default">
      <style:table-cell-properties fo:border-bottom="0.74pt solid #000000" fo:background-color="#3d85c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  <style:map style:condition="cell-content()=2" style:apply-style-name="ConditionalStyle_5f_1" style:base-cell-address="Formatos.B6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  <style:map style:condition="cell-content()=2" style:apply-style-name="ConditionalStyle_5f_1" style:base-cell-address="Formatos.B6"/>
    </style:style>
    <style:style style:name="ce9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  <style:map style:condition="cell-content()=2" style:apply-style-name="ConditionalStyle_5f_1" style:base-cell-address="Formatos.B6"/>
    </style:style>
    <style:style style:name="ce94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96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286" style:family="table-cell" style:parent-style-name="Default">
      <style:table-cell-properties fo:border-bottom="none" fo:background-color="#80808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>
      <style:table-cell-properties fo:border-bottom="none" fo:background-color="#80808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288" style:family="table-cell" style:parent-style-name="Default">
      <style:table-cell-properties fo:background-color="#80808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289" style:family="table-cell" style:parent-style-name="Default">
      <style:table-cell-properties fo:background-color="#80808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290" style:family="table-cell" style:parent-style-name="Default">
      <style:table-cell-properties fo:border-bottom="0.74pt solid #000000" fo:background-color="#80808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291" style:family="table-cell" style:parent-style-name="Default">
      <style:table-cell-properties fo:background-color="#808080"/>
    </style:style>
    <style:style style:name="ce121" style:family="table-cell" style:parent-style-name="Default">
      <style:table-cell-properties fo:border-bottom="none" fo:background-color="#efefef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none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02" style:family="table-cell" style:parent-style-name="Default">
      <style:table-cell-properties fo:border-bottom="none" fo:background-color="#ccffcc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43" style:family="table-cell" style:parent-style-name="Default">
      <style:map style:condition="cell-content()=2" style:apply-style-name="ConditionalStyle_5f_1" style:base-cell-address="Formatos.B6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Montserrat" fo:font-size="9pt" fo:font-style="normal" fo:text-shadow="none" style:text-underline-style="none" fo:font-weight="normal" style:font-size-asian="9pt" style:font-style-asian="normal" style:font-weight-asian="normal" style:font-name-complex="Montserrat" style:font-size-complex="9pt" style:font-style-complex="normal" style:font-weight-complex="normal"/>
      <style:map style:condition="cell-content()=2" style:apply-style-name="ConditionalStyle_5f_1" style:base-cell-address="Formatos.B6"/>
    </style:style>
    <style:style style:name="ce109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Montserrat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Montserrat" style:font-size-complex="11pt" style:font-style-complex="normal" style:font-weight-complex="bold"/>
    </style:style>
    <style:style style:name="ce1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563c1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Montserrat" style:font-size-complex="9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1155cc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ff" style:text-outline="false" style:text-line-through-style="none" style:text-line-through-type="none" style:font-name="Montserrat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name-complex="Montserrat" style:font-size-complex="9pt" style:font-style-complex="normal" style:font-weight-complex="normal"/>
    </style:style>
    <style:style style:name="gr1" style:family="graphic" style:parent-style-name="Note">
      <style:graphic-properties draw:marker-start="Ponta_20_de_20_seta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font-name="Montserrat" fo:font-size="9pt" fo:font-weight="bold" style:text-underline-style="none" style:text-underline-color="font-color" style:text-line-through-type="none" fo:font-style="normal" style:text-outline="false" fo:text-shadow="none" style:text-position="0% 100%" style:font-name-complex="Montserrat" style:font-size-asian="9pt" style:font-size-complex="9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Montserrat" fo:font-size="9pt" style:text-underline-style="none" style:text-underline-color="font-color" style:text-line-through-type="none" fo:font-style="normal" style:text-outline="false" fo:text-shadow="none" style:text-position="0% 100%" style:font-name-complex="Montserrat" style:font-size-asian="9pt" style:font-size-complex="9pt" style:font-style-asian="normal" style:font-style-complex="normal" fo:font-weight="normal" style:font-weight-asian="normal" style:font-weight-complex="normal"/>
    </style:style>
    <style:style style:name="T4" style:family="text">
      <style:text-properties style:use-window-font-color="true" style:font-name="Montserrat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Montserrat" style:font-size-asian="9pt" style:font-size-complex="9pt" style:font-weight-asian="normal" style:font-weight-complex="normal" style:font-style-asian="normal" style:font-style-complex="normal"/>
    </style:style>
    <style:style style:name="T5" style:family="text">
      <style:text-properties style:use-window-font-color="true" style:font-name="Montserrat" fo:font-size="9pt" style:text-underline-style="none" style:text-underline-color="font-color" style:text-line-through-type="none" fo:font-style="normal" style:text-outline="false" fo:text-shadow="none" style:text-position="0% 100%" style:font-name-complex="Montserrat" style:font-size-asian="9pt" style:font-size-complex="9pt" style:font-style-asian="normal" style:font-style-complex="normal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000000" style:font-name="Montserrat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Montserrat" style:font-size-asian="9pt" style:font-size-complex="9pt" style:font-weight-asian="normal" style:font-weight-complex="normal" style:font-style-asian="normal" style:font-style-complex="normal"/>
    </style:style>
    <style:style style:name="T8" style:family="text">
      <style:text-properties fo:color="#000000" style:font-name="Montserrat" fo:font-size="9pt" style:text-underline-style="none" style:text-underline-color="font-color" style:text-line-through-type="none" fo:font-style="normal" style:text-outline="false" fo:text-shadow="none" style:text-position="0% 100%" style:font-name-complex="Montserrat" style:font-size-asian="9pt" style:font-size-complex="9pt" style:font-style-asian="normal" style:font-style-complex="normal" fo:font-weight="bold" style:font-weight-asian="bold" style:font-weight-complex="bold"/>
    </style:style>
    <style:style style:name="T9" style:family="text">
      <style:text-properties fo:color="#202122" style:font-name="Montserrat" fo:font-size="9pt" fo:font-weight="normal" style:text-underline-style="none" style:text-underline-color="font-color" style:text-line-through-type="none" fo:font-style="normal" style:text-outline="false" fo:text-shadow="none" style:text-position="0% 100%" style:font-name-complex="Montserrat" style:font-size-asian="9pt" style:font-size-complex="9pt" style:font-weight-asian="normal" style:font-weight-complex="normal" style:font-style-asian="normal" style:font-style-complex="normal"/>
    </style:style>
    <style:style style:name="T10" style:family="text">
      <style:text-properties fo:color="#202122" style:font-name="Montserrat" fo:font-size="9pt" style:text-underline-style="none" style:text-underline-color="font-color" style:text-line-through-type="none" fo:font-style="normal" style:text-outline="false" fo:text-shadow="none" style:text-position="0% 100%" style:font-name-complex="Montserrat" style:font-size-asian="9pt" style:font-size-complex="9pt" style:font-style-asian="normal" style:font-style-complex="normal" fo:font-weight="bold" style:font-weight-asian="bold" style:font-weight-complex="bold"/>
    </style:style>
    <style:style style:name="T11" style:family="text">
      <style:text-properties fo:color="#000000" style:font-name="Montserrat" fo:font-size="9pt" style:text-underline-style="none" style:text-underline-color="font-color" style:text-line-through-type="none" fo:font-style="normal" style:text-outline="false" fo:text-shadow="none" style:text-position="0% 100%" style:font-name-complex="Montserrat" style:font-size-asian="9pt" style:font-size-complex="9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-1&quot;;&quot;0&quot;;&quot;1&quot;;&quot;2&quot;)" table:allow-empty-cell="true" table:display-list="unsorted" table:base-cell-address="Formatos.E6">
          <table:error-message table:message-type="stop" table:display="true"/>
        </table:content-validation>
        <table:content-validation table:name="val2" table:condition="of:cell-content-is-in-list(&quot;-1&quot;;&quot;0&quot;;&quot;1&quot;;&quot;2&quot;)" table:allow-empty-cell="true" table:display-list="unsorted" table:base-cell-address="Formatos.AF108"/>
      </table:content-validations>
      <table:table table:name="Forma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2"/>
        <table:table-column table:style-name="co3" table:default-cell-style-name="ce142"/>
        <table:table-column table:style-name="co2" table:default-cell-style-name="ce159"/>
        <table:table-column table:style-name="co2" table:default-cell-style-name="ce164"/>
        <table:table-column table:style-name="co4" table:number-columns-repeated="19" table:default-cell-style-name="Default"/>
        <table:table-column table:style-name="co4" table:default-cell-style-name="ce291"/>
        <table:table-column table:style-name="co4" table:number-columns-repeated="7" table:default-cell-style-name="Default"/>
        <table:table-column table:style-name="co4" table:default-cell-style-name="ce291"/>
        <table:table-column table:style-name="co4" table:number-columns-repeated="2" table:default-cell-style-name="Default"/>
        <table:table-column table:style-name="co4" table:default-cell-style-name="ce291"/>
        <table:table-column table:style-name="co4" table:number-columns-repeated="13" table:default-cell-style-name="Default"/>
        <table:table-column table:style-name="co5" table:number-columns-repeated="979" table:default-cell-style-name="Default"/>
        <table:table-column table:style-name="co6" table:number-columns-repeated="15356" table:default-cell-style-name="Default"/>
        <table:table-row table:style-name="ro1">
          <table:table-cell table:style-name="ce44"/>
          <table:table-cell table:style-name="ce134" table:number-columns-repeated="2"/>
          <table:table-cell table:style-name="ce154"/>
          <table:table-cell table:style-name="ce160"/>
          <table:table-cell table:style-name="ce61" table:number-columns-repeated="2"/>
          <table:table-cell table:style-name="ce69" office:value-type="string" calcext:value-type="string" table:number-columns-spanned="18" table:number-rows-spanned="1">
            <text:p>Arquivos Nacionais &amp; Federais</text:p>
          </table:table-cell>
          <table:covered-table-cell table:number-columns-repeated="16"/>
          <table:covered-table-cell table:style-name="ce286"/>
          <table:table-cell table:style-name="ce121" office:value-type="string" calcext:value-type="string" table:number-columns-spanned="8" table:number-rows-spanned="1">
            <text:p>Arquivos Regionais &amp; Municipais</text:p>
          </table:table-cell>
          <table:covered-table-cell table:number-columns-repeated="6"/>
          <table:covered-table-cell table:style-name="ce286"/>
          <table:table-cell table:style-name="ce121" office:value-type="string" calcext:value-type="string" table:number-columns-spanned="3" table:number-rows-spanned="1">
            <text:p>Bibliotecas Nacionais &amp; Federais</text:p>
          </table:table-cell>
          <table:covered-table-cell/>
          <table:covered-table-cell table:style-name="ce286"/>
          <table:table-cell table:style-name="ce121" office:value-type="string" calcext:value-type="string" table:number-columns-spanned="13" table:number-rows-spanned="1">
            <text:p>Outros Repositórios</text:p>
          </table:table-cell>
          <table:covered-table-cell table:number-columns-repeated="12"/>
          <table:table-cell table:number-columns-repeated="16335"/>
        </table:table-row>
        <table:table-row table:style-name="ro2">
          <table:table-cell table:style-name="ce45" office:value-type="string" calcext:value-type="string">
            <text:p>País</text:p>
          </table:table-cell>
          <table:table-cell table:style-name="ce135" table:number-columns-repeated="2"/>
          <table:table-cell table:style-name="ce155"/>
          <table:table-cell table:style-name="ce161"/>
          <table:table-cell table:number-columns-repeated="2" table:style-name="ce70" office:value-type="string" calcext:value-type="string">
            <text:p>Portugal</text:p>
          </table:table-cell>
          <table:table-cell table:style-name="ce70" office:value-type="string" calcext:value-type="string">
            <text:p>Australia</text:p>
          </table:table-cell>
          <table:table-cell table:style-name="ce81" office:value-type="string" calcext:value-type="string">
            <text:p>Belgium</text:p>
          </table:table-cell>
          <table:table-cell table:number-columns-repeated="2" table:style-name="ce81" office:value-type="string" calcext:value-type="string">
            <text:p>Canada</text:p>
          </table:table-cell>
          <table:table-cell table:style-name="ce81" office:value-type="string" calcext:value-type="string">
            <text:p>Denmark</text:p>
          </table:table-cell>
          <table:table-cell table:style-name="ce81" office:value-type="string" calcext:value-type="string">
            <text:p>Estonia</text:p>
          </table:table-cell>
          <table:table-cell table:style-name="ce81" office:value-type="string" calcext:value-type="string">
            <text:p>Finland</text:p>
          </table:table-cell>
          <table:table-cell table:style-name="ce81" office:value-type="string" calcext:value-type="string">
            <text:p>France</text:p>
          </table:table-cell>
          <table:table-cell table:style-name="ce81" office:value-type="string" calcext:value-type="string">
            <text:p>Italy</text:p>
          </table:table-cell>
          <table:table-cell table:style-name="ce81" office:value-type="string" calcext:value-type="string">
            <text:p>The Netherlands</text:p>
          </table:table-cell>
          <table:table-cell table:style-name="ce81" office:value-type="string" calcext:value-type="string">
            <text:p>New Zealand</text:p>
          </table:table-cell>
          <table:table-cell table:style-name="ce81" office:value-type="string" calcext:value-type="string">
            <text:p>Norway</text:p>
          </table:table-cell>
          <table:table-cell table:style-name="ce81" office:value-type="string" calcext:value-type="string">
            <text:p>Sweden</text:p>
          </table:table-cell>
          <table:table-cell table:style-name="ce81" office:value-type="string" calcext:value-type="string">
            <text:p>Switzerland</text:p>
          </table:table-cell>
          <table:table-cell table:style-name="ce81" office:value-type="string" calcext:value-type="string">
            <text:p>United Kingdom</text:p>
          </table:table-cell>
          <table:table-cell table:style-name="ce94" office:value-type="string" calcext:value-type="string">
            <text:p>United Kingdom</text:p>
          </table:table-cell>
          <table:table-cell table:style-name="ce94" office:value-type="string" calcext:value-type="string">
            <text:p>USA</text:p>
          </table:table-cell>
          <table:table-cell table:style-name="ce287"/>
          <table:table-cell table:style-name="ce81" office:value-type="string" calcext:value-type="string">
            <text:p>Sweden</text:p>
          </table:table-cell>
          <table:table-cell table:number-columns-repeated="5" table:style-name="ce81" office:value-type="string" calcext:value-type="string">
            <text:p>Switzerland</text:p>
          </table:table-cell>
          <table:table-cell table:style-name="ce81" office:value-type="string" calcext:value-type="string">
            <text:p>United Kingdom</text:p>
          </table:table-cell>
          <table:table-cell table:style-name="ce287"/>
          <table:table-cell table:style-name="ce81" office:value-type="string" calcext:value-type="string">
            <text:p>France</text:p>
          </table:table-cell>
          <table:table-cell table:style-name="ce81" office:value-type="string" calcext:value-type="string">
            <text:p>USA</text:p>
          </table:table-cell>
          <table:table-cell table:style-name="ce287"/>
          <table:table-cell table:style-name="ce81" office:value-type="string" calcext:value-type="string">
            <text:p>Australia</text:p>
          </table:table-cell>
          <table:table-cell table:style-name="ce81" office:value-type="string" calcext:value-type="string">
            <text:p>Finland</text:p>
          </table:table-cell>
          <table:table-cell table:style-name="ce81" office:value-type="string" calcext:value-type="string">
            <text:p>France</text:p>
          </table:table-cell>
          <table:table-cell table:style-name="ce81" office:value-type="string" calcext:value-type="string">
            <text:p>Germany</text:p>
          </table:table-cell>
          <table:table-cell table:style-name="ce81" office:value-type="string" calcext:value-type="string">
            <text:p>Ireland</text:p>
          </table:table-cell>
          <table:table-cell table:style-name="ce81" office:value-type="string" calcext:value-type="string">
            <text:p>Germany</text:p>
          </table:table-cell>
          <table:table-cell table:style-name="ce81" office:value-type="string" calcext:value-type="string">
            <text:p>The Netherlands</text:p>
          </table:table-cell>
          <table:table-cell table:style-name="ce81" office:value-type="string" calcext:value-type="string">
            <text:p>Sweden</text:p>
          </table:table-cell>
          <table:table-cell table:number-columns-repeated="2" table:style-name="ce81" office:value-type="string" calcext:value-type="string">
            <text:p>Switzerland</text:p>
          </table:table-cell>
          <table:table-cell table:number-columns-repeated="2" table:style-name="ce81" office:value-type="string" calcext:value-type="string">
            <text:p>United Kingdom</text:p>
          </table:table-cell>
          <table:table-cell table:style-name="ce81" office:value-type="string" calcext:value-type="string">
            <text:p>USA</text:p>
          </table:table-cell>
          <table:table-cell table:number-columns-repeated="16335"/>
        </table:table-row>
        <table:table-row table:style-name="ro3">
          <table:table-cell table:style-name="ce45" office:value-type="string" calcext:value-type="string">
            <text:p>Instituição</text:p>
          </table:table-cell>
          <table:table-cell table:style-name="ce135" table:number-columns-repeated="2"/>
          <table:table-cell table:style-name="ce155"/>
          <table:table-cell table:style-name="ce161"/>
          <table:table-cell table:style-name="ce71" office:value-type="string" calcext:value-type="string">
            <text:p><text:a xlink:href="https://sobre.arquivo.pt/pt/" xlink:type="simple">Arquivo.pt</text:a></text:p>
          </table:table-cell>
          <table:table-cell table:style-name="ce71"/>
          <table:table-cell table:style-name="ce71" office:value-type="string" calcext:value-type="string">
            <text:p><text:a xlink:href="https://www.naa.gov.au/" xlink:type="simple">National Archives of Australia</text:a></text:p>
          </table:table-cell>
          <table:table-cell table:style-name="ce82" office:value-type="string" calcext:value-type="string">
            <text:p><text:a xlink:href="https://www.arch.be/index.php?l=en" xlink:type="simple">State Archives of Belgium</text:a></text:p>
          </table:table-cell>
          <table:table-cell table:style-name="ce82" office:value-type="string" calcext:value-type="string">
            <text:p><text:a xlink:href="https://www.bac-lac.gc.ca/eng/Pages/home.aspx" xlink:type="simple">Library and Archives Canada</text:a></text:p>
          </table:table-cell>
          <table:table-cell table:style-name="ce84" office:value-type="string" calcext:value-type="string">
            <text:p><text:a xlink:href="https://www.banq.qc.ca/" xlink:type="simple">BAnQ</text:a></text:p>
          </table:table-cell>
          <table:table-cell table:style-name="ce82" office:value-type="string" calcext:value-type="string">
            <text:p><text:a xlink:href="https://www.sa.dk/en/" xlink:type="simple">Rigsarkivet</text:a></text:p>
          </table:table-cell>
          <table:table-cell table:style-name="ce71" office:value-type="string" calcext:value-type="string">
            <text:p><text:a xlink:href="https://www.riigiteataja.ee/en/" xlink:type="simple">Rahvusarhiiv</text:a></text:p>
          </table:table-cell>
          <table:table-cell table:style-name="ce82" office:value-type="string" calcext:value-type="string">
            <text:p><text:a xlink:href="https://digitalpreservation.fi/en" xlink:type="simple">Digital Preservation Service</text:a></text:p>
          </table:table-cell>
          <table:table-cell table:style-name="ce84" office:value-type="string" calcext:value-type="string">
            <text:p><text:a xlink:href="https://www.archives-nationales.culture.gouv.fr/en/web/guest/home" xlink:type="simple">Archives Nationales</text:a></text:p>
          </table:table-cell>
          <table:table-cell table:style-name="ce84" office:value-type="string" calcext:value-type="string">
            <text:p><text:a xlink:href="https://www.agid.gov.it/" xlink:type="simple">AGiD</text:a></text:p>
          </table:table-cell>
          <table:table-cell table:style-name="ce82" office:value-type="string" calcext:value-type="string">
            <text:p><text:a xlink:href="https://www.nationaalarchief.nl/en" xlink:type="simple">Nationaal Archief</text:a></text:p>
          </table:table-cell>
          <table:table-cell table:style-name="ce82" office:value-type="string" calcext:value-type="string">
            <text:p><text:a xlink:href="https://archives.govt.nz/" xlink:type="simple">Archives New Zealand</text:a></text:p>
          </table:table-cell>
          <table:table-cell table:style-name="ce82" office:value-type="string" calcext:value-type="string">
            <text:p><text:a xlink:href="https://www.arkivverket.no/en" xlink:type="simple">Arkivverket</text:a></text:p>
          </table:table-cell>
          <table:table-cell table:style-name="ce82" office:value-type="string" calcext:value-type="string">
            <text:p><text:a xlink:href="https://riksarkivet.se/" xlink:type="simple">Riksarkivet</text:a></text:p>
          </table:table-cell>
          <table:table-cell table:style-name="ce82" office:value-type="string" calcext:value-type="string">
            <text:p><text:a xlink:href="https://www.bar.admin.ch/bar/en/home.html" xlink:type="simple">Das Bundesarchiv</text:a></text:p>
          </table:table-cell>
          <table:table-cell table:style-name="ce82" office:value-type="string" calcext:value-type="string">
            <text:p><text:a xlink:href="https://www.nationalarchives.gov.uk/" xlink:type="simple">The National Archives</text:a></text:p>
          </table:table-cell>
          <table:table-cell table:style-name="ce95" office:value-type="string" calcext:value-type="string">
            <text:p><text:a xlink:href="https://www.iwm.org.uk/" xlink:type="simple">Imperial War Museum</text:a></text:p>
          </table:table-cell>
          <table:table-cell table:style-name="ce96" office:value-type="string" calcext:value-type="string">
            <text:p><text:a xlink:href="https://www.archives.gov/" xlink:type="simple">National Archives</text:a></text:p>
          </table:table-cell>
          <table:table-cell table:style-name="ce287"/>
          <table:table-cell table:style-name="ce102" office:value-type="string" calcext:value-type="string">
            <text:p><text:a xlink:href="https://www.sydarkivera.se/" xlink:type="simple">Kommunal- förbundet Sydarkivera</text:a></text:p>
          </table:table-cell>
          <table:table-cell table:style-name="ce84" office:value-type="string" calcext:value-type="string">
            <text:p><text:a xlink:href="https://www.staatsarchiv.nw.ch/" xlink:type="simple">Staatsarchiv Bern</text:a></text:p>
          </table:table-cell>
          <table:table-cell table:style-name="ce84" office:value-type="string" calcext:value-type="string">
            <text:p><text:a xlink:href="https://staatsarchiv.lu.ch/" xlink:type="simple">Staatsarchiv Luzern</text:a></text:p>
          </table:table-cell>
          <table:table-cell table:style-name="ce84" office:value-type="string" calcext:value-type="string">
            <text:p><text:a xlink:href="https://www.staatsarchiv.nw.ch/" xlink:type="simple">Staatsarchiv Nidwalden</text:a></text:p>
          </table:table-cell>
          <table:table-cell table:style-name="ce84" office:value-type="string" calcext:value-type="string">
            <text:p><text:a xlink:href="https://www.zh.ch/de/direktion-der-justiz-und-des-innern/staatsarchiv.html" xlink:type="simple">Staatsarchiv Zurich</text:a></text:p>
          </table:table-cell>
          <table:table-cell table:style-name="ce84" office:value-type="string" calcext:value-type="string">
            <text:p><text:a xlink:href="https://www.stadtluzern.ch/dienstleistungeninformation/72" xlink:type="simple">Stadtarchiv Luzern</text:a></text:p>
          </table:table-cell>
          <table:table-cell table:style-name="ce84" office:value-type="string" calcext:value-type="string">
            <text:p><text:a xlink:href="https://www.thelondonarchives.org/" xlink:type="simple">The London Archives</text:a></text:p>
          </table:table-cell>
          <table:table-cell table:style-name="ce287"/>
          <table:table-cell table:style-name="ce82" office:value-type="string" calcext:value-type="string">
            <text:p><text:a xlink:href="https://www.bnf.fr/en" xlink:type="simple">BnF</text:a></text:p>
          </table:table-cell>
          <table:table-cell table:style-name="ce96" office:value-type="string" calcext:value-type="string">
            <text:p><text:a xlink:href="https://www.loc.gov/" xlink:type="simple">Library of Congress</text:a></text:p>
          </table:table-cell>
          <table:table-cell table:style-name="ce287"/>
          <table:table-cell table:style-name="ce96" office:value-type="string" calcext:value-type="string">
            <text:p><text:a xlink:href="https://www.uwa.edu.au/library/home" xlink:type="simple">Uni. of Western Australia </text:a></text:p>
          </table:table-cell>
          <table:table-cell table:style-name="ce82" office:value-type="string" calcext:value-type="string">
            <text:p><text:a xlink:href="https://www.fsd.tuni.fi/en/" xlink:type="simple">Social Sci. Data Archive</text:a></text:p>
          </table:table-cell>
          <table:table-cell table:style-name="ce109" office:value-type="string" calcext:value-type="string">
            <text:p><text:a xlink:href="https://www.cines.fr/en/" xlink:type="simple">CINES</text:a></text:p>
          </table:table-cell>
          <table:table-cell table:style-name="ce82" office:value-type="string" calcext:value-type="string">
            <text:p><text:a xlink:href="https://www.ianus-fdz.de/" xlink:type="simple">IANUS</text:a></text:p>
          </table:table-cell>
          <table:table-cell table:style-name="ce111" office:value-type="string" calcext:value-type="string">
            <text:p><text:a xlink:href="https://www.dri.ie/" xlink:type="simple">Digital Repository of Ireland</text:a></text:p>
          </table:table-cell>
          <table:table-cell table:style-name="ce111" office:value-type="string" calcext:value-type="string">
            <text:p><text:a xlink:href="https://slubarchiv.slub-dresden.de/" xlink:type="simple">SLUB Dresden</text:a></text:p>
          </table:table-cell>
          <table:table-cell table:style-name="ce71" office:value-type="string" calcext:value-type="string">
            <text:p><text:a xlink:href="https://dans.knaw.nl/en/front-page?set_language=en" xlink:type="simple">DANS</text:a></text:p>
          </table:table-cell>
          <table:table-cell table:style-name="ce111" office:value-type="string" calcext:value-type="string">
            <text:p><text:a xlink:href="https://snd.se/sv" xlink:type="simple">Swedish National Data Service</text:a></text:p>
          </table:table-cell>
          <table:table-cell table:style-name="ce82" office:value-type="string" calcext:value-type="string">
            <text:p><text:a xlink:href="https://library.ethz.ch/" xlink:type="simple">ETH Zürich</text:a></text:p>
          </table:table-cell>
          <table:table-cell table:style-name="ce84" office:value-type="string" calcext:value-type="string">
            <text:p><text:a xlink:href="https://www.archiv.uzh.ch/de/dokumente_download.html" xlink:type="simple">UZH Archiv</text:a></text:p>
          </table:table-cell>
          <table:table-cell table:style-name="ce84" office:value-type="string" calcext:value-type="string">
            <text:p><text:a xlink:href="https://www.ukdataservice.ac.uk/" xlink:type="simple">UK Data Service</text:a></text:p>
          </table:table-cell>
          <table:table-cell table:style-name="ce84" office:value-type="string" calcext:value-type="string">
            <text:p><text:a xlink:href="https://archaeologydataservice.ac.uk/" xlink:type="simple">Archaeology Data Service</text:a></text:p>
          </table:table-cell>
          <table:table-cell table:style-name="ce84" office:value-type="string" calcext:value-type="string">
            <text:p><text:a xlink:href="https://www.harvard.edu/" xlink:type="simple">Harvard University</text:a></text:p>
          </table:table-cell>
          <table:table-cell table:number-columns-repeated="16335"/>
        </table:table-row>
        <table:table-row table:style-name="ro2">
          <table:table-cell table:style-name="ce46" office:value-type="string" calcext:value-type="string">
            <text:p><text:span text:style-name="T2">Formatos </text:span><text:span text:style-name="T3">(por tipo de conteúdo)</text:span></text:p>
          </table:table-cell>
          <table:table-cell table:style-name="ce136" table:number-columns-repeated="2"/>
          <table:table-cell table:style-name="ce155" office:value-type="string" calcext:value-type="string">
            <text:p>Total Preferido</text:p>
          </table:table-cell>
          <table:table-cell table:style-name="ce161" office:value-type="string" calcext:value-type="string">
            <text:p>Total Aceite</text:p>
          </table:table-cell>
          <table:table-cell table:style-name="ce72" office:value-type="string" calcext:value-type="string">
            <text:p><text:a xlink:href="https://sobre.arquivo.pt/pt/colabore/recomendacoes/formatos-adequados-para-preservacao/" xlink:type="simple">Recomendações</text:a></text:p>
          </table:table-cell>
          <table:table-cell table:style-name="ce72" office:value-type="string" calcext:value-type="string">
            <text:p><text:a xlink:href="https://www.acessibilidade.gov.pt/publicacao/rnid-versao-2018-regulamento-nacional-de-interoperabilidade-digital/" xlink:type="simple">RNID</text:a></text:p>
          </table:table-cell>
          <table:table-cell table:style-name="ce72" office:value-type="string" calcext:value-type="string">
            <text:p><text:a xlink:href="https://www.naa.gov.au/information-management/storing-and-preserving-information/preserving-information/born-digital-file-format-standards" xlink:type="simple">Format guidelines</text:a></text:p>
          </table:table-cell>
          <table:table-cell table:style-name="ce83" office:value-type="string" calcext:value-type="string">
            <text:p>n/a</text:p>
          </table:table-cell>
          <table:table-cell table:style-name="ce72" office:value-type="string" calcext:value-type="string">
            <text:p><text:a xlink:href="https://www.bac-lac.gc.ca/eng/services/government-information-resources/guidelines/Pages/guidelines-file-formats-transferring-information-resources-enduring-value.aspx" xlink:type="simple">Format guidelines</text:a></text:p>
          </table:table-cell>
          <table:table-cell table:style-name="ce85" office:value-type="string" calcext:value-type="string">
            <text:p>Format guidelines</text:p>
          </table:table-cell>
          <table:table-cell table:style-name="ce85" office:value-type="string" calcext:value-type="string">
            <text:p><text:a xlink:href="https://www.sa.dk/wp-content/uploads/2020/05/Executive-Order-on-Information-Packages128-FINAL-a.pdf" xlink:type="simple">Format guidelines</text:a></text:p>
          </table:table-cell>
          <table:table-cell table:style-name="ce85" office:value-type="string" calcext:value-type="string">
            <text:p><text:a xlink:href="https://www.riigiteataja.ee/aktilisa/1190/6202/0027/Lisa_1.pdf" xlink:type="simple">Format guidelines</text:a></text:p>
          </table:table-cell>
          <table:table-cell table:style-name="ce72" office:value-type="string" calcext:value-type="string">
            <text:p><text:a xlink:href="https://urn.fi/urn:nbn:fi-fe2020100578096" xlink:type="simple">Format guidelines</text:a></text:p>
          </table:table-cell>
          <table:table-cell table:style-name="ce92" office:value-type="string" calcext:value-type="string">
            <text:p><text:a xlink:href="https://www.archives-nationales.culture.gouv.fr/strategie-de-perennisation-des-archives-nationales" xlink:type="simple">Format guidelines</text:a></text:p>
          </table:table-cell>
          <table:table-cell table:style-name="ce92" office:value-type="string" calcext:value-type="string">
            <text:p><text:a xlink:href="https://www.agid.gov.it/sites/default/files/repository_files/allegato_2_formati_di_file_e_riversamento.pdf" xlink:type="simple">Format guidelines</text:a></text:p>
          </table:table-cell>
          <table:table-cell table:style-name="ce72" office:value-type="string" calcext:value-type="string">
            <text:p><text:a xlink:href="https://www.nationaalarchief.nl/archiveren/kennisbank/handreiking-voorkeursformaten-nationaal-archief#collapse-5134" xlink:type="simple">Format guidelines</text:a></text:p>
          </table:table-cell>
          <table:table-cell table:style-name="ce72" office:value-type="string" calcext:value-type="string">
            <text:p><text:a xlink:href="https://archives.govt.nz/manage-information/how-to-manage-your-information/transfer/file-formats-for-digital-transfers" xlink:type="simple">Format guidelines</text:a></text:p>
          </table:table-cell>
          <table:table-cell table:style-name="ce92" office:value-type="string" calcext:value-type="string">
            <text:p><text:a xlink:href="https://lovdata.no/dokument/SF/forskrift/2017-12-19-2286" xlink:type="simple">Format guidelines</text:a></text:p>
          </table:table-cell>
          <table:table-cell table:style-name="ce72" office:value-type="string" calcext:value-type="string">
            <text:p><text:a xlink:href="https://riksarkivet.se/rafs?pdf=rafs/RA-FS%202009-02.pdf" xlink:type="simple">Format guidelines</text:a></text:p>
          </table:table-cell>
          <table:table-cell table:style-name="ce72" office:value-type="string" calcext:value-type="string">
            <text:p><text:a xlink:href="https://www.bar.admin.ch/bar/de/home/archivierung/ablieferung/digitale-unterlagen.html" xlink:type="simple">Format guidelines</text:a></text:p>
          </table:table-cell>
          <table:table-cell table:style-name="ce72" office:value-type="string" calcext:value-type="string">
            <text:p><text:a xlink:href="https://www.nationalarchives.gov.uk/information-management/manage-information/digital-records-transfer/file-formats-transfer/" xlink:type="simple">Format guidelines</text:a></text:p>
          </table:table-cell>
          <table:table-cell table:style-name="ce72" office:value-type="string" calcext:value-type="string">
            <text:p>N/A</text:p>
          </table:table-cell>
          <table:table-cell table:style-name="ce72" office:value-type="string" calcext:value-type="string">
            <text:p><text:a xlink:href="https://www.archives.gov/records-mgmt/policy/transfer-guidance-tables.html" xlink:type="simple">Format guidelines</text:a></text:p>
          </table:table-cell>
          <table:table-cell table:style-name="ce287"/>
          <table:table-cell table:style-name="ce83" office:value-type="string" calcext:value-type="string">
            <text:p>n/a</text:p>
          </table:table-cell>
          <table:table-cell table:style-name="ce92" office:value-type="string" calcext:value-type="string">
            <text:p><text:a xlink:href="https://www.google.com/url?sa=D&amp;q=https://www.staatsarchiv.sta.be.ch/content/dam/staatsarchiv_sta/dokumente/de/fuer-behoerden/weisung-zur-ablieferung-an-das-staatsarchiv.pdf&amp;ust=1681647960000000&amp;usg=AOvVaw33xCKDHI0S5S9Ra9sggioK&amp;hl=en-GB&amp;source=gmail" xlink:type="simple">Format Guidelines</text:a></text:p>
          </table:table-cell>
          <table:table-cell table:style-name="ce92" office:value-type="string" calcext:value-type="string">
            <text:p><text:a xlink:href="https://staatsarchiv.lu.ch/-/media/Staatsarchiv/Dokumente/Archivieren/Richtlinie_Dateiformate_2021.pdf" xlink:type="simple">Format Guidelines</text:a></text:p>
          </table:table-cell>
          <table:table-cell table:style-name="ce92" office:value-type="string" calcext:value-type="string">
            <text:p><text:a xlink:href="https://www.nw.ch/staatsarchivdienste/6289" xlink:type="simple">Format Guidelines</text:a></text:p>
          </table:table-cell>
          <table:table-cell table:style-name="ce92" office:value-type="string" calcext:value-type="string">
            <text:p><text:a xlink:href="https://www.zh.ch/de/politik-staat/wie-behoerden-informationen-verwalten/unterlagen-anbieten.html" xlink:type="simple">Format Guidelines</text:a></text:p>
          </table:table-cell>
          <table:table-cell table:style-name="ce83" office:value-type="string" calcext:value-type="string">
            <text:p>n/a</text:p>
          </table:table-cell>
          <table:table-cell table:style-name="ce105"/>
          <table:table-cell table:style-name="ce287"/>
          <table:table-cell table:style-name="ce72" office:value-type="string" calcext:value-type="string">
            <text:p><text:a xlink:href="https://www.bnf.fr/sites/default/files/2021-04/politiqueFormatsDePreservationBNF_20210408.pdf" xlink:type="simple">Format guidelines</text:a></text:p>
          </table:table-cell>
          <table:table-cell table:style-name="ce72" office:value-type="string" calcext:value-type="string">
            <text:p><text:a xlink:href="https://www.loc.gov/preservation/resources/rfs/TOC.html" xlink:type="simple">Format guidelines</text:a></text:p>
          </table:table-cell>
          <table:table-cell table:style-name="ce287"/>
          <table:table-cell table:style-name="ce72" office:value-type="string" calcext:value-type="string">
            <text:p><text:a xlink:href="https://guides.library.uwa.edu.au/c.php?g=325196&amp;p=2178568" xlink:type="simple">Format guidelines</text:a></text:p>
          </table:table-cell>
          <table:table-cell table:style-name="ce72" office:value-type="string" calcext:value-type="string">
            <text:p><text:a xlink:href="https://www.fsd.tuni.fi/en/services/data-management-guidelines/data-formats-and-software/" xlink:type="simple">Format guidelines</text:a></text:p>
          </table:table-cell>
          <table:table-cell table:style-name="ce110" office:value-type="string" calcext:value-type="string">
            <text:p><text:a xlink:href="https://www.cines.fr/en/long-term-preservation/expertises/file-format/" xlink:type="simple">Format guidelines</text:a></text:p>
          </table:table-cell>
          <table:table-cell table:style-name="ce72" office:value-type="string" calcext:value-type="string">
            <text:p><text:a xlink:href="https://www.ianus-fdz.de/it-empfehlungen/dateiformate" xlink:type="simple">Format guidelines</text:a></text:p>
          </table:table-cell>
          <table:table-cell table:style-name="ce92" office:value-type="string" calcext:value-type="string">
            <text:p><text:a xlink:href="https://ianus-fdz.de/it-empfehlungen/dateiformate" xlink:type="simple">Format guidelines</text:a></text:p>
          </table:table-cell>
          <table:table-cell table:style-name="ce92" office:value-type="string" calcext:value-type="string">
            <text:p><text:a xlink:href="https://slubarchiv.slub-dresden.de/technische-standards-fuer-die-ablieferung-von-digitalen-dokumenten" xlink:type="simple">Format guidelines</text:a></text:p>
          </table:table-cell>
          <table:table-cell table:style-name="ce72" office:value-type="string" calcext:value-type="string">
            <text:p><text:a xlink:href="https://dans.knaw.nl/nl/over/diensten/easy/toelichting-data-deponeren/voor-het-deponeren/bestandsformaten" xlink:type="simple">Format guidelines</text:a></text:p>
          </table:table-cell>
          <table:table-cell table:style-name="ce112" office:value-type="string" calcext:value-type="string">
            <text:p>Format guidelines</text:p>
          </table:table-cell>
          <table:table-cell table:style-name="ce113" office:value-type="string" calcext:value-type="string">
            <text:p><text:a xlink:href="https://unlimited.ethz.ch/spaces/DD/pages/194127879/File+formats+for+archiving" xlink:type="simple">Format guidelines</text:a></text:p>
          </table:table-cell>
          <table:table-cell table:style-name="ce113" office:value-type="string" calcext:value-type="string">
            <text:p><text:a xlink:href="https://www.google.com/url?sa=D&amp;q=https://www.archiv.uzh.ch/dam/jcr:a27127b0-dfd7-475c-ad41-fac4f6f46d8c/2022-10-18_UAZ_Archivtaugliche-Dateiformate_web.pdf&amp;ust=1681648920000000&amp;usg=AOvVaw10xoDjwIcK7650QAg13C0_&amp;hl=en-GB&amp;source=gmail" xlink:type="simple">Format Guidelines</text:a></text:p>
          </table:table-cell>
          <table:table-cell table:style-name="ce92" office:value-type="string" calcext:value-type="string">
            <text:p><text:a xlink:href="https://ukdataservice.ac.uk/learning-hub/research-data-management/format-your-data/recommended-formats/" xlink:type="simple">Format guidelines</text:a></text:p>
          </table:table-cell>
          <table:table-cell table:style-name="ce92" office:value-type="string" calcext:value-type="string">
            <text:p><text:a xlink:href="https://archaeologydataservice.ac.uk/help-guidance/guides-to-good-practice/" xlink:type="simple">Format guidelines</text:a></text:p>
          </table:table-cell>
          <table:table-cell table:style-name="ce72" office:value-type="string" calcext:value-type="string">
            <text:p><text:a xlink:href="https://wiki.harvard.edu/confluence/display/digitalpreservation/Formats+Supported+by+the+DRS" xlink:type="simple">Format guidelines</text:a></text:p>
          </table:table-cell>
          <table:table-cell table:number-columns-repeated="16335"/>
        </table:table-row>
        <table:table-row table:style-name="ro4">
          <table:table-cell table:style-name="ce277" office:value-type="string" calcext:value-type="string">
            <text:p>3D</text:p>
          </table:table-cell>
          <table:table-cell table:style-name="ce137" table:number-columns-repeated="4"/>
          <table:table-cell table:style-name="ce277" table:number-columns-repeated="16379"/>
        </table:table-row>
        <table:table-row table:style-name="ro1">
          <table:table-cell table:style-name="ce48" office:value-type="string" calcext:value-type="string">
            <text:p><text:span text:style-name="T4">3D PDF, Product Representation Compact </text:span><text:span text:style-name="T5">(PDF)</text:span>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3"/>
          <table:table-cell table:style-name="ce156" table:formula="of:=COUNTIF([.$F6:.$AW6];2)" office:value-type="float" office:value="1" calcext:value-type="float">
            <text:p>1</text:p>
          </table:table-cell>
          <table:table-cell table:style-name="ce162" table:formula="of:=COUNTIF([.$F6:.$AW6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3D PDF, Universal 3D </text:span><text:span text:style-name="T5">(PDF)</text:span>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3"/>
          <table:table-cell table:style-name="ce156" table:formula="of:=COUNTIF([.$F7:.$AW7];2)" office:value-type="float" office:value="1" calcext:value-type="float">
            <text:p>1</text:p>
          </table:table-cell>
          <table:table-cell table:style-name="ce162" table:formula="of:=COUNTIF([.$F7:.$AW7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AutoDesk Filmbox </text:span><text:span text:style-name="T5">(FBX)</text:span>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3"/>
          <table:table-cell table:style-name="ce156" table:formula="of:=COUNTIF([.$F8:.$AW8];2)" office:value-type="float" office:value="2" calcext:value-type="float">
            <text:p>2</text:p>
          </table:table-cell>
          <table:table-cell table:style-name="ce162" table:formula="of:=COUNTIF([.$F8:.$AW8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Blender </text:span><text:span text:style-name="T5">(BLEND)</text:span>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3"/>
          <table:table-cell table:style-name="ce156" table:formula="of:=COUNTIF([.$F9:.$AW9];2)" office:value-type="float" office:value="0" calcext:value-type="float">
            <text:p>0</text:p>
          </table:table-cell>
          <table:table-cell table:style-name="ce162" table:formula="of:=COUNTIF([.$F9:.$AW9];1)" office:value-type="float" office:value="4" calcext:value-type="float">
            <text:p>4</text:p>
          </table:table-cell>
          <table:table-cell table:style-name="ce74" table:content-validation-name="val1" table:number-columns-repeated="2"/>
          <table:table-cell table:style-name="ce75" table:content-validation-name="val1"/>
          <table:table-cell table:style-name="ce74" table:content-validation-name="val1"/>
          <table:table-cell table:style-name="ce75" table:content-validation-name="val1" table:number-columns-repeated="2"/>
          <table:table-cell table:style-name="ce79" table:content-validation-name="val1"/>
          <table:table-cell table:style-name="ce91" table:content-validation-name="val1"/>
          <table:table-cell table:style-name="ce75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5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5" table:content-validation-name="val1"/>
          <table:table-cell table:style-name="ce288"/>
          <table:table-cell table:style-name="ce75" table:content-validation-name="val1" table:number-columns-repeated="2"/>
          <table:table-cell table:style-name="ce74" table:content-validation-name="val1"/>
          <table:table-cell table:style-name="ce75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5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5" table:content-validation-name="val1" table:number-columns-repeated="5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Collada </text:span><text:span text:style-name="T5">(DAE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10:.$AW10];2)" office:value-type="float" office:value="1" calcext:value-type="float">
            <text:p>1</text:p>
          </table:table-cell>
          <table:table-cell table:style-name="ce162" table:formula="of:=COUNTIF([.$F10:.$AW10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50" office:value-type="string" calcext:value-type="string">
            <text:p><text:span text:style-name="T4">Extensible 3D </text:span><text:span text:style-name="T5">(X3D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4"/>
          <table:table-cell table:style-name="ce156" table:formula="of:=COUNTIF([.$F11:.$AW11];2)" office:value-type="float" office:value="4" calcext:value-type="float">
            <text:p>4</text:p>
          </table:table-cell>
          <table:table-cell table:style-name="ce162" table:formula="of:=COUNTIF([.$F11:.$AW11];1)" office:value-type="float" office:value="3" calcext:value-type="float">
            <text:p>3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Polygon File Format </text:span><text:span text:style-name="T5">(PLY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12:.$AW12];2)" office:value-type="float" office:value="2" calcext:value-type="float">
            <text:p>2</text:p>
          </table:table-cell>
          <table:table-cell table:style-name="ce162" table:formula="of:=COUNTIF([.$F12:.$AW12];1)" office:value-type="float" office:value="5" calcext:value-type="float">
            <text:p>5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Tagged Image File Format </text:span><text:span text:style-name="T5">(TIFF)</text:span><text:span text:style-name="T3"> ver 4, 5, &amp; 6 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3:.$AW13];2)" office:value-type="float" office:value="4" calcext:value-type="float">
            <text:p>4</text:p>
          </table:table-cell>
          <table:table-cell table:style-name="ce162" table:formula="of:=COUNTIF([.$F13:.$AW13];1)" office:value-type="float" office:value="6" calcext:value-type="float">
            <text:p>6</text:p>
          </table:table-cell>
          <table:table-cell table:style-name="ce74" table:content-validation-name="val1" table:number-columns-repeated="6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WaveFront Object </text:span><text:span text:style-name="T5">(OBJ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14:.$AW14];2)" office:value-type="float" office:value="3" calcext:value-type="float">
            <text:p>3</text:p>
          </table:table-cell>
          <table:table-cell table:style-name="ce162" table:formula="of:=COUNTIF([.$F14:.$AW14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9" office:value-type="string" calcext:value-type="string">
            <text:p>Graphics Library Transmission Format (<text:span text:style-name="T6">glTF/glB</text:span>)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3"/>
          <table:table-cell table:style-name="ce156"/>
          <table:table-cell table:style-name="ce162"/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11"/>
          <table:table-cell table:style-name="ce288"/>
          <table:table-cell table:style-name="ce74" table:content-validation-name="val1" table:number-columns-repeated="7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8" office:value-type="string" calcext:value-type="string">
            <text:p>3D Printing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1">
          <table:table-cell table:style-name="ce48" office:value-type="string" calcext:value-type="string">
            <text:p><text:span text:style-name="T4">3D Manufacturing Format </text:span><text:span text:style-name="T5">(3M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7:.$AW17];2)" office:value-type="float" office:value="0" calcext:value-type="float">
            <text:p>0</text:p>
          </table:table-cell>
          <table:table-cell table:style-name="ce162" table:formula="of:=COUNTIF([.$F17:.$AW17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Additive Manufacturing File Format </text:span><text:span text:style-name="T5">(AM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8:.$AW18];2)" office:value-type="float" office:value="0" calcext:value-type="float">
            <text:p>0</text:p>
          </table:table-cell>
          <table:table-cell table:style-name="ce162" table:formula="of:=COUNTIF([.$F18:.$AW18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Stereolithography or Standard Tessellation Language (<text:span text:style-name="T6">STL</text:span>)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/>
          <table:table-cell table:style-name="ce162"/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11"/>
          <table:table-cell table:style-name="ce288"/>
          <table:table-cell table:style-name="ce74" table:content-validation-name="val1" table:number-columns-repeated="7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7" office:value-type="string" calcext:value-type="string">
            <text:p>CAD</text:p>
          </table:table-cell>
          <table:table-cell table:style-name="ce137" table:number-columns-repeated="4"/>
          <table:table-cell table:style-name="ce277" table:number-columns-repeated="44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Stereolithography Format </text:span><text:span text:style-name="T5">(STL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21:.$AW21];2)" office:value-type="float" office:value="1" calcext:value-type="float">
            <text:p>1</text:p>
          </table:table-cell>
          <table:table-cell table:style-name="ce162" table:formula="of:=COUNTIF([.$F21:.$AW21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277" table:number-columns-repeated="16335"/>
        </table:table-row>
        <table:table-row table:style-name="ro5">
          <table:table-cell table:style-name="ce49" office:value-type="string" calcext:value-type="string">
            <text:p><text:span text:style-name="T4">Adobe Illustrator </text:span><text:span text:style-name="T5">(AI)</text:span>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3"/>
          <table:table-cell table:style-name="ce156" table:formula="of:=COUNTIF([.$F22:.$AW22];2)" office:value-type="float" office:value="0" calcext:value-type="float">
            <text:p>0</text:p>
          </table:table-cell>
          <table:table-cell table:style-name="ce162" table:formula="of:=COUNTIF([.$F22:.$AW22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78" table:number-columns-repeated="16335"/>
        </table:table-row>
        <table:table-row table:style-name="ro5">
          <table:table-cell table:style-name="ce49" office:value-type="string" calcext:value-type="string">
            <text:p>ASTM E57 3D File Format (E57)</text:p>
          </table:table-cell>
          <table:table-cell table:style-name="ce74" table:content-validation-name="val1"/>
          <table:table-cell table:style-name="ce143"/>
          <table:table-cell table:style-name="ce156" table:formula="of:=COUNTIF([.$F23:.$AW23];2)" office:value-type="float" office:value="1" calcext:value-type="float">
            <text:p>1</text:p>
          </table:table-cell>
          <table:table-cell table:style-name="ce162" table:formula="of:=COUNTIF([.$F23:.$AW23];1)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10"/>
          <table:table-cell table:style-name="ce74" table:content-validation-name="val1" office:value-type="float" office:value="2" calcext:value-type="float">
            <text:p>2</text:p>
          </table:table-cell>
          <table:table-cell table:style-name="ce289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9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AutoCAD Drawing </text:span><text:span text:style-name="T5">(DWG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24:.$AW24];2)" office:value-type="float" office:value="11" calcext:value-type="float">
            <text:p>11</text:p>
          </table:table-cell>
          <table:table-cell table:style-name="ce162" table:formula="of:=COUNTIF([.$F24:.$AW24];1)" office:value-type="float" office:value="6" calcext:value-type="float">
            <text:p>6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AutoCAD Drawing Interchange Format </text:span><text:span text:style-name="T5">(DXF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25:.$AW25];2)" office:value-type="float" office:value="10" calcext:value-type="float">
            <text:p>10</text:p>
          </table:table-cell>
          <table:table-cell table:style-name="ce162" table:formula="of:=COUNTIF([.$F25:.$AW25];1)" office:value-type="float" office:value="8" calcext:value-type="float">
            <text:p>8</text:p>
          </table:table-cell>
          <table:table-cell table:style-name="ce74" table:content-validation-name="val1"/>
          <table:table-cell table:number-columns-repeated="5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Building Information Model (BIM) Exchange Format </text:span><text:span text:style-name="T5">(IFC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6:.$AW26];2)" office:value-type="float" office:value="6" calcext:value-type="float">
            <text:p>6</text:p>
          </table:table-cell>
          <table:table-cell table:style-name="ce162" table:formula="of:=COUNTIF([.$F26:.$AW26];1)" office:value-type="float" office:value="3" calcext:value-type="float">
            <text:p>3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Design Web Format </text:span><text:span text:style-name="T5">(DW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7:.$AW27];2)" office:value-type="float" office:value="0" calcext:value-type="float">
            <text:p>0</text:p>
          </table:table-cell>
          <table:table-cell table:style-name="ce162" table:formula="of:=COUNTIF([.$F27:.$AW27];1)" office:value-type="float" office:value="4" calcext:value-type="float">
            <text:p>4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Encapsulated Postscript </text:span><text:span text:style-name="T5">(EPS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8:.$AW28];2)" office:value-type="float" office:value="1" calcext:value-type="float">
            <text:p>1</text:p>
          </table:table-cell>
          <table:table-cell table:style-name="ce162" table:formula="of:=COUNTIF([.$F28:.$AW28];1)" office:value-type="float" office:value="5" calcext:value-type="float">
            <text:p>5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number-columns-repeated="16335"/>
        </table:table-row>
        <table:table-row table:style-name="ro5">
          <table:table-cell table:style-name="ce50" office:value-type="string" calcext:value-type="string">
            <text:p><text:span text:style-name="T4">Extensible 3D </text:span><text:span text:style-name="T5">(X3D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4"/>
          <table:table-cell table:style-name="ce156" table:formula="of:=COUNTIF([.$F29:.$AW29];2)" office:value-type="float" office:value="7" calcext:value-type="float">
            <text:p>7</text:p>
          </table:table-cell>
          <table:table-cell table:style-name="ce162" table:formula="of:=COUNTIF([.$F29:.$AW29];1)" office:value-type="float" office:value="3" calcext:value-type="float">
            <text:p>3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MicroStation Design </text:span><text:span text:style-name="T5">(DGN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0:.$AW30];2)" office:value-type="float" office:value="1" calcext:value-type="float">
            <text:p>1</text:p>
          </table:table-cell>
          <table:table-cell table:style-name="ce162" table:formula="of:=COUNTIF([.$F30:.$AW30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Open Document Graphics </text:span><text:span text:style-name="T5">(ODG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1:.$AW31];2)" office:value-type="float" office:value="3" calcext:value-type="float">
            <text:p>3</text:p>
          </table:table-cell>
          <table:table-cell table:style-name="ce162" table:formula="of:=COUNTIF([.$F31:.$AW31];1)" office:value-type="float" office:value="4" calcext:value-type="float">
            <text:p>4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number-columns-repeated="16335"/>
        </table:table-row>
        <table:table-row table:style-name="ro5">
          <table:table-cell table:style-name="ce48" office:value-type="string" calcext:value-type="string">
            <text:p>Portable Document Format/Archiving (PDF/A, A-2, A-3, A-4)</text:p>
          </table:table-cell>
          <table:table-cell table:style-name="ce74" table:content-validation-name="val1"/>
          <table:table-cell table:style-name="ce143"/>
          <table:table-cell table:style-name="ce156" table:formula="of:=COUNTIF([.$F32:.$AW32];2)" office:value-type="float" office:value="6" calcext:value-type="float">
            <text:p>6</text:p>
          </table:table-cell>
          <table:table-cell table:style-name="ce162" table:formula="of:=COUNTIF([.$F32:.$AW32];1)" office:value-type="float" office:value="7" calcext:value-type="float">
            <text:p>7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Portable Document Format/Engineering </text:span><text:span text:style-name="T5">(PDF/E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3:.$AW33];2)" office:value-type="float" office:value="3" calcext:value-type="float">
            <text:p>3</text:p>
          </table:table-cell>
          <table:table-cell table:style-name="ce162" table:formula="of:=COUNTIF([.$F33:.$AW33];1)" office:value-type="float" office:value="8" calcext:value-type="float">
            <text:p>8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Product Representation Compact </text:span><text:span text:style-name="T5">(PRC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4:.$AW34];2)" office:value-type="float" office:value="1" calcext:value-type="float">
            <text:p>1</text:p>
          </table:table-cell>
          <table:table-cell table:style-name="ce162" table:formula="of:=COUNTIF([.$F34:.$AW34];1)" office:value-type="float" office:value="3" calcext:value-type="float">
            <text:p>3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Scalable vector graphics </text:span><text:span text:style-name="T5">(SVG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35:.$AW35];2)" office:value-type="float" office:value="10" calcext:value-type="float">
            <text:p>10</text:p>
          </table:table-cell>
          <table:table-cell table:style-name="ce162" table:formula="of:=COUNTIF([.$F35:.$AW35];1)" office:value-type="float" office:value="4" calcext:value-type="float">
            <text:p>4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54" office:value-type="string" calcext:value-type="string">
            <text:p><text:span text:style-name="T7">Standard for the Exchange of Product Model Data </text:span><text:span text:style-name="T8">(STEP)</text:span></text:p>
          </table:table-cell>
          <table:table-cell table:style-name="ce74" table:content-validation-name="val1"/>
          <table:table-cell table:style-name="ce145"/>
          <table:table-cell table:style-name="ce156" table:formula="of:=COUNTIF([.$F36:.$AW36];2)" office:value-type="float" office:value="2" calcext:value-type="float">
            <text:p>2</text:p>
          </table:table-cell>
          <table:table-cell table:style-name="ce162" table:formula="of:=COUNTIF([.$F36:.$AW36];1)" office:value-type="float" office:value="5" calcext:value-type="float">
            <text:p>5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Universal 3D </text:span><text:span text:style-name="T5">(U3D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7:.$AW37];2)" office:value-type="float" office:value="2" calcext:value-type="float">
            <text:p>2</text:p>
          </table:table-cell>
          <table:table-cell table:style-name="ce162" table:formula="of:=COUNTIF([.$F37:.$AW37];1)" office:value-type="float" office:value="5" calcext:value-type="float">
            <text:p>5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4">
          <table:table-cell table:style-name="ce277" office:value-type="string" calcext:value-type="string">
            <text:p>Áudio</text:p>
          </table:table-cell>
          <table:table-cell table:style-name="ce137" table:number-columns-repeated="4"/>
          <table:table-cell table:style-name="ce277" table:number-columns-repeated="44"/>
          <table:table-cell table:style-name="ce278" table:number-columns-repeated="16335"/>
        </table:table-row>
        <table:table-row table:style-name="ro4">
          <table:table-cell table:style-name="ce278" office:value-type="string" calcext:value-type="string">
            <text:p>Containers</text:p>
          </table:table-cell>
          <table:table-cell table:style-name="ce139" table:number-columns-repeated="4"/>
          <table:table-cell table:style-name="ce278" table:number-columns-repeated="44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Advanced Audio Coding </text:span><text:span text:style-name="T5">(AAC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40:.$AW40];2)" office:value-type="float" office:value="2" calcext:value-type="float">
            <text:p>2</text:p>
          </table:table-cell>
          <table:table-cell table:style-name="ce162" table:formula="of:=COUNTIF([.$F40:.$AW40];1)" office:value-type="float" office:value="13" calcext:value-type="float">
            <text:p>13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table:number-columns-repeated="2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Apple Lossless Audio Codec </text:span><text:span text:style-name="T5">(ALAC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41:.$AW41];2)" office:value-type="float" office:value="0" calcext:value-type="float">
            <text:p>0</text:p>
          </table:table-cell>
          <table:table-cell table:style-name="ce162" table:formula="of:=COUNTIF([.$F41:.$AW41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Audio Interchange Format </text:span><text:span text:style-name="T5">(AIFF)</text:span><text:span text:style-name="T3"> ver 1.3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49" office:value-type="string" calcext:value-type="string">
            <text:p>uncompressed audio (PCM)</text:p>
          </table:table-cell>
          <table:table-cell table:style-name="ce156" table:formula="of:=COUNTIF([.$F42:.$AW42];2)" office:value-type="float" office:value="6" calcext:value-type="float">
            <text:p>6</text:p>
          </table:table-cell>
          <table:table-cell table:style-name="ce162" table:formula="of:=COUNTIF([.$F42:.$AW42];1)" office:value-type="float" office:value="13" calcext:value-type="float">
            <text:p>13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Audio Interchange File Format Compressed </text:span><text:span text:style-name="T5">(AIFF-C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43:.$AW43];2)" office:value-type="float" office:value="0" calcext:value-type="float">
            <text:p>0</text:p>
          </table:table-cell>
          <table:table-cell table:style-name="ce162" table:formula="of:=COUNTIF([.$F43:.$AW43];1)" office:value-type="float" office:value="5" calcext:value-type="float">
            <text:p>5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Broadcast Wave </text:span><text:span text:style-name="T5">(BWF)</text:span><text:span text:style-name="T3"> ver 0, 1 &amp; 2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44:.$AW44];2)" office:value-type="float" office:value="19" calcext:value-type="float">
            <text:p>19</text:p>
          </table:table-cell>
          <table:table-cell table:style-name="ce162" table:formula="of:=COUNTIF([.$F44:.$AW44];1)" office:value-type="float" office:value="5" calcext:value-type="float">
            <text:p>5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Free Lossless Audio Codec </text:span><text:span text:style-name="T5">(FLAC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45:.$AW45];2)" office:value-type="float" office:value="19" calcext:value-type="float">
            <text:p>19</text:p>
          </table:table-cell>
          <table:table-cell table:style-name="ce162" table:formula="of:=COUNTIF([.$F45:.$AW45];1)" office:value-type="float" office:value="7" calcext:value-type="float">
            <text:p>7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5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78" table:number-columns-repeated="16335"/>
        </table:table-row>
        <table:table-row table:style-name="ro5">
          <table:table-cell table:style-name="ce49" office:value-type="string" calcext:value-type="string">
            <text:p><text:span text:style-name="T4">Matroska Multimedia Audio Container </text:span><text:span text:style-name="T5">(MKA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46:.$AW46];2)" office:value-type="float" office:value="6" calcext:value-type="float">
            <text:p>6</text:p>
          </table:table-cell>
          <table:table-cell table:style-name="ce162" table:formula="of:=COUNTIF([.$F46:.$AW46];1)" office:value-type="float" office:value="5" calcext:value-type="float">
            <text:p>5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5">
          <table:table-cell table:style-name="ce49" office:value-type="string" calcext:value-type="string">
            <text:p>MPEG/2 Audio Layer III (MP3)</text:p>
          </table:table-cell>
          <table:table-cell table:style-name="ce74" table:content-validation-name="val1"/>
          <table:table-cell table:style-name="ce143"/>
          <table:table-cell table:style-name="ce156" table:formula="of:=COUNTIF([.$F47:.$AW47];2)" office:value-type="float" office:value="8" calcext:value-type="float">
            <text:p>8</text:p>
          </table:table-cell>
          <table:table-cell table:style-name="ce162" table:formula="of:=COUNTIF([.$F47:.$AW47];1)" office:value-type="float" office:value="20" calcext:value-type="float">
            <text:p>20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5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MPEG-4 Audio Layer </text:span><text:span text:style-name="T5">(MP4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48:.$AW48];2)" office:value-type="float" office:value="4" calcext:value-type="float">
            <text:p>4</text:p>
          </table:table-cell>
          <table:table-cell table:style-name="ce162" table:formula="of:=COUNTIF([.$F48:.$AW48];1)" office:value-type="float" office:value="9" calcext:value-type="float">
            <text:p>9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Ogg </text:span><text:span text:style-name="T5">(OGG, OGA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49:.$AW49];2)" office:value-type="float" office:value="4" calcext:value-type="float">
            <text:p>4</text:p>
          </table:table-cell>
          <table:table-cell table:style-name="ce162" table:formula="of:=COUNTIF([.$F49:.$AW49];1)" office:value-type="float" office:value="8" calcext:value-type="float">
            <text:p>8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277" table:number-columns-repeated="16335"/>
        </table:table-row>
        <table:table-row table:style-name="ro5">
          <table:table-cell table:style-name="ce48" office:value-type="string" calcext:value-type="string">
            <text:p>Opus</text:p>
          </table:table-cell>
          <table:table-cell table:style-name="ce74" table:content-validation-name="val1"/>
          <table:table-cell table:style-name="ce143"/>
          <table:table-cell table:style-name="ce156" table:formula="of:=COUNTIF([.$F50:.$AW50];2)" office:value-type="float" office:value="1" calcext:value-type="float">
            <text:p>1</text:p>
          </table:table-cell>
          <table:table-cell table:style-name="ce162" table:formula="of:=COUNTIF([.$F50:.$AW50];1)" office:value-type="float" office:value="2" calcext:value-type="float">
            <text:p>2</text:p>
          </table:table-cell>
          <table:table-cell table:style-name="ce74" table:content-validation-name="val1" table:number-columns-repeated="7"/>
          <table:table-cell table:style-name="ce79" table:content-validation-name="val1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number-columns-repeated="16335"/>
        </table:table-row>
        <table:table-row table:style-name="ro5">
          <table:table-cell table:style-name="ce52" office:value-type="string" calcext:value-type="string">
            <text:p><text:span text:style-name="T9">Pulse-Code Modulation </text:span><text:span text:style-name="T10">(PCM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51:.$AW51];2)" office:value-type="float" office:value="1" calcext:value-type="float">
            <text:p>1</text:p>
          </table:table-cell>
          <table:table-cell table:style-name="ce162" table:formula="of:=COUNTIF([.$F51:.$AW51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Raw audio format </text:span><text:span text:style-name="T5">(RAW/PCM/SAM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52:.$AW52];2)" office:value-type="float" office:value="0" calcext:value-type="float">
            <text:p>0</text:p>
          </table:table-cell>
          <table:table-cell table:style-name="ce162" table:formula="of:=COUNTIF([.$F52:.$AW52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RF64 </text:span><text:span text:style-name="T5">(BW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53:.$AW53];2)" office:value-type="float" office:value="0" calcext:value-type="float">
            <text:p>0</text:p>
          </table:table-cell>
          <table:table-cell table:style-name="ce162" table:formula="of:=COUNTIF([.$F53:.$AW53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Windows Media Audio </text:span><text:span text:style-name="T5">(WMA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54:.$AW54];2)" office:value-type="float" office:value="1" calcext:value-type="float">
            <text:p>1</text:p>
          </table:table-cell>
          <table:table-cell table:style-name="ce162" table:formula="of:=COUNTIF([.$F54:.$AW54];1)" office:value-type="float" office:value="5" calcext:value-type="float">
            <text:p>5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Waveform Audio </text:span><text:span text:style-name="T5">(WAV, WAVE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49" office:value-type="string" calcext:value-type="string">
            <text:p>uncompressed audio (PCM)</text:p>
          </table:table-cell>
          <table:table-cell table:style-name="ce156" table:formula="of:=COUNTIF([.$F55:.$AW55];2)" office:value-type="float" office:value="28" calcext:value-type="float">
            <text:p>28</text:p>
          </table:table-cell>
          <table:table-cell table:style-name="ce162" table:formula="of:=COUNTIF([.$F55:.$AW55];1)" office:value-type="float" office:value="10" calcext:value-type="float">
            <text:p>10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6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4">
          <table:table-cell table:style-name="ce278" office:value-type="string" calcext:value-type="string">
            <text:p>Codecs</text:p>
          </table:table-cell>
          <table:table-cell table:style-name="ce139" table:number-columns-repeated="4"/>
          <table:table-cell table:style-name="ce278" table:number-columns-repeated="44"/>
          <table:table-cell table:number-columns-repeated="16335"/>
        </table:table-row>
        <table:table-row table:style-name="ro1">
          <table:table-cell table:style-name="ce49" office:value-type="string" calcext:value-type="string">
            <text:p>Lame</text:p>
          </table:table-cell>
          <table:table-cell table:style-name="ce74" table:content-validation-name="val1"/>
          <table:table-cell table:style-name="ce143"/>
          <table:table-cell table:style-name="ce156" table:formula="of:=COUNTIF([.$F57:.$AW57];2)" office:value-type="float" office:value="0" calcext:value-type="float">
            <text:p>0</text:p>
          </table:table-cell>
          <table:table-cell table:style-name="ce162" table:formula="of:=COUNTIF([.$F57:.$AW57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Linear Pulse-Coded Modulation, LPCM</text:p>
          </table:table-cell>
          <table:table-cell table:style-name="ce74" table:content-validation-name="val1"/>
          <table:table-cell table:style-name="ce143"/>
          <table:table-cell table:style-name="ce156" table:formula="of:=COUNTIF([.$F58:.$AW58];2)" office:value-type="float" office:value="5" calcext:value-type="float">
            <text:p>5</text:p>
          </table:table-cell>
          <table:table-cell table:style-name="ce162" table:formula="of:=COUNTIF([.$F58:.$AW58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Free Lossless Audio Codec, FLAC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59:.$AW59];2)" office:value-type="float" office:value="14" calcext:value-type="float">
            <text:p>14</text:p>
          </table:table-cell>
          <table:table-cell table:style-name="ce162" table:formula="of:=COUNTIF([.$F59:.$AW59];1)" office:value-type="float" office:value="7" calcext:value-type="float">
            <text:p>7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53" office:value-type="string" calcext:value-type="string">
            <text:p>MPEG/2 Audio Layer III, MP3</text:p>
          </table:table-cell>
          <table:table-cell table:style-name="ce74" table:content-validation-name="val1"/>
          <table:table-cell table:style-name="ce146"/>
          <table:table-cell table:style-name="ce156" table:formula="of:=COUNTIF([.$F60:.$AW60];2)" office:value-type="float" office:value="2" calcext:value-type="float">
            <text:p>2</text:p>
          </table:table-cell>
          <table:table-cell table:style-name="ce162" table:formula="of:=COUNTIF([.$F60:.$AW60];1)" office:value-type="float" office:value="7" calcext:value-type="float">
            <text:p>7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52" office:value-type="string" calcext:value-type="string">
            <text:p>Pulse-Code Modulation, PCM</text:p>
          </table:table-cell>
          <table:table-cell table:style-name="ce74" table:content-validation-name="val1"/>
          <table:table-cell table:style-name="ce147"/>
          <table:table-cell table:style-name="ce156" table:formula="of:=COUNTIF([.$F61:.$AW61];2)" office:value-type="float" office:value="3" calcext:value-type="float">
            <text:p>3</text:p>
          </table:table-cell>
          <table:table-cell table:style-name="ce162" table:formula="of:=COUNTIF([.$F61:.$AW61];1)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Vorbis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62:.$AW62];2)" office:value-type="float" office:value="3" calcext:value-type="float">
            <text:p>3</text:p>
          </table:table-cell>
          <table:table-cell table:style-name="ce162" table:formula="of:=COUNTIF([.$F62:.$AW62];1)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7" office:value-type="string" calcext:value-type="string">
            <text:p>Containers ZIP</text:p>
          </table:table-cell>
          <table:table-cell table:style-name="ce137" table:number-columns-repeated="4"/>
          <table:table-cell table:style-name="ce277" table:number-columns-repeated="16379"/>
        </table:table-row>
        <table:table-row table:style-name="ro1">
          <table:table-cell table:style-name="ce48" office:value-type="string" calcext:value-type="string">
            <text:p><text:span text:style-name="T4">7-Zip </text:span><text:span text:style-name="T5">(7Z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64:.$AW64];2)" office:value-type="float" office:value="0" calcext:value-type="float">
            <text:p>0</text:p>
          </table:table-cell>
          <table:table-cell table:style-name="ce162" table:formula="of:=COUNTIF([.$F64:.$AW64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Associated Signature Container Extended </text:span><text:span text:style-name="T5">(ASICE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65:.$AW65];2)" office:value-type="float" office:value="1" calcext:value-type="float">
            <text:p>1</text:p>
          </table:table-cell>
          <table:table-cell table:style-name="ce162" table:formula="of:=COUNTIF([.$F65:.$AW65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BagIt</text:p>
          </table:table-cell>
          <table:table-cell table:style-name="ce74" table:content-validation-name="val1"/>
          <table:table-cell table:style-name="ce143"/>
          <table:table-cell table:style-name="ce156" table:formula="of:=COUNTIF([.$F66:.$AW66];2)" office:value-type="float" office:value="1" calcext:value-type="float">
            <text:p>1</text:p>
          </table:table-cell>
          <table:table-cell table:style-name="ce162" table:formula="of:=COUNTIF([.$F66:.$AW66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8" office:value-type="string" calcext:value-type="string">
            <text:p>Gzip</text:p>
          </table:table-cell>
          <table:table-cell table:style-name="ce74" table:content-validation-name="val1"/>
          <table:table-cell table:style-name="ce143"/>
          <table:table-cell table:style-name="ce156" table:formula="of:=COUNTIF([.$F67:.$AW67];2)" office:value-type="float" office:value="0" calcext:value-type="float">
            <text:p>0</text:p>
          </table:table-cell>
          <table:table-cell table:style-name="ce162" table:formula="of:=COUNTIF([.$F67:.$AW67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Roshal Archive </text:span><text:span text:style-name="T5">(RAR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68:.$AW68];2)" office:value-type="float" office:value="0" calcext:value-type="float">
            <text:p>0</text:p>
          </table:table-cell>
          <table:table-cell table:style-name="ce162" table:formula="of:=COUNTIF([.$F68:.$AW68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ZIP</text:p>
          </table:table-cell>
          <table:table-cell table:style-name="ce74" table:content-validation-name="val1"/>
          <table:table-cell table:style-name="ce143"/>
          <table:table-cell table:style-name="ce156" table:formula="of:=COUNTIF([.$F69:.$AW69];2)" office:value-type="float" office:value="5" calcext:value-type="float">
            <text:p>5</text:p>
          </table:table-cell>
          <table:table-cell table:style-name="ce162" table:formula="of:=COUNTIF([.$F69:.$AW69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9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number-columns-repeated="16335"/>
        </table:table-row>
        <table:table-row table:style-name="ro1">
          <table:table-cell table:style-name="ce48" office:value-type="string" calcext:value-type="string">
            <text:p>ZIP64</text:p>
          </table:table-cell>
          <table:table-cell table:style-name="ce74" table:content-validation-name="val1"/>
          <table:table-cell table:style-name="ce143"/>
          <table:table-cell table:style-name="ce156" table:formula="of:=COUNTIF([.$F70:.$AW70];2)" office:value-type="float" office:value="1" calcext:value-type="float">
            <text:p>1</text:p>
          </table:table-cell>
          <table:table-cell table:style-name="ce162" table:formula="of:=COUNTIF([.$F70:.$AW70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Apple Disk Image </text:span><text:span text:style-name="T5">(DMG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71:.$AW71];2)" office:value-type="float" office:value="0" calcext:value-type="float">
            <text:p>0</text:p>
          </table:table-cell>
          <table:table-cell table:style-name="ce162" table:formula="of:=COUNTIF([.$F71:.$AW71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Java ARchive </text:span><text:span text:style-name="T5">(JAR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72:.$AW72];2)" office:value-type="float" office:value="0" calcext:value-type="float">
            <text:p>0</text:p>
          </table:table-cell>
          <table:table-cell table:style-name="ce162" table:formula="of:=COUNTIF([.$F72:.$AW72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Optical disc image </text:span><text:span text:style-name="T5">(ISO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73:.$AW73];2)" office:value-type="float" office:value="4" calcext:value-type="float">
            <text:p>4</text:p>
          </table:table-cell>
          <table:table-cell table:style-name="ce162" table:formula="of:=COUNTIF([.$F73:.$AW73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Tape Archive </text:span><text:span text:style-name="T5">(TAR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74:.$AW74];2)" office:value-type="float" office:value="5" calcext:value-type="float">
            <text:p>5</text:p>
          </table:table-cell>
          <table:table-cell table:style-name="ce162" table:formula="of:=COUNTIF([.$F74:.$AW74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9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VMware Virtual Machine Disk File </text:span><text:span text:style-name="T5">(VMDK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75:.$AW75];2)" office:value-type="float" office:value="0" calcext:value-type="float">
            <text:p>0</text:p>
          </table:table-cell>
          <table:table-cell table:style-name="ce162" table:formula="of:=COUNTIF([.$F75:.$AW75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KryoFlux Stream</text:p>
          </table:table-cell>
          <table:table-cell table:style-name="ce74" table:content-validation-name="val1"/>
          <table:table-cell table:style-name="ce143"/>
          <table:table-cell table:style-name="ce156" table:formula="of:=COUNTIF([.$F76:.$AW76];2)" office:value-type="float" office:value="0" calcext:value-type="float">
            <text:p>0</text:p>
          </table:table-cell>
          <table:table-cell table:style-name="ce162" table:formula="of:=COUNTIF([.$F76:.$AW76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Expert Witness Compression Format </text:span><text:span text:style-name="T5">(EW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77:.$AW77];2)" office:value-type="float" office:value="0" calcext:value-type="float">
            <text:p>0</text:p>
          </table:table-cell>
          <table:table-cell table:style-name="ce162" table:formula="of:=COUNTIF([.$F77:.$AW77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7" office:value-type="string" calcext:value-type="string">
            <text:p>Geoespacial</text:p>
          </table:table-cell>
          <table:table-cell table:style-name="ce137" table:number-columns-repeated="4"/>
          <table:table-cell table:style-name="ce277" table:number-columns-repeated="16379"/>
        </table:table-row>
        <table:table-row table:style-name="ro4">
          <table:table-cell table:style-name="ce278" office:value-type="string" calcext:value-type="string">
            <text:p>Dados Raster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2">
          <table:table-cell table:style-name="ce49" office:value-type="string" calcext:value-type="string">
            <text:p><text:span text:style-name="T4">Band Interleaved by Line </text:span><text:span text:style-name="T5">(BIL)</text:span><text:span text:style-name="T3">, by Pixel </text:span><text:span text:style-name="T5">(BIP)</text:span><text:span text:style-name="T3">, by Sequential </text:span><text:span text:style-name="T5">(BSQ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80:.$AW80];2)" office:value-type="float" office:value="1" calcext:value-type="float">
            <text:p>1</text:p>
          </table:table-cell>
          <table:table-cell table:style-name="ce162" table:formula="of:=COUNTIF([.$F80:.$AW80];1)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2">BSB</text:span><text:span text:style-name="T3"> Raster Navigational Chart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81:.$AW81];2)" office:value-type="float" office:value="1" calcext:value-type="float">
            <text:p>1</text:p>
          </table:table-cell>
          <table:table-cell table:style-name="ce162" table:formula="of:=COUNTIF([.$F81:.$AW81];1)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10"/>
          <table:table-cell table:style-name="ce74" table:content-validation-name="val1" office:value-type="float" office:value="2" calcext:value-type="float">
            <text:p>2</text:p>
          </table:table-cell>
          <table:table-cell table:style-name="ce289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CALS Raster File Format </text:span><text:span text:style-name="T5">(CAL)</text:span><text:span text:style-name="T3">, CCIT Group 4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82:.$AW82];2)" office:value-type="float" office:value="1" calcext:value-type="float">
            <text:p>1</text:p>
          </table:table-cell>
          <table:table-cell table:style-name="ce162" table:formula="of:=COUNTIF([.$F82:.$AW82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Compressed ortophoto map layers </text:span><text:span text:style-name="T5">(ECW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83:.$AW83];2)" office:value-type="float" office:value="1" calcext:value-type="float">
            <text:p>1</text:p>
          </table:table-cell>
          <table:table-cell table:style-name="ce162" table:formula="of:=COUNTIF([.$F83:.$AW83];1)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50" office:value-type="string" calcext:value-type="string">
            <text:p><text:span text:style-name="T4">ESRI Export Format </text:span><text:span text:style-name="T5">(E00)</text:span></text:p>
          </table:table-cell>
          <table:table-cell table:style-name="ce74" table:content-validation-name="val1"/>
          <table:table-cell table:style-name="ce144"/>
          <table:table-cell table:style-name="ce156" table:formula="of:=COUNTIF([.$F84:.$AW84];2)" office:value-type="float" office:value="0" calcext:value-type="float">
            <text:p>0</text:p>
          </table:table-cell>
          <table:table-cell table:style-name="ce162" table:formula="of:=COUNTIF([.$F84:.$AW84];1)" office:value-type="float" office:value="3" calcext:value-type="float">
            <text:p>3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GeoJPEG2000 (JP2 0 tfw)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3"/>
          <table:table-cell table:style-name="ce156" table:formula="of:=COUNTIF([.$F85:.$AW85];2)" office:value-type="float" office:value="3" calcext:value-type="float">
            <text:p>3</text:p>
          </table:table-cell>
          <table:table-cell table:style-name="ce162" table:formula="of:=COUNTIF([.$F85:.$AW85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7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8" office:value-type="string" calcext:value-type="string">
            <text:p>GeoPNG</text:p>
          </table:table-cell>
          <table:table-cell table:style-name="ce74" table:content-validation-name="val1"/>
          <table:table-cell table:style-name="ce143"/>
          <table:table-cell table:style-name="ce156" table:formula="of:=COUNTIF([.$F86:.$AW86];2)" office:value-type="float" office:value="1" calcext:value-type="float">
            <text:p>1</text:p>
          </table:table-cell>
          <table:table-cell table:style-name="ce162" table:formula="of:=COUNTIF([.$F86:.$AW86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Geospatial PDF </text:p>
          </table:table-cell>
          <table:table-cell table:style-name="ce74" table:content-validation-name="val1"/>
          <table:table-cell table:style-name="ce143"/>
          <table:table-cell table:style-name="ce156" table:formula="of:=COUNTIF([.$F87:.$AW87];2)" office:value-type="float" office:value="0" calcext:value-type="float">
            <text:p>0</text:p>
          </table:table-cell>
          <table:table-cell table:style-name="ce162" table:formula="of:=COUNTIF([.$F87:.$AW87];1)" office:value-type="float" office:value="5" calcext:value-type="float">
            <text:p>5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2">GeoTIFF</text:span><text:span text:style-name="T3"> ver 1.8.2</text:span><text:span text:style-name="T5"> (TIFF0EWF.XML, GTIFF, TIF, TIFF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88:.$AW88];2)" office:value-type="float" office:value="17" calcext:value-type="float">
            <text:p>17</text:p>
          </table:table-cell>
          <table:table-cell table:style-name="ce162" table:formula="of:=COUNTIF([.$F88:.$AW88];1)" office:value-type="float" office:value="4" calcext:value-type="float">
            <text:p>4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Motion JPEG 2000 </text:span><text:span text:style-name="T5">(MJ2, MJP, M2V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89:.$AW89];2)" office:value-type="float" office:value="2" calcext:value-type="float">
            <text:p>2</text:p>
          </table:table-cell>
          <table:table-cell table:style-name="ce162" table:formula="of:=COUNTIF([.$F89:.$AW89];1)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OGC GeoPackage</text:p>
          </table:table-cell>
          <table:table-cell table:style-name="ce74" table:content-validation-name="val1"/>
          <table:table-cell table:style-name="ce143"/>
          <table:table-cell table:style-name="ce156" table:formula="of:=COUNTIF([.$F90:.$AW90];2)" office:value-type="float" office:value="7" calcext:value-type="float">
            <text:p>7</text:p>
          </table:table-cell>
          <table:table-cell table:style-name="ce162" table:formula="of:=COUNTIF([.$F90:.$AW90];1)" office:value-type="float" office:value="3" calcext:value-type="float">
            <text:p>3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7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TerraGo </text:span><text:span text:style-name="T5">GeoPDF</text:span><text:span text:style-name="T3"> Encoding ver: Best Practice Version 2.2 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91:.$AW91];2)" office:value-type="float" office:value="2" calcext:value-type="float">
            <text:p>2</text:p>
          </table:table-cell>
          <table:table-cell table:style-name="ce162" table:formula="of:=COUNTIF([.$F91:.$AW91];1)" office:value-type="float" office:value="4" calcext:value-type="float">
            <text:p>4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Tagged Image File Format </text:span><text:span text:style-name="T5">(TIFF)</text:span><text:span text:style-name="T3"> ver 4, 5, &amp; 6 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92:.$AW92];2)" office:value-type="float" office:value="4" calcext:value-type="float">
            <text:p>4</text:p>
          </table:table-cell>
          <table:table-cell table:style-name="ce162" table:formula="of:=COUNTIF([.$F92:.$AW92];1)" office:value-type="float" office:value="5" calcext:value-type="float">
            <text:p>5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8" office:value-type="string" calcext:value-type="string">
            <text:p>Dados Vector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1">
          <table:table-cell table:style-name="ce50" office:value-type="string" calcext:value-type="string">
            <text:p><text:span text:style-name="T4">Canadian Council on Geomatics Interchange Format </text:span><text:span text:style-name="T5">(CCOGIF)</text:span></text:p>
          </table:table-cell>
          <table:table-cell table:style-name="ce74" table:content-validation-name="val1"/>
          <table:table-cell table:style-name="ce144"/>
          <table:table-cell table:style-name="ce156" table:formula="of:=COUNTIF([.$F94:.$AW94];2)" office:value-type="float" office:value="0" calcext:value-type="float">
            <text:p>0</text:p>
          </table:table-cell>
          <table:table-cell table:style-name="ce162" table:formula="of:=COUNTIF([.$F94:.$AW94];1)" office:value-type="float" office:value="3" calcext:value-type="float">
            <text:p>3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50" office:value-type="string" calcext:value-type="string">
            <text:p><text:span text:style-name="T4">Digital Lines Graphics – Level 3 </text:span><text:span text:style-name="T5">(DIG-3)</text:span></text:p>
          </table:table-cell>
          <table:table-cell table:style-name="ce74" table:content-validation-name="val1"/>
          <table:table-cell table:style-name="ce144"/>
          <table:table-cell table:style-name="ce156" table:formula="of:=COUNTIF([.$F95:.$AW95];2)" office:value-type="float" office:value="0" calcext:value-type="float">
            <text:p>0</text:p>
          </table:table-cell>
          <table:table-cell table:style-name="ce162" table:formula="of:=COUNTIF([.$F95:.$AW95];1)" office:value-type="float" office:value="3" calcext:value-type="float">
            <text:p>3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ESRI ARC/INFO Interchange File Format </text:span><text:span text:style-name="T5">(E00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96:.$AW96];2)" office:value-type="float" office:value="1" calcext:value-type="float">
            <text:p>1</text:p>
          </table:table-cell>
          <table:table-cell table:style-name="ce162" table:formula="of:=COUNTIF([.$F96:.$AW96];1)" office:value-type="float" office:value="3" calcext:value-type="float">
            <text:p>3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50" office:value-type="string" calcext:value-type="string">
            <text:p><text:span text:style-name="T4">ESRI Export Format </text:span><text:span text:style-name="T5">(E00)</text:span></text:p>
          </table:table-cell>
          <table:table-cell table:style-name="ce74" table:content-validation-name="val1"/>
          <table:table-cell table:style-name="ce144"/>
          <table:table-cell table:style-name="ce156" table:formula="of:=COUNTIF([.$F97:.$AW97];2)" office:value-type="float" office:value="0" calcext:value-type="float">
            <text:p>0</text:p>
          </table:table-cell>
          <table:table-cell table:style-name="ce162" table:formula="of:=COUNTIF([.$F97:.$AW97];1)" office:value-type="float" office:value="3" calcext:value-type="float">
            <text:p>3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ESRI Shapefile </text:span><text:span text:style-name="T5">(SHP)</text:span>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3"/>
          <table:table-cell table:style-name="ce156" table:formula="of:=COUNTIF([.$F98:.$AW98];2)" office:value-type="float" office:value="7" calcext:value-type="float">
            <text:p>7</text:p>
          </table:table-cell>
          <table:table-cell table:style-name="ce162" table:formula="of:=COUNTIF([.$F98:.$AW98];1)" office:value-type="float" office:value="4" calcext:value-type="float">
            <text:p>4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ESRI World File </text:span><text:span text:style-name="T5">(WLD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99:.$AW99];2)" office:value-type="float" office:value="2" calcext:value-type="float">
            <text:p>2</text:p>
          </table:table-cell>
          <table:table-cell table:style-name="ce162" table:formula="of:=COUNTIF([.$F99:.$AW99];1)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Geographic Markup Language </text:span><text:span text:style-name="T5">(GML)</text:span><text:span text:style-name="T3"> ver 2.0...3.2 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100:.$AW100];2)" office:value-type="float" office:value="12" calcext:value-type="float">
            <text:p>12</text:p>
          </table:table-cell>
          <table:table-cell table:style-name="ce162" table:formula="of:=COUNTIF([.$F100:.$AW100];1)" office:value-type="float" office:value="4" calcext:value-type="float">
            <text:p>4</text:p>
          </table:table-cell>
          <table:table-cell table:style-name="ce74" table:content-validation-name="val1"/>
          <table:table-cell table:number-columns-repeated="5" table:style-name="ce74" table:content-validation-name="val1" office:value-type="float" office:value="2" calcext:value-type="float">
            <text:p>2</text:p>
          </table:table-cell>
          <table:table-cell table:number-columns-repeated="2"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8" office:value-type="string" calcext:value-type="string">
            <text:p>GeoJSON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101:.$AW101];2)" office:value-type="float" office:value="5" calcext:value-type="float">
            <text:p>5</text:p>
          </table:table-cell>
          <table:table-cell table:style-name="ce162" table:formula="of:=COUNTIF([.$F101:.$AW101];1)" office:value-type="float" office:value="3" calcext:value-type="float">
            <text:p>3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7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50" office:value-type="string" calcext:value-type="string">
            <text:p><text:span text:style-name="T4">International Hydrographic Organization </text:span><text:span text:style-name="T5">(IHO)</text:span><text:span text:style-name="T3"> S-57</text:span></text:p>
          </table:table-cell>
          <table:table-cell table:style-name="ce74" table:content-validation-name="val1"/>
          <table:table-cell table:style-name="ce144"/>
          <table:table-cell table:style-name="ce156" table:formula="of:=COUNTIF([.$F102:.$AW102];2)" office:value-type="float" office:value="1" calcext:value-type="float">
            <text:p>1</text:p>
          </table:table-cell>
          <table:table-cell table:style-name="ce162" table:formula="of:=COUNTIF([.$F102:.$AW102];1)" office:value-type="float" office:value="3" calcext:value-type="float">
            <text:p>3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INTERLIS 1</text:p>
          </table:table-cell>
          <table:table-cell table:style-name="ce74" table:content-validation-name="val1"/>
          <table:table-cell table:style-name="ce143"/>
          <table:table-cell table:style-name="ce156" table:formula="of:=COUNTIF([.$F103:.$AW103];2)" office:value-type="float" office:value="3" calcext:value-type="float">
            <text:p>3</text:p>
          </table:table-cell>
          <table:table-cell table:style-name="ce162" table:formula="of:=COUNTIF([.$F103:.$AW103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INTERLIS 2</text:p>
          </table:table-cell>
          <table:table-cell table:style-name="ce74" table:content-validation-name="val1"/>
          <table:table-cell table:style-name="ce143"/>
          <table:table-cell table:style-name="ce156" table:formula="of:=COUNTIF([.$F104:.$AW104];2)" office:value-type="float" office:value="1" calcext:value-type="float">
            <text:p>1</text:p>
          </table:table-cell>
          <table:table-cell table:style-name="ce162" table:formula="of:=COUNTIF([.$F104:.$AW104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Keyhole Markup Language </text:span><text:span text:style-name="T5">(KML)</text:span><text:span text:style-name="T3"> ver 2.2 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105:.$AW105];2)" office:value-type="float" office:value="6" calcext:value-type="float">
            <text:p>6</text:p>
          </table:table-cell>
          <table:table-cell table:style-name="ce162" table:formula="of:=COUNTIF([.$F105:.$AW105];1)" office:value-type="float" office:value="7" calcext:value-type="float">
            <text:p>7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MapInfo Interchange Format </text:span><text:span text:style-name="T5">(MI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06:.$AW106];2)" office:value-type="float" office:value="1" calcext:value-type="float">
            <text:p>1</text:p>
          </table:table-cell>
          <table:table-cell table:style-name="ce162" table:formula="of:=COUNTIF([.$F106:.$AW106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Lidar Laser Scanning / ..Zipped </text:span><text:span text:style-name="T5">(LAS/LAZ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07:.$AW107];2)" office:value-type="float" office:value="0" calcext:value-type="float">
            <text:p>0</text:p>
          </table:table-cell>
          <table:table-cell table:style-name="ce162" table:formula="of:=COUNTIF([.$F107:.$AW107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OGC GeoPackage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108:.$AW108];2)" office:value-type="float" office:value="6" calcext:value-type="float">
            <text:p>6</text:p>
          </table:table-cell>
          <table:table-cell table:style-name="ce162" table:formula="of:=COUNTIF([.$F108:.$AW108];1)" office:value-type="float" office:value="3" calcext:value-type="float">
            <text:p>3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106" table:content-validation-name="val2" office:value-type="float" office:value="2" calcext:value-type="float">
            <text:p>2</text:p>
          </table:table-cell>
          <table:table-cell table:style-name="ce288"/>
          <table:table-cell table:style-name="ce106" table:content-validation-name="val2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Orienteering CAD-maps </text:span><text:span text:style-name="T5">(OCAD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09:.$AW109];2)" office:value-type="float" office:value="0" calcext:value-type="float">
            <text:p>0</text:p>
          </table:table-cell>
          <table:table-cell table:style-name="ce162" table:formula="of:=COUNTIF([.$F109:.$AW109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2">S-57</text:span><text:span text:style-name="T3"> Electronic Navigational Chart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10:.$AW110];2)" office:value-type="float" office:value="1" calcext:value-type="float">
            <text:p>1</text:p>
          </table:table-cell>
          <table:table-cell table:style-name="ce162" table:formula="of:=COUNTIF([.$F110:.$AW110];1)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10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calable vector graphics </text:span><text:span text:style-name="T5">(SVG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11:.$AW111];2)" office:value-type="float" office:value="3" calcext:value-type="float">
            <text:p>3</text:p>
          </table:table-cell>
          <table:table-cell table:style-name="ce162" table:formula="of:=COUNTIF([.$F111:.$AW111];1)" office:value-type="float" office:value="3" calcext:value-type="float">
            <text:p>3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7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2">SOSI</text:span><text:span text:style-name="T3"> ver 2.2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12:.$AW112];2)" office:value-type="float" office:value="1" calcext:value-type="float">
            <text:p>1</text:p>
          </table:table-cell>
          <table:table-cell table:style-name="ce162" table:formula="of:=COUNTIF([.$F112:.$AW112];1)" office:value-type="float" office:value="2" calcext:value-type="float">
            <text:p>2</text:p>
          </table:table-cell>
          <table:table-cell table:style-name="ce74" table:content-validation-name="val1" table:number-columns-repeated="7"/>
          <table:table-cell table:style-name="ce79" table:content-validation-name="val1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patial Data Transfer Standard </text:span><text:span text:style-name="T5">(SDTS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13:.$AW113];2)" office:value-type="float" office:value="0" calcext:value-type="float">
            <text:p>0</text:p>
          </table:table-cell>
          <table:table-cell table:style-name="ce162" table:formula="of:=COUNTIF([.$F113:.$AW113];1)" office:value-type="float" office:value="2" calcext:value-type="float">
            <text:p>2</text:p>
          </table:table-cell>
          <table:table-cell table:style-name="ce74" table:content-validation-name="val1" table:number-columns-repeated="7"/>
          <table:table-cell table:style-name="ce79" table:content-validation-name="val1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2">
          <table:table-cell table:style-name="ce49" office:value-type="string" calcext:value-type="string">
            <text:p><text:span text:style-name="T4">Topologically Integrated Geographic Encoding and Referencing Files (</text:span><text:span text:style-name="T5">TIGER/Line</text:span><text:span text:style-name="T3">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14:.$AW114];2)" office:value-type="float" office:value="1" calcext:value-type="float">
            <text:p>1</text:p>
          </table:table-cell>
          <table:table-cell table:style-name="ce162" table:formula="of:=COUNTIF([.$F114:.$AW114];1)" office:value-type="float" office:value="1" calcext:value-type="float">
            <text:p>1</text:p>
          </table:table-cell>
          <table:table-cell table:style-name="ce74" table:content-validation-name="val1" table:number-columns-repeated="7"/>
          <table:table-cell table:style-name="ce79" table:content-validation-name="val1"/>
          <table:table-cell table:style-name="ce74" table:content-validation-name="val1" table:number-columns-repeated="10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Vector Product Format </text:span><text:span text:style-name="T5">(VPF)</text:span>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3"/>
          <table:table-cell table:style-name="ce156" table:formula="of:=COUNTIF([.$F115:.$AW115];2)" office:value-type="float" office:value="0" calcext:value-type="float">
            <text:p>0</text:p>
          </table:table-cell>
          <table:table-cell table:style-name="ce162" table:formula="of:=COUNTIF([.$F115:.$AW115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7" office:value-type="string" calcext:value-type="string">
            <text:p>Fotografias, Imagens</text:p>
          </table:table-cell>
          <table:table-cell table:style-name="ce137" table:number-columns-repeated="4"/>
          <table:table-cell table:style-name="ce277" table:number-columns-repeated="16379"/>
        </table:table-row>
        <table:table-row table:style-name="ro4">
          <table:table-cell table:style-name="ce278" office:value-type="string" calcext:value-type="string">
            <text:p>Raster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5">
          <table:table-cell table:style-name="ce49" office:value-type="string" calcext:value-type="string">
            <text:p><text:span text:style-name="T4">Adobe Digital Negative </text:span><text:span text:style-name="T5">(DNG)</text:span><text:span text:style-name="T3"> ver 1.4, 1.6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118:.$AW118];2)" office:value-type="float" office:value="7" calcext:value-type="float">
            <text:p>7</text:p>
          </table:table-cell>
          <table:table-cell table:style-name="ce162" table:formula="of:=COUNTIF([.$F118:.$AW118];1)" office:value-type="float" office:value="11" calcext:value-type="float">
            <text:p>11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Adobe Photoshop </text:span><text:span text:style-name="T5">(PSD, PSB)</text:span>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3"/>
          <table:table-cell table:style-name="ce156" table:formula="of:=COUNTIF([.$F119:.$AW119];2)" office:value-type="float" office:value="2" calcext:value-type="float">
            <text:p>2</text:p>
          </table:table-cell>
          <table:table-cell table:style-name="ce162" table:formula="of:=COUNTIF([.$F119:.$AW119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10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ARRIRAW </text:span><text:span text:style-name="T5">(ARI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20:.$AW120];2)" office:value-type="float" office:value="0" calcext:value-type="float">
            <text:p>0</text:p>
          </table:table-cell>
          <table:table-cell table:style-name="ce162" table:formula="of:=COUNTIF([.$F120:.$AW120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Bitmap </text:span><text:span text:style-name="T5">(BMP)</text:span>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3"/>
          <table:table-cell table:style-name="ce156" table:formula="of:=COUNTIF([.$F121:.$AW121];2)" office:value-type="float" office:value="2" calcext:value-type="float">
            <text:p>2</text:p>
          </table:table-cell>
          <table:table-cell table:style-name="ce162" table:formula="of:=COUNTIF([.$F121:.$AW121];1)" office:value-type="float" office:value="9" calcext:value-type="float">
            <text:p>9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50" office:value-type="string" calcext:value-type="string">
            <text:p><text:span text:style-name="T4">Computer Graphics Metafile </text:span><text:span text:style-name="T5">(CGM)</text:span>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4"/>
          <table:table-cell table:style-name="ce156" table:formula="of:=COUNTIF([.$F122:.$AW122];2)" office:value-type="float" office:value="0" calcext:value-type="float">
            <text:p>0</text:p>
          </table:table-cell>
          <table:table-cell table:style-name="ce162" table:formula="of:=COUNTIF([.$F122:.$AW122];1)" office:value-type="float" office:value="4" calcext:value-type="float">
            <text:p>4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50" office:value-type="string" calcext:value-type="string">
            <text:p><text:span text:style-name="T4">Digital Imaging and Communications in Medicine </text:span><text:span text:style-name="T5">(DICOM)</text:span></text:p>
          </table:table-cell>
          <table:table-cell table:style-name="ce74" table:content-validation-name="val1"/>
          <table:table-cell table:style-name="ce144"/>
          <table:table-cell table:style-name="ce156" table:formula="of:=COUNTIF([.$F123:.$AW123];2)" office:value-type="float" office:value="3" calcext:value-type="float">
            <text:p>3</text:p>
          </table:table-cell>
          <table:table-cell table:style-name="ce162" table:formula="of:=COUNTIF([.$F123:.$AW123];1)" office:value-type="float" office:value="3" calcext:value-type="float">
            <text:p>3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Graphics Interchange Format </text:span><text:span text:style-name="T5">(GIF)</text:span><text:span text:style-name="T3"> ver 87a &amp; 89a </text:span>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3"/>
          <table:table-cell table:style-name="ce156" table:formula="of:=COUNTIF([.$F124:.$AW124];2)" office:value-type="float" office:value="3" calcext:value-type="float">
            <text:p>3</text:p>
          </table:table-cell>
          <table:table-cell table:style-name="ce162" table:formula="of:=COUNTIF([.$F124:.$AW124];1)" office:value-type="float" office:value="14" calcext:value-type="float">
            <text:p>14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High Efficiency Image Format </text:span><text:span text:style-name="T5">(HEIC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25:.$AW125];2)" office:value-type="float" office:value="0" calcext:value-type="float">
            <text:p>0</text:p>
          </table:table-cell>
          <table:table-cell table:style-name="ce162" table:formula="of:=COUNTIF([.$F125:.$AW125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High Efficiency Image Format </text:span><text:span text:style-name="T5">(HEI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26:.$AW126];2)" office:value-type="float" office:value="0" calcext:value-type="float">
            <text:p>0</text:p>
          </table:table-cell>
          <table:table-cell table:style-name="ce162" table:formula="of:=COUNTIF([.$F126:.$AW126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JPEG 2000</text:span><text:span text:style-name="T5"> </text:span><text:span text:style-name="T3">Part 1 </text:span><text:span text:style-name="T5">(JP2)</text:span><text:span text:style-name="T3">, lossless compression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127:.$AW127];2)" office:value-type="float" office:value="23" calcext:value-type="float">
            <text:p>23</text:p>
          </table:table-cell>
          <table:table-cell table:style-name="ce162" table:formula="of:=COUNTIF([.$F127:.$AW127];1)" office:value-type="float" office:value="9" calcext:value-type="float">
            <text:p>9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6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JPEG 2000 Part 2 </text:span><text:span text:style-name="T5">(JPF, JPX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28:.$AW128];2)" office:value-type="float" office:value="0" calcext:value-type="float">
            <text:p>0</text:p>
          </table:table-cell>
          <table:table-cell table:style-name="ce162" table:formula="of:=COUNTIF([.$F128:.$AW128];1)" office:value-type="float" office:value="5" calcext:value-type="float">
            <text:p>5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JPEG </text:span><text:span text:style-name="T5">(JPG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129:.$AW129];2)" office:value-type="float" office:value="12" calcext:value-type="float">
            <text:p>12</text:p>
          </table:table-cell>
          <table:table-cell table:style-name="ce162" table:formula="of:=COUNTIF([.$F129:.$AW129];1)" office:value-type="float" office:value="16" calcext:value-type="float">
            <text:p>16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16335"/>
        </table:table-row>
        <table:table-row table:style-name="ro2">
          <table:table-cell table:style-name="ce49" office:value-type="string" calcext:value-type="string">
            <text:p><text:span text:style-name="T4">JPEG File Interchange Format </text:span><text:span text:style-name="T5">(JFIF)</text:span><text:span text:style-name="T3"> with JPEG compression ver 1.02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30:.$AW130];2)" office:value-type="float" office:value="5" calcext:value-type="float">
            <text:p>5</text:p>
          </table:table-cell>
          <table:table-cell table:style-name="ce162" table:formula="of:=COUNTIF([.$F130:.$AW130];1)" office:value-type="float" office:value="11" calcext:value-type="float">
            <text:p>1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16335"/>
        </table:table-row>
        <table:table-row table:style-name="ro5">
          <table:table-cell table:style-name="ce55" office:value-type="string" calcext:value-type="string">
            <text:p><text:span text:style-name="T4">Microsoft Visio Drawing </text:span><text:span text:style-name="T5">(VSD)</text:span>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8"/>
          <table:table-cell table:style-name="ce156" table:formula="of:=COUNTIF([.$F131:.$AW131];2)" office:value-type="float" office:value="0" calcext:value-type="float">
            <text:p>0</text:p>
          </table:table-cell>
          <table:table-cell table:style-name="ce162" table:formula="of:=COUNTIF([.$F131:.$AW131];1)" office:value-type="float" office:value="3" calcext:value-type="float">
            <text:p>3</text:p>
          </table:table-cell>
          <table:table-cell table:style-name="ce74" table:content-validation-name="val1" table:number-columns-repeated="7"/>
          <table:table-cell table:style-name="ce79" table:content-validation-name="val1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55" office:value-type="string" calcext:value-type="string">
            <text:p><text:span text:style-name="T4">OpenDocument Image </text:span><text:span text:style-name="T5">(ODI)</text:span>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8"/>
          <table:table-cell table:style-name="ce156" table:formula="of:=COUNTIF([.$F132:.$AW132];2)" office:value-type="float" office:value="0" calcext:value-type="float">
            <text:p>0</text:p>
          </table:table-cell>
          <table:table-cell table:style-name="ce162" table:formula="of:=COUNTIF([.$F132:.$AW132];1)" office:value-type="float" office:value="5" calcext:value-type="float">
            <text:p>5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93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5">
          <table:table-cell table:style-name="ce55" office:value-type="string" calcext:value-type="string">
            <text:p><text:span text:style-name="T4">OpenDocument Graphics </text:span><text:span text:style-name="T5">(ODG)</text:span>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8"/>
          <table:table-cell table:style-name="ce156" table:formula="of:=COUNTIF([.$F133:.$AW133];2)" office:value-type="float" office:value="2" calcext:value-type="float">
            <text:p>2</text:p>
          </table:table-cell>
          <table:table-cell table:style-name="ce162" table:formula="of:=COUNTIF([.$F133:.$AW133];1)" office:value-type="float" office:value="8" calcext:value-type="float">
            <text:p>8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93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OpenEXR </text:span><text:span text:style-name="T5">(EXR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34:.$AW134];2)" office:value-type="float" office:value="0" calcext:value-type="float">
            <text:p>0</text:p>
          </table:table-cell>
          <table:table-cell table:style-name="ce162" table:formula="of:=COUNTIF([.$F134:.$AW134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3"/>
          <table:table-cell table:style-name="ce93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8" office:value-type="string" calcext:value-type="string">
            <text:p>Portable Document Format/Archiving (PDF/A, A-2, A-3)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135:.$AW135];2)" office:value-type="float" office:value="12" calcext:value-type="float">
            <text:p>12</text:p>
          </table:table-cell>
          <table:table-cell table:style-name="ce162" table:formula="of:=COUNTIF([.$F135:.$AW135];1)" office:value-type="float" office:value="6" calcext:value-type="float">
            <text:p>6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93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Portable Document Format/Exchange </text:span><text:span text:style-name="T5">(PDF/X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36:.$AW136];2)" office:value-type="float" office:value="1" calcext:value-type="float">
            <text:p>1</text:p>
          </table:table-cell>
          <table:table-cell table:style-name="ce162" table:formula="of:=COUNTIF([.$F136:.$AW136];1)" office:value-type="float" office:value="6" calcext:value-type="float">
            <text:p>6</text:p>
          </table:table-cell>
          <table:table-cell table:style-name="ce74" table:content-validation-name="val1" table:number-columns-repeated="7"/>
          <table:table-cell table:style-name="ce79" table:content-validation-name="val1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Portable Network Graphics </text:span><text:span text:style-name="T5">(PNG)</text:span><text:span text:style-name="T3"> ver 1.2 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137:.$AW137];2)" office:value-type="float" office:value="16" calcext:value-type="float">
            <text:p>16</text:p>
          </table:table-cell>
          <table:table-cell table:style-name="ce162" table:formula="of:=COUNTIF([.$F137:.$AW137];1)" office:value-type="float" office:value="14" calcext:value-type="float">
            <text:p>14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Proprietary Camera Raw formats </text:span><text:span text:style-name="T5">(RAW, NEF, CRW)</text:span>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3"/>
          <table:table-cell table:style-name="ce156" table:formula="of:=COUNTIF([.$F138:.$AW138];2)" office:value-type="float" office:value="0" calcext:value-type="float">
            <text:p>0</text:p>
          </table:table-cell>
          <table:table-cell table:style-name="ce162" table:formula="of:=COUNTIF([.$F138:.$AW138];1)" office:value-type="float" office:value="6" calcext:value-type="float">
            <text:p>6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Tagged Image File Format </text:span><text:span text:style-name="T5">(TIFF)</text:span><text:span text:style-name="T3"> ver 4, 5, &amp; 6 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9" office:value-type="string" calcext:value-type="string">
            <text:p>Uncompressed Baseline TIFF v.6</text:p>
          </table:table-cell>
          <table:table-cell table:style-name="ce156" table:formula="of:=COUNTIF([.$F139:.$AW139];2)" office:value-type="float" office:value="33" calcext:value-type="float">
            <text:p>33</text:p>
          </table:table-cell>
          <table:table-cell table:style-name="ce162" table:formula="of:=COUNTIF([.$F139:.$AW139];1)" office:value-type="float" office:value="4" calcext:value-type="float">
            <text:p>4</text:p>
          </table:table-cell>
          <table:table-cell table:style-name="ce74" table:content-validation-name="val1" office:value-type="float" office:value="2" calcext:value-type="float">
            <office:annotation draw:style-name="gr1" draw:text-style-name="P2" svg:width="1.1413in" svg:height="0.7083in" svg:x="9.9661in" svg:y="26.6579in" draw:caption-point-x="-0.2402in" draw:caption-point-y="0.5945in">
              <dc:date>2025-06-03T00:00:00</dc:date>
              <text:p text:style-name="P1"><text:span text:style-name="T1">Sem compressão</text:span></text:p>
            </office:annotation>
            <text:p>2</text:p>
          </table:table-cell>
          <table:table-cell table:style-name="ce74" table:content-validation-name="val1"/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number-columns-repeated="2"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number-columns-repeated="6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5"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8" office:value-type="string" calcext:value-type="string">
            <text:p>WebP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3"/>
          <table:table-cell table:style-name="ce156" table:formula="of:=COUNTIF([.$F140:.$AW140];2)" office:value-type="float" office:value="0" calcext:value-type="float">
            <text:p>0</text:p>
          </table:table-cell>
          <table:table-cell table:style-name="ce162" table:formula="of:=COUNTIF([.$F140:.$AW140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8" office:value-type="string" calcext:value-type="string">
            <text:p>Vector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5">
          <table:table-cell table:style-name="ce49" office:value-type="string" calcext:value-type="string">
            <text:p><text:span text:style-name="T4">Adobe Illustrator </text:span><text:span text:style-name="T5">(AI)</text:span>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3"/>
          <table:table-cell table:style-name="ce156" table:formula="of:=COUNTIF([.$F142:.$AW142];2)" office:value-type="float" office:value="0" calcext:value-type="float">
            <text:p>0</text:p>
          </table:table-cell>
          <table:table-cell table:style-name="ce162" table:formula="of:=COUNTIF([.$F142:.$AW142];1)" office:value-type="float" office:value="6" calcext:value-type="float">
            <text:p>6</text:p>
          </table:table-cell>
          <table:table-cell table:style-name="ce74" table:content-validation-name="val1" table:number-columns-repeated="7"/>
          <table:table-cell table:style-name="ce79" table:content-validation-name="val1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49" office:value-type="string" calcext:value-type="string">
            <text:p>CorelDraw (<text:span text:style-name="T6">CDR</text:span>)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3"/>
          <table:table-cell table:style-name="ce156"/>
          <table:table-cell table:style-name="ce162"/>
          <table:table-cell table:style-name="ce74" table:content-validation-name="val1" table:number-columns-repeated="7"/>
          <table:table-cell table:style-name="ce79" table:content-validation-name="val1"/>
          <table:table-cell table:style-name="ce74" table:content-validation-name="val1" table:number-columns-repeated="11"/>
          <table:table-cell table:style-name="ce288"/>
          <table:table-cell table:style-name="ce74" table:content-validation-name="val1" table:number-columns-repeated="7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Encapsulated Postscript </text:span><text:span text:style-name="T5">(EPS)</text:span>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3"/>
          <table:table-cell table:style-name="ce156" table:formula="of:=COUNTIF([.$F144:.$AW144];2)" office:value-type="float" office:value="2" calcext:value-type="float">
            <text:p>2</text:p>
          </table:table-cell>
          <table:table-cell table:style-name="ce162" table:formula="of:=COUNTIF([.$F144:.$AW144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number-columns-repeated="16335"/>
        </table:table-row>
        <table:table-row table:style-name="ro5">
          <table:table-cell table:style-name="ce48" office:value-type="string" calcext:value-type="string">
            <text:p>Portable Document Format/Archiving (PDF/A, A-2, A-3, A-4)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/>
          <table:table-cell table:style-name="ce162"/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11"/>
          <table:table-cell table:style-name="ce288"/>
          <table:table-cell table:style-name="ce74" table:content-validation-name="val1" table:number-columns-repeated="7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Portable Document Format (PDF) ver 1.0.7 &amp; 2.0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146:.$AW146];2)" office:value-type="float" office:value="4" calcext:value-type="float">
            <text:p>4</text:p>
          </table:table-cell>
          <table:table-cell table:style-name="ce162" table:formula="of:=COUNTIF([.$F146:.$AW146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7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5">
          <table:table-cell table:style-name="ce55" office:value-type="string" calcext:value-type="string">
            <text:p><text:span text:style-name="T4">Scalable Vector Graphics</text:span><text:span text:style-name="T5"> (SVG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8"/>
          <table:table-cell table:style-name="ce156" table:formula="of:=COUNTIF([.$F147:.$AW147];2)" office:value-type="float" office:value="12" calcext:value-type="float">
            <text:p>12</text:p>
          </table:table-cell>
          <table:table-cell table:style-name="ce162" table:formula="of:=COUNTIF([.$F147:.$AW147];1)" office:value-type="float" office:value="3" calcext:value-type="float">
            <text:p>3</text:p>
          </table:table-cell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4">
          <table:table-cell table:style-name="ce277" office:value-type="string" calcext:value-type="string">
            <text:p>Apresentação</text:p>
          </table:table-cell>
          <table:table-cell table:style-name="ce137" table:number-columns-repeated="4"/>
          <table:table-cell table:style-name="ce277" table:number-columns-repeated="16379"/>
        </table:table-row>
        <table:table-row table:style-name="ro1">
          <table:table-cell table:style-name="ce48" office:value-type="string" calcext:value-type="string">
            <text:p><text:span text:style-name="T4">eXtensible Markup Language</text:span><text:span text:style-name="T5"> (XML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49:.$AW149];2)" office:value-type="float" office:value="4" calcext:value-type="float">
            <text:p>4</text:p>
          </table:table-cell>
          <table:table-cell table:style-name="ce162" table:formula="of:=COUNTIF([.$F149:.$AW149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JPEG 2000</text:span><text:span text:style-name="T5"> </text:span><text:span text:style-name="T3">Part 1 </text:span><text:span text:style-name="T5">(JP2)</text:span><text:span text:style-name="T3">, lossless compression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50:.$AW150];2)" office:value-type="float" office:value="3" calcext:value-type="float">
            <text:p>3</text:p>
          </table:table-cell>
          <table:table-cell table:style-name="ce162" table:formula="of:=COUNTIF([.$F150:.$AW150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10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Microsoft Powerpoint 1997-2007 Binary Format </text:span><text:span text:style-name="T5">(PPT)</text:span><text:span text:style-name="T3"> ver 8.0 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51:.$AW151];2)" office:value-type="float" office:value="0" calcext:value-type="float">
            <text:p>0</text:p>
          </table:table-cell>
          <table:table-cell table:style-name="ce162" table:formula="of:=COUNTIF([.$F151:.$AW151];1)" office:value-type="float" office:value="11" calcext:value-type="float">
            <text:p>11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Office Open XML Template </text:span><text:span text:style-name="T5">(POTX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52:.$AW152];2)" office:value-type="float" office:value="0" calcext:value-type="float">
            <text:p>0</text:p>
          </table:table-cell>
          <table:table-cell table:style-name="ce162" table:formula="of:=COUNTIF([.$F152:.$AW152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Office Open XML MacroEnabled Slideshow </text:span><text:span text:style-name="T5">(PPSM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53:.$AW153];2)" office:value-type="float" office:value="0" calcext:value-type="float">
            <text:p>0</text:p>
          </table:table-cell>
          <table:table-cell table:style-name="ce162" table:formula="of:=COUNTIF([.$F153:.$AW153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Office Open XML Slideshow </text:span><text:span text:style-name="T5">(PPSX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54:.$AW154];2)" office:value-type="float" office:value="0" calcext:value-type="float">
            <text:p>0</text:p>
          </table:table-cell>
          <table:table-cell table:style-name="ce162" table:formula="of:=COUNTIF([.$F154:.$AW154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Office Open XML MacroEnabled Presentation </text:span><text:span text:style-name="T5">(PPTM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55:.$AW155];2)" office:value-type="float" office:value="2" calcext:value-type="float">
            <text:p>2</text:p>
          </table:table-cell>
          <table:table-cell table:style-name="ce162" table:formula="of:=COUNTIF([.$F155:.$AW155];1)" office:value-type="float" office:value="10" calcext:value-type="float">
            <text:p>10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2">
          <table:table-cell table:style-name="ce49" office:value-type="string" calcext:value-type="string">
            <text:p><text:span text:style-name="T4">Office Open XML Presentation </text:span><text:span text:style-name="T5">(PPTX)</text:span><text:span text:style-name="T3"> Transitional conformance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156:.$AW156];2)" office:value-type="float" office:value="3" calcext:value-type="float">
            <text:p>3</text:p>
          </table:table-cell>
          <table:table-cell table:style-name="ce162" table:formula="of:=COUNTIF([.$F156:.$AW156];1)" office:value-type="float" office:value="16" calcext:value-type="float">
            <text:p>16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number-columns-repeated="6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Office Open XML Presentation </text:span><text:span text:style-name="T5">(PPTX) </text:span><text:span text:style-name="T3">Strict conformance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57:.$AW157];2)" office:value-type="float" office:value="1" calcext:value-type="float">
            <text:p>1</text:p>
          </table:table-cell>
          <table:table-cell table:style-name="ce162" table:formula="of:=COUNTIF([.$F157:.$AW157];1)" office:value-type="float" office:value="9" calcext:value-type="float">
            <text:p>9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1">
          <table:table-cell table:style-name="ce49" office:value-type="string" calcext:value-type="string">
            <text:p>OpenDocument Presentation (ODP) ver 1.0.3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158:.$AW158];2)" office:value-type="float" office:value="10" calcext:value-type="float">
            <text:p>10</text:p>
          </table:table-cell>
          <table:table-cell table:style-name="ce162" table:formula="of:=COUNTIF([.$F158:.$AW158];1)" office:value-type="float" office:value="9" calcext:value-type="float">
            <text:p>9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5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1">
          <table:table-cell table:style-name="ce49" office:value-type="string" calcext:value-type="string">
            <text:p>OpenDocument Presentation Template (OTP) ver 1.0.3</text:p>
          </table:table-cell>
          <table:table-cell table:style-name="ce74" table:content-validation-name="val1"/>
          <table:table-cell table:style-name="ce143"/>
          <table:table-cell table:style-name="ce156" table:formula="of:=COUNTIF([.$F159:.$AW159];2)" office:value-type="float" office:value="0" calcext:value-type="float">
            <text:p>0</text:p>
          </table:table-cell>
          <table:table-cell table:style-name="ce162" table:formula="of:=COUNTIF([.$F159:.$AW159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Portable Document Format (PDF) ver 1.0.7 &amp; 2.0</text:p>
          </table:table-cell>
          <table:table-cell table:style-name="ce74" table:content-validation-name="val1"/>
          <table:table-cell table:style-name="ce143"/>
          <table:table-cell table:style-name="ce156" table:formula="of:=COUNTIF([.$F160:.$AW160];2)" office:value-type="float" office:value="2" calcext:value-type="float">
            <text:p>2</text:p>
          </table:table-cell>
          <table:table-cell table:style-name="ce162" table:formula="of:=COUNTIF([.$F160:.$AW160];1)" office:value-type="float" office:value="8" calcext:value-type="float">
            <text:p>8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8" office:value-type="string" calcext:value-type="string">
            <text:p>Portable Document Format/Archiving (PDF/A, A-2, A-3, A-4)</text:p>
          </table:table-cell>
          <table:table-cell table:style-name="ce74" table:content-validation-name="val1"/>
          <table:table-cell table:style-name="ce143"/>
          <table:table-cell table:style-name="ce156" table:formula="of:=COUNTIF([.$F161:.$AW161];2)" office:value-type="float" office:value="18" calcext:value-type="float">
            <text:p>18</text:p>
          </table:table-cell>
          <table:table-cell table:style-name="ce162" table:formula="of:=COUNTIF([.$F161:.$AW161];1)" office:value-type="float" office:value="5" calcext:value-type="float">
            <text:p>5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1">
          <table:table-cell table:style-name="ce55" office:value-type="string" calcext:value-type="string">
            <text:p><text:span text:style-name="T4">Scalable Vector Graphics</text:span><text:span text:style-name="T5"> (SVG)</text:span></text:p>
          </table:table-cell>
          <table:table-cell table:style-name="ce74" table:content-validation-name="val1"/>
          <table:table-cell table:style-name="ce148"/>
          <table:table-cell table:style-name="ce156" table:formula="of:=COUNTIF([.$F162:.$AW162];2)" office:value-type="float" office:value="2" calcext:value-type="float">
            <text:p>2</text:p>
          </table:table-cell>
          <table:table-cell table:style-name="ce162" table:formula="of:=COUNTIF([.$F162:.$AW162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10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Tagged Image File Format </text:span><text:span text:style-name="T5">(TIFF)</text:span><text:span text:style-name="T3"> ver 4, 5, &amp; 6 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63:.$AW163];2)" office:value-type="float" office:value="5" calcext:value-type="float">
            <text:p>5</text:p>
          </table:table-cell>
          <table:table-cell table:style-name="ce162" table:formula="of:=COUNTIF([.$F163:.$AW163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10"/>
          <table:table-cell table:number-columns-repeated="16335"/>
        </table:table-row>
        <table:table-row table:style-name="ro4">
          <table:table-cell table:style-name="ce278" office:value-type="string" calcext:value-type="string">
            <text:p>Estatística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1">
          <table:table-cell table:style-name="ce49" office:value-type="string" calcext:value-type="string">
            <text:p><text:span text:style-name="T4">Comma Separated Value </text:span><text:span text:style-name="T5">(CSV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165:.$AW165];2)" office:value-type="float" office:value="12" calcext:value-type="float">
            <text:p>12</text:p>
          </table:table-cell>
          <table:table-cell table:style-name="ce162" table:formula="of:=COUNTIF([.$F165:.$AW165];1)" office:value-type="float" office:value="3" calcext:value-type="float">
            <text:p>3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2">
          <table:table-cell table:style-name="ce49" office:value-type="string" calcext:value-type="string">
            <text:p><text:span text:style-name="T4">Delimited text and command ("setup") file </text:span><text:span text:style-name="T5">(SPSS, Stata, SAS, DDI etc.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66:.$AW166];2)" office:value-type="float" office:value="2" calcext:value-type="float">
            <text:p>2</text:p>
          </table:table-cell>
          <table:table-cell table:style-name="ce162" table:formula="of:=COUNTIF([.$F166:.$AW166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Plain text </text:span><text:span text:style-name="T5">(ASCII</text:span><text:span text:style-name="T3"> Text ver 7 bit, Unicode Text ver </text:span><text:span text:style-name="T5">UTF-8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167:.$AW167];2)" office:value-type="float" office:value="6" calcext:value-type="float">
            <text:p>6</text:p>
          </table:table-cell>
          <table:table-cell table:style-name="ce162" table:formula="of:=COUNTIF([.$F167:.$AW167];1)" office:value-type="float" office:value="6" calcext:value-type="float">
            <text:p>6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R </text:span><text:span text:style-name="T5">(R)</text:span><text:span text:style-name="T3"> source code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68:.$AW168];2)" office:value-type="float" office:value="3" calcext:value-type="float">
            <text:p>3</text:p>
          </table:table-cell>
          <table:table-cell table:style-name="ce162" table:formula="of:=COUNTIF([.$F168:.$AW168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R </text:span><text:span text:style-name="T5">(RData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69:.$AW169];2)" office:value-type="float" office:value="2" calcext:value-type="float">
            <text:p>2</text:p>
          </table:table-cell>
          <table:table-cell table:style-name="ce162" table:formula="of:=COUNTIF([.$F169:.$AW169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AS </text:span><text:span text:style-name="T5">(7DAT, SD2, TPT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70:.$AW170];2)" office:value-type="float" office:value="1" calcext:value-type="float">
            <text:p>1</text:p>
          </table:table-cell>
          <table:table-cell table:style-name="ce162" table:formula="of:=COUNTIF([.$F170:.$AW170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PSS </text:span><text:span text:style-name="T5">(DAT, SPS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71:.$AW171];2)" office:value-type="float" office:value="1" calcext:value-type="float">
            <text:p>1</text:p>
          </table:table-cell>
          <table:table-cell table:style-name="ce162" table:formula="of:=COUNTIF([.$F171:.$AW171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PSS Portable Format </text:span><text:span text:style-name="T5">(POR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72:.$AW172];2)" office:value-type="float" office:value="3" calcext:value-type="float">
            <text:p>3</text:p>
          </table:table-cell>
          <table:table-cell table:style-name="ce162" table:formula="of:=COUNTIF([.$F172:.$AW172];1)" office:value-type="float" office:value="5" calcext:value-type="float">
            <text:p>5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PSS </text:span><text:span text:style-name="T5">(SAV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73:.$AW173];2)" office:value-type="float" office:value="2" calcext:value-type="float">
            <text:p>2</text:p>
          </table:table-cell>
          <table:table-cell table:style-name="ce162" table:formula="of:=COUNTIF([.$F173:.$AW173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TATA </text:span><text:span text:style-name="T5">(DAT, DO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74:.$AW174];2)" office:value-type="float" office:value="1" calcext:value-type="float">
            <text:p>1</text:p>
          </table:table-cell>
          <table:table-cell table:style-name="ce162" table:formula="of:=COUNTIF([.$F174:.$AW174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TATA </text:span><text:span text:style-name="T5">(DTA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75:.$AW175];2)" office:value-type="float" office:value="1" calcext:value-type="float">
            <text:p>1</text:p>
          </table:table-cell>
          <table:table-cell table:style-name="ce162" table:formula="of:=COUNTIF([.$F175:.$AW175];1)" office:value-type="float" office:value="5" calcext:value-type="float">
            <text:p>5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4">
          <table:table-cell table:style-name="ce277" office:value-type="string" calcext:value-type="string">
            <text:p>Scanned Objects (Texto, Imagens etc.)</text:p>
          </table:table-cell>
          <table:table-cell table:style-name="ce137" table:number-columns-repeated="4"/>
          <table:table-cell table:style-name="ce277" table:number-columns-repeated="16379"/>
        </table:table-row>
        <table:table-row table:style-name="ro1">
          <table:table-cell table:style-name="ce49" office:value-type="string" calcext:value-type="string">
            <text:p><text:span text:style-name="T4">Graphics Interchange Format </text:span><text:span text:style-name="T5">(GIF)</text:span><text:span text:style-name="T3">  ver 87a &amp; 89a 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77:.$AW177];2)" office:value-type="float" office:value="0" calcext:value-type="float">
            <text:p>0</text:p>
          </table:table-cell>
          <table:table-cell table:style-name="ce162" table:formula="of:=COUNTIF([.$F177:.$AW177];1)" office:value-type="float" office:value="7" calcext:value-type="float">
            <text:p>7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JPEG-2000 </text:span><text:span text:style-name="T5">(JP2)</text:span><text:span text:style-name="T3">  ver JP2 – Part 1 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78:.$AW178];2)" office:value-type="float" office:value="7" calcext:value-type="float">
            <text:p>7</text:p>
          </table:table-cell>
          <table:table-cell table:style-name="ce162" table:formula="of:=COUNTIF([.$F178:.$AW178];1)" office:value-type="float" office:value="8" calcext:value-type="float">
            <text:p>8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2">
          <table:table-cell table:style-name="ce49" office:value-type="string" calcext:value-type="string">
            <text:p><text:span text:style-name="T4">JPEG File Interchange Format </text:span><text:span text:style-name="T5">(JFIF)</text:span><text:span text:style-name="T3"> with JPEG compression ver 1.02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79:.$AW179];2)" office:value-type="float" office:value="2" calcext:value-type="float">
            <text:p>2</text:p>
          </table:table-cell>
          <table:table-cell table:style-name="ce162" table:formula="of:=COUNTIF([.$F179:.$AW179];1)" office:value-type="float" office:value="8" calcext:value-type="float">
            <text:p>8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1">
          <table:table-cell table:style-name="ce48" office:value-type="string" calcext:value-type="string">
            <text:p>Portable Document Format/Archiving (PDF/A, A-2, A-3, A-4)</text:p>
          </table:table-cell>
          <table:table-cell table:style-name="ce74" table:content-validation-name="val1"/>
          <table:table-cell table:style-name="ce143"/>
          <table:table-cell table:style-name="ce156" table:formula="of:=COUNTIF([.$F180:.$AW180];2)" office:value-type="float" office:value="9" calcext:value-type="float">
            <text:p>9</text:p>
          </table:table-cell>
          <table:table-cell table:style-name="ce162" table:formula="of:=COUNTIF([.$F180:.$AW180];1)" office:value-type="float" office:value="9" calcext:value-type="float">
            <text:p>9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Portable Network Graphics </text:span><text:span text:style-name="T5">(PNG)</text:span><text:span text:style-name="T3"> ver 1.2 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81:.$AW181];2)" office:value-type="float" office:value="7" calcext:value-type="float">
            <text:p>7</text:p>
          </table:table-cell>
          <table:table-cell table:style-name="ce162" table:formula="of:=COUNTIF([.$F181:.$AW181];1)" office:value-type="float" office:value="6" calcext:value-type="float">
            <text:p>6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Plain text </text:span><text:span text:style-name="T5">(ASCII</text:span><text:span text:style-name="T3"> Text ver 7 bit, Unicode Text ver </text:span><text:span text:style-name="T5">UTF-8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82:.$AW182];2)" office:value-type="float" office:value="4" calcext:value-type="float">
            <text:p>4</text:p>
          </table:table-cell>
          <table:table-cell table:style-name="ce162" table:formula="of:=COUNTIF([.$F182:.$AW182];1)" office:value-type="float" office:value="6" calcext:value-type="float">
            <text:p>6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Tagged Image File Format </text:span><text:span text:style-name="T5">(TIFF)</text:span><text:span text:style-name="T3"> ver 4, 5, &amp; 6 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83:.$AW183];2)" office:value-type="float" office:value="13" calcext:value-type="float">
            <text:p>13</text:p>
          </table:table-cell>
          <table:table-cell table:style-name="ce162" table:formula="of:=COUNTIF([.$F183:.$AW183];1)" office:value-type="float" office:value="5" calcext:value-type="float">
            <text:p>5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4">
          <table:table-cell table:style-name="ce277" office:value-type="string" calcext:value-type="string">
            <text:p>Folhas de Cálculo</text:p>
          </table:table-cell>
          <table:table-cell table:style-name="ce137" table:number-columns-repeated="4"/>
          <table:table-cell table:style-name="ce277" table:number-columns-repeated="16379"/>
        </table:table-row>
        <table:table-row table:style-name="ro1">
          <table:table-cell table:style-name="ce49" office:value-type="string" calcext:value-type="string">
            <text:p><text:span text:style-name="T4">Apple Numbers </text:span><text:span text:style-name="T5">(NUMBERS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85:.$AW185];2)" office:value-type="float" office:value="0" calcext:value-type="float">
            <text:p>0</text:p>
          </table:table-cell>
          <table:table-cell table:style-name="ce162" table:formula="of:=COUNTIF([.$F185:.$AW185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Comma Separated Value </text:span><text:span text:style-name="T5">(CSV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186:.$AW186];2)" office:value-type="float" office:value="16" calcext:value-type="float">
            <text:p>16</text:p>
          </table:table-cell>
          <table:table-cell table:style-name="ce162" table:formula="of:=COUNTIF([.$F186:.$AW186];1)" office:value-type="float" office:value="5" calcext:value-type="float">
            <text:p>5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eXtensible Markup Language</text:span><text:span text:style-name="T5"> (XML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87:.$AW187];2)" office:value-type="float" office:value="10" calcext:value-type="float">
            <text:p>10</text:p>
          </table:table-cell>
          <table:table-cell table:style-name="ce162" table:formula="of:=COUNTIF([.$F187:.$AW187];1)" office:value-type="float" office:value="8" calcext:value-type="float">
            <text:p>8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Microsoft Excel 97 </text:span><text:span text:style-name="T5">(XLS)</text:span><text:span text:style-name="T3"> Binary Document ver 8.0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88:.$AW188];2)" office:value-type="float" office:value="1" calcext:value-type="float">
            <text:p>1</text:p>
          </table:table-cell>
          <table:table-cell table:style-name="ce162" table:formula="of:=COUNTIF([.$F188:.$AW188];1)" office:value-type="float" office:value="12" calcext:value-type="float">
            <text:p>12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number-columns-repeated="16335"/>
        </table:table-row>
        <table:table-row table:style-name="ro1">
          <table:table-cell table:style-name="ce57" office:value-type="string" calcext:value-type="string">
            <text:p><text:span text:style-name="T7">Office Open XML AddIn </text:span><text:span text:style-name="T8">(XLAM)</text:span></text:p>
          </table:table-cell>
          <table:table-cell table:style-name="ce74" table:content-validation-name="val1"/>
          <table:table-cell table:style-name="ce151"/>
          <table:table-cell table:style-name="ce156" table:formula="of:=COUNTIF([.$F189:.$AW189];2)" office:value-type="float" office:value="0" calcext:value-type="float">
            <text:p>0</text:p>
          </table:table-cell>
          <table:table-cell table:style-name="ce162" table:formula="of:=COUNTIF([.$F189:.$AW189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57" office:value-type="string" calcext:value-type="string">
            <text:p><text:span text:style-name="T7">Office Open XML MacroEnabled Workbook </text:span><text:span text:style-name="T8">(XLSM)</text:span></text:p>
          </table:table-cell>
          <table:table-cell table:style-name="ce74" table:content-validation-name="val1"/>
          <table:table-cell table:style-name="ce151"/>
          <table:table-cell table:style-name="ce156" table:formula="of:=COUNTIF([.$F190:.$AW190];2)" office:value-type="float" office:value="0" calcext:value-type="float">
            <text:p>0</text:p>
          </table:table-cell>
          <table:table-cell table:style-name="ce162" table:formula="of:=COUNTIF([.$F190:.$AW190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57" office:value-type="string" calcext:value-type="string">
            <text:p><text:span text:style-name="T7">Office Open XML Workbook </text:span><text:span text:style-name="T8">(XLSX)</text:span><text:span text:style-name="T11"> Transitional conformance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51"/>
          <table:table-cell table:style-name="ce156" table:formula="of:=COUNTIF([.$F191:.$AW191];2)" office:value-type="float" office:value="10" calcext:value-type="float">
            <text:p>10</text:p>
          </table:table-cell>
          <table:table-cell table:style-name="ce162" table:formula="of:=COUNTIF([.$F191:.$AW191];1)" office:value-type="float" office:value="19" calcext:value-type="float">
            <text:p>19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number-columns-repeated="6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1">
          <table:table-cell table:style-name="ce57" office:value-type="string" calcext:value-type="string">
            <text:p><text:span text:style-name="T7">Office Open XML Workbook </text:span><text:span text:style-name="T8">(XLSX)</text:span><text:span text:style-name="T11"> Strict conformance</text:span></text:p>
          </table:table-cell>
          <table:table-cell table:style-name="ce74" table:content-validation-name="val1"/>
          <table:table-cell table:style-name="ce151"/>
          <table:table-cell table:style-name="ce156" table:formula="of:=COUNTIF([.$F192:.$AW192];2)" office:value-type="float" office:value="3" calcext:value-type="float">
            <text:p>3</text:p>
          </table:table-cell>
          <table:table-cell table:style-name="ce162" table:formula="of:=COUNTIF([.$F192:.$AW192];1)" office:value-type="float" office:value="11" calcext:value-type="float">
            <text:p>1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1">
          <table:table-cell table:style-name="ce57" office:value-type="string" calcext:value-type="string">
            <text:p><text:span text:style-name="T7">Office Open XML MacroEnabled Template </text:span><text:span text:style-name="T8">(XLTM)</text:span></text:p>
          </table:table-cell>
          <table:table-cell table:style-name="ce74" table:content-validation-name="val1"/>
          <table:table-cell table:style-name="ce151"/>
          <table:table-cell table:style-name="ce156" table:formula="of:=COUNTIF([.$F193:.$AW193];2)" office:value-type="float" office:value="0" calcext:value-type="float">
            <text:p>0</text:p>
          </table:table-cell>
          <table:table-cell table:style-name="ce162" table:formula="of:=COUNTIF([.$F193:.$AW193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57" office:value-type="string" calcext:value-type="string">
            <text:p><text:span text:style-name="T7">Office Open XML Template </text:span><text:span text:style-name="T8">(XLTX)</text:span><text:span text:style-name="T11"> </text:span></text:p>
          </table:table-cell>
          <table:table-cell table:style-name="ce74" table:content-validation-name="val1"/>
          <table:table-cell table:style-name="ce151"/>
          <table:table-cell table:style-name="ce156" table:formula="of:=COUNTIF([.$F194:.$AW194];2)" office:value-type="float" office:value="0" calcext:value-type="float">
            <text:p>0</text:p>
          </table:table-cell>
          <table:table-cell table:style-name="ce162" table:formula="of:=COUNTIF([.$F194:.$AW194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OpenDocument Spreadsheet (ODS) ver 1.0.3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195:.$AW195];2)" office:value-type="float" office:value="14" calcext:value-type="float">
            <text:p>14</text:p>
          </table:table-cell>
          <table:table-cell table:style-name="ce162" table:formula="of:=COUNTIF([.$F195:.$AW195];1)" office:value-type="float" office:value="12" calcext:value-type="float">
            <text:p>1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1">
          <table:table-cell table:style-name="ce49" office:value-type="string" calcext:value-type="string">
            <text:p>OpenDocument Spreadsheet Flat XML (FODS) ver 1.0.3</text:p>
          </table:table-cell>
          <table:table-cell table:style-name="ce74" table:content-validation-name="val1"/>
          <table:table-cell table:style-name="ce143"/>
          <table:table-cell table:style-name="ce156" table:formula="of:=COUNTIF([.$F196:.$AW196];2)" office:value-type="float" office:value="0" calcext:value-type="float">
            <text:p>0</text:p>
          </table:table-cell>
          <table:table-cell table:style-name="ce162" table:formula="of:=COUNTIF([.$F196:.$AW196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OpenDocument Spreadsheet Template (OTS) ver 1.0.3</text:p>
          </table:table-cell>
          <table:table-cell table:style-name="ce74" table:content-validation-name="val1"/>
          <table:table-cell table:style-name="ce143"/>
          <table:table-cell table:style-name="ce156" table:formula="of:=COUNTIF([.$F197:.$AW197];2)" office:value-type="float" office:value="0" calcext:value-type="float">
            <text:p>0</text:p>
          </table:table-cell>
          <table:table-cell table:style-name="ce162" table:formula="of:=COUNTIF([.$F197:.$AW197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7" office:value-type="string" calcext:value-type="string">
            <text:p>Dados estruturados, Bases de Dados</text:p>
          </table:table-cell>
          <table:table-cell table:style-name="ce137" table:number-columns-repeated="4"/>
          <table:table-cell table:style-name="ce277" table:number-columns-repeated="16379"/>
        </table:table-row>
        <table:table-row table:style-name="ro1">
          <table:table-cell table:style-name="ce49" office:value-type="string" calcext:value-type="string">
            <text:p><text:span text:style-name="T4">DBase </text:span><text:span text:style-name="T5">(DB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199:.$AW199];2)" office:value-type="float" office:value="0" calcext:value-type="float">
            <text:p>0</text:p>
          </table:table-cell>
          <table:table-cell table:style-name="ce162" table:formula="of:=COUNTIF([.$F199:.$AW199];1)" office:value-type="float" office:value="4" calcext:value-type="float">
            <text:p>4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Delimited text with </text:span><text:span text:style-name="T5">SQL </text:span><text:span text:style-name="T3">data definition statements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200:.$AW200];2)" office:value-type="float" office:value="7" calcext:value-type="float">
            <text:p>7</text:p>
          </table:table-cell>
          <table:table-cell table:style-name="ce162" table:formula="of:=COUNTIF([.$F200:.$AW200];1)" office:value-type="float" office:value="4" calcext:value-type="float">
            <text:p>4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79" table:content-validation-name="val1"/>
          <table:table-cell table:style-name="ce79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58" office:value-type="string" calcext:value-type="string">
            <text:p><text:span text:style-name="T4">Extended Binary Coded Decimal Interchange Code </text:span><text:span text:style-name="T5">(EBCDIC)</text:span></text:p>
          </table:table-cell>
          <table:table-cell table:style-name="ce74" table:content-validation-name="val1"/>
          <table:table-cell table:style-name="ce144"/>
          <table:table-cell table:style-name="ce156" table:formula="of:=COUNTIF([.$F201:.$AW201];2)" office:value-type="float" office:value="1" calcext:value-type="float">
            <text:p>1</text:p>
          </table:table-cell>
          <table:table-cell table:style-name="ce162" table:formula="of:=COUNTIF([.$F201:.$AW201];1)" office:value-type="float" office:value="3" calcext:value-type="float">
            <text:p>3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Microsoft Access </text:span><text:span text:style-name="T5">(MDB, ACCDB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02:.$AW202];2)" office:value-type="float" office:value="0" calcext:value-type="float">
            <text:p>0</text:p>
          </table:table-cell>
          <table:table-cell table:style-name="ce162" table:formula="of:=COUNTIF([.$F202:.$AW202];1)" office:value-type="float" office:value="7" calcext:value-type="float">
            <text:p>7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Microsoft Excel 97 </text:span><text:span text:style-name="T5">(XLS)</text:span><text:span text:style-name="T3"> Binary Document ver 8.0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03:.$AW203];2)" office:value-type="float" office:value="1" calcext:value-type="float">
            <text:p>1</text:p>
          </table:table-cell>
          <table:table-cell table:style-name="ce162" table:formula="of:=COUNTIF([.$F203:.$AW203];1)" office:value-type="float" office:value="10" calcext:value-type="float">
            <text:p>10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9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Office Open XML </text:span><text:span text:style-name="T5">(XLSX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04:.$AW204];2)" office:value-type="float" office:value="4" calcext:value-type="float">
            <text:p>4</text:p>
          </table:table-cell>
          <table:table-cell table:style-name="ce162" table:formula="of:=COUNTIF([.$F204:.$AW204];1)" office:value-type="float" office:value="13" calcext:value-type="float">
            <text:p>13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OpenDocument Spreadsheet (ODS) ver 1.0.3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205:.$AW205];2)" office:value-type="float" office:value="3" calcext:value-type="float">
            <text:p>3</text:p>
          </table:table-cell>
          <table:table-cell table:style-name="ce162" table:formula="of:=COUNTIF([.$F205:.$AW205];1)" office:value-type="float" office:value="9" calcext:value-type="float">
            <text:p>9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OpenDocument Database (ODB) ver 1.0.3</text:p>
          </table:table-cell>
          <table:table-cell table:style-name="ce74" table:content-validation-name="val1"/>
          <table:table-cell table:style-name="ce143"/>
          <table:table-cell table:style-name="ce156" table:formula="of:=COUNTIF([.$F206:.$AW206];2)" office:value-type="float" office:value="2" calcext:value-type="float">
            <text:p>2</text:p>
          </table:table-cell>
          <table:table-cell table:style-name="ce162" table:formula="of:=COUNTIF([.$F206:.$AW206];1)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2">
          <table:table-cell table:style-name="ce48" office:value-type="string" calcext:value-type="string">
            <text:p><text:span text:style-name="T4">Plain text </text:span><text:span text:style-name="T5">(TXT)</text:span><text:span text:style-name="T3"> with ASCII Text ver 7 bit or Unicode Text ver UTF-8 encoding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207:.$AW207];2)" office:value-type="float" office:value="9" calcext:value-type="float">
            <text:p>9</text:p>
          </table:table-cell>
          <table:table-cell table:style-name="ce162" table:formula="of:=COUNTIF([.$F207:.$AW207];1)" office:value-type="float" office:value="4" calcext:value-type="float">
            <text:p>4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7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6">
          <table:table-cell table:style-name="ce48" office:value-type="string" calcext:value-type="string">
            <text:p><text:span text:style-name="T4">System-Independent Archiving of Relational Databases </text:span><text:span text:style-name="T5">(SIARD) </text:span><text:span text:style-name="T3">ver 2.0, 2.1 &amp; 2.2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08:.$AW208];2)" office:value-type="float" office:value="15" calcext:value-type="float">
            <text:p>15</text:p>
          </table:table-cell>
          <table:table-cell table:style-name="ce162" table:formula="of:=COUNTIF([.$F208:.$AW208];1)" office:value-type="float" office:value="5" calcext:value-type="float">
            <text:p>5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2"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5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tructured Query Language </text:span><text:span text:style-name="T5">(SQL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209:.$AW209];2)" office:value-type="float" office:value="5" calcext:value-type="float">
            <text:p>5</text:p>
          </table:table-cell>
          <table:table-cell table:style-name="ce162" table:formula="of:=COUNTIF([.$F209:.$AW209];1)" office:value-type="float" office:value="5" calcext:value-type="float">
            <text:p>5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Tab-delimited text </text:span><text:span text:style-name="T5">(TAB)</text:span><text:span text:style-name="T3"> with ASCIII or Unicode encoding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49" office:value-type="string" calcext:value-type="string">
            <text:p>TSV</text:p>
          </table:table-cell>
          <table:table-cell table:style-name="ce156" table:formula="of:=COUNTIF([.$F210:.$AW210];2)" office:value-type="float" office:value="8" calcext:value-type="float">
            <text:p>8</text:p>
          </table:table-cell>
          <table:table-cell table:style-name="ce162" table:formula="of:=COUNTIF([.$F210:.$AW210];1)" office:value-type="float" office:value="3" calcext:value-type="float">
            <text:p>3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SQLite, Version 3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49"/>
          <table:table-cell table:style-name="ce156"/>
          <table:table-cell table:style-name="ce162"/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11"/>
          <table:table-cell table:style-name="ce288"/>
          <table:table-cell table:style-name="ce74" table:content-validation-name="val1" table:number-columns-repeated="7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/>
          <table:table-cell table:style-name="ce74" table:content-validation-name="val1"/>
          <table:table-cell table:style-name="ce49"/>
          <table:table-cell table:style-name="ce156"/>
          <table:table-cell table:style-name="ce162"/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11"/>
          <table:table-cell table:style-name="ce288"/>
          <table:table-cell table:style-name="ce74" table:content-validation-name="val1" table:number-columns-repeated="7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8" office:value-type="string" calcext:value-type="string">
            <text:p>Markup Languages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1">
          <table:table-cell table:style-name="ce49" office:value-type="string" calcext:value-type="string">
            <text:p><text:span text:style-name="T4">Comma Separated Value </text:span><text:span text:style-name="T5">(CSV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214:.$AW214];2)" office:value-type="float" office:value="26" calcext:value-type="float">
            <text:p>26</text:p>
          </table:table-cell>
          <table:table-cell table:style-name="ce162" table:formula="of:=COUNTIF([.$F214:.$AW214];1)" office:value-type="float" office:value="4" calcext:value-type="float">
            <text:p>4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table:number-columns-repeated="2"/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Extensible Markup Language </text:span><text:span text:style-name="T5">(XML)</text:span></text:p>
          </table:table-cell>
          <table:table-cell table:style-name="ce74" table:content-validation-name="val1" office:value-type="float" office:value="3" calcext:value-type="float">
            <text:p>3</text:p>
          </table:table-cell>
          <table:table-cell table:style-name="ce143"/>
          <table:table-cell table:style-name="ce156" table:formula="of:=COUNTIF([.$F215:.$AW215];2)" office:value-type="float" office:value="21" calcext:value-type="float">
            <text:p>21</text:p>
          </table:table-cell>
          <table:table-cell table:style-name="ce162" table:formula="of:=COUNTIF([.$F215:.$AW215];1)" office:value-type="float" office:value="7" calcext:value-type="float">
            <text:p>7</text:p>
          </table:table-cell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number-columns-repeated="7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JavaScript Object Notation </text:span><text:span text:style-name="T5">(JSON)</text:span></text:p>
          </table:table-cell>
          <table:table-cell table:style-name="ce74" table:content-validation-name="val1" office:value-type="float" office:value="4" calcext:value-type="float">
            <text:p>4</text:p>
          </table:table-cell>
          <table:table-cell table:style-name="ce143"/>
          <table:table-cell table:style-name="ce156" table:formula="of:=COUNTIF([.$F216:.$AW216];2)" office:value-type="float" office:value="5" calcext:value-type="float">
            <text:p>5</text:p>
          </table:table-cell>
          <table:table-cell table:style-name="ce162" table:formula="of:=COUNTIF([.$F216:.$AW216];1)" office:value-type="float" office:value="6" calcext:value-type="float">
            <text:p>6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4">
          <table:table-cell table:style-name="ce278" office:value-type="string" calcext:value-type="string">
            <text:p>NoSQL Databases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1">
          <table:table-cell table:style-name="ce49" office:value-type="string" calcext:value-type="string">
            <text:p><text:span text:style-name="T4">Extensible Markup Language </text:span><text:span text:style-name="T5">(XML)</text:span><text:span text:style-name="T3"> + schema </text:span><text:span text:style-name="T5">(XSD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18:.$AW218];2)" office:value-type="float" office:value="8" calcext:value-type="float">
            <text:p>8</text:p>
          </table:table-cell>
          <table:table-cell table:style-name="ce162" table:formula="of:=COUNTIF([.$F218:.$AW218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Resource Description Framework </text:span><text:span text:style-name="T5">(RD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19:.$AW219];2)" office:value-type="float" office:value="3" calcext:value-type="float">
            <text:p>3</text:p>
          </table:table-cell>
          <table:table-cell table:style-name="ce162" table:formula="of:=COUNTIF([.$F219:.$AW219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4">
          <table:table-cell table:style-name="ce277" office:value-type="string" calcext:value-type="string">
            <text:p>Documentos de Texto</text:p>
          </table:table-cell>
          <table:table-cell table:style-name="ce137" table:number-columns-repeated="4"/>
          <table:table-cell table:style-name="ce277" table:number-columns-repeated="16379"/>
        </table:table-row>
        <table:table-row table:style-name="ro5">
          <table:table-cell table:style-name="ce48" office:value-type="string" calcext:value-type="string">
            <text:p><text:span text:style-name="T4">eXtensible Markup Language</text:span><text:span text:style-name="T5"> (XML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221:.$AW221];2)" office:value-type="float" office:value="8" calcext:value-type="float">
            <text:p>8</text:p>
          </table:table-cell>
          <table:table-cell table:style-name="ce162" table:formula="of:=COUNTIF([.$F221:.$AW221];1)" office:value-type="float" office:value="5" calcext:value-type="float">
            <text:p>5</text:p>
          </table:table-cell>
          <table:table-cell table:style-name="ce74" table:content-validation-name="val1" table:number-columns-repeated="2"/>
          <table:table-cell table:style-name="ce79" table:content-validation-name="val1"/>
          <table:table-cell table:style-name="ce74" table:content-validation-name="val1"/>
          <table:table-cell table:style-name="ce79" table:content-validation-name="val1" table:number-columns-repeated="4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5">
          <table:table-cell table:style-name="ce48" office:value-type="string" calcext:value-type="string">
            <text:p>JSON</text:p>
          </table:table-cell>
          <table:table-cell table:style-name="ce74" table:content-validation-name="val1"/>
          <table:table-cell table:style-name="ce143"/>
          <table:table-cell table:style-name="ce156" table:formula="of:=COUNTIF([.$F222:.$AW222];2)" office:value-type="float" office:value="2" calcext:value-type="float">
            <text:p>2</text:p>
          </table:table-cell>
          <table:table-cell table:style-name="ce162" table:formula="of:=COUNTIF([.$F222:.$AW222];1)" office:value-type="float" office:value="4" calcext:value-type="float">
            <text:p>4</text:p>
          </table:table-cell>
          <table:table-cell table:style-name="ce74" table:content-validation-name="val1" table:number-columns-repeated="7"/>
          <table:table-cell table:style-name="ce79" table:content-validation-name="val1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11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JPEG 2000</text:span><text:span text:style-name="T5"> </text:span><text:span text:style-name="T3">Part 1 </text:span><text:span text:style-name="T5">(JP2)</text:span><text:span text:style-name="T3">, lossless compression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23:.$AW223];2)" office:value-type="float" office:value="3" calcext:value-type="float">
            <text:p>3</text:p>
          </table:table-cell>
          <table:table-cell table:style-name="ce162" table:formula="of:=COUNTIF([.$F223:.$AW223];1)" office:value-type="float" office:value="5" calcext:value-type="float">
            <text:p>5</text:p>
          </table:table-cell>
          <table:table-cell table:style-name="ce74" table:content-validation-name="val1" table:number-columns-repeated="6"/>
          <table:table-cell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Microsoft Word 97 Binary Document Format </text:span><text:span text:style-name="T5">(DOC)</text:span><text:span text:style-name="T3"> ver 8.0 </text:span>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3"/>
          <table:table-cell table:style-name="ce156" table:formula="of:=COUNTIF([.$F224:.$AW224];2)" office:value-type="float" office:value="1" calcext:value-type="float">
            <text:p>1</text:p>
          </table:table-cell>
          <table:table-cell table:style-name="ce162" table:formula="of:=COUNTIF([.$F224:.$AW224];1)" office:value-type="float" office:value="13" calcext:value-type="float">
            <text:p>13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Office Open XML Word </text:span><text:span text:style-name="T5">(DOCX)</text:span><text:span text:style-name="T3"> Transitional conformance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225:.$AW225];2)" office:value-type="float" office:value="7" calcext:value-type="float">
            <text:p>7</text:p>
          </table:table-cell>
          <table:table-cell table:style-name="ce162" table:formula="of:=COUNTIF([.$F225:.$AW225];1)" office:value-type="float" office:value="20" calcext:value-type="float">
            <text:p>20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number-columns-repeated="6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Office Open XML Word </text:span><text:span text:style-name="T5">(DOCX)</text:span><text:span text:style-name="T3"> Strict conformance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26:.$AW226];2)" office:value-type="float" office:value="4" calcext:value-type="float">
            <text:p>4</text:p>
          </table:table-cell>
          <table:table-cell table:style-name="ce162" table:formula="of:=COUNTIF([.$F226:.$AW226];1)" office:value-type="float" office:value="9" calcext:value-type="float">
            <text:p>9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5">
          <table:table-cell table:style-name="ce49" office:value-type="string" calcext:value-type="string">
            <text:p>OpenDocument Text Flat XML (FODT) ver 1.0.3</text:p>
          </table:table-cell>
          <table:table-cell table:style-name="ce74" table:content-validation-name="val1"/>
          <table:table-cell table:style-name="ce143"/>
          <table:table-cell table:style-name="ce156" table:formula="of:=COUNTIF([.$F227:.$AW227];2)" office:value-type="float" office:value="0" calcext:value-type="float">
            <text:p>0</text:p>
          </table:table-cell>
          <table:table-cell table:style-name="ce162" table:formula="of:=COUNTIF([.$F227:.$AW227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OpenDocument Text (ODT) ver 1.0.3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228:.$AW228];2)" office:value-type="float" office:value="19" calcext:value-type="float">
            <text:p>19</text:p>
          </table:table-cell>
          <table:table-cell table:style-name="ce162" table:formula="of:=COUNTIF([.$F228:.$AW228];1)" office:value-type="float" office:value="12" calcext:value-type="float">
            <text:p>12</text:p>
          </table:table-cell>
          <table:table-cell table:number-columns-repeated="5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5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5">
          <table:table-cell table:style-name="ce49" office:value-type="string" calcext:value-type="string">
            <text:p>OpenDocument Text Template (OTT) ver 1.0.3</text:p>
          </table:table-cell>
          <table:table-cell table:style-name="ce74" table:content-validation-name="val1"/>
          <table:table-cell table:style-name="ce143"/>
          <table:table-cell table:style-name="ce156" table:formula="of:=COUNTIF([.$F229:.$AW229];2)" office:value-type="float" office:value="0" calcext:value-type="float">
            <text:p>0</text:p>
          </table:table-cell>
          <table:table-cell table:style-name="ce162" table:formula="of:=COUNTIF([.$F229:.$AW229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8" office:value-type="string" calcext:value-type="string">
            <text:p>Portable Document Format (PDF) ver 1.0.7 &amp; 2.0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3"/>
          <table:table-cell table:style-name="ce156" table:formula="of:=COUNTIF([.$F230:.$AW230];2)" office:value-type="float" office:value="8" calcext:value-type="float">
            <text:p>8</text:p>
          </table:table-cell>
          <table:table-cell table:style-name="ce162" table:formula="of:=COUNTIF([.$F230:.$AW230];1)" office:value-type="float" office:value="15" calcext:value-type="float">
            <text:p>15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48" office:value-type="string" calcext:value-type="string">
            <text:p>Portable Document Format/Archiving (PDF/A)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231:.$AW231];2)" office:value-type="float" office:value="27" calcext:value-type="float">
            <text:p>27</text:p>
          </table:table-cell>
          <table:table-cell table:style-name="ce162" table:formula="of:=COUNTIF([.$F231:.$AW231];1)" office:value-type="float" office:value="9" calcext:value-type="float">
            <text:p>9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6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Portable Document Format/Archiving</text:span><text:span text:style-name="T5"> (PDF/A-2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32:.$AW232];2)" office:value-type="float" office:value="30" calcext:value-type="float">
            <text:p>30</text:p>
          </table:table-cell>
          <table:table-cell table:style-name="ce162" table:formula="of:=COUNTIF([.$F232:.$AW232];1)" office:value-type="float" office:value="5" calcext:value-type="float">
            <text:p>5</text:p>
          </table:table-cell>
          <table:table-cell table:style-name="ce74" table:content-validation-name="val1"/>
          <table:table-cell table:number-columns-repeated="5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5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8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Portable Document Format/Archiving</text:span><text:span text:style-name="T5"> (PDF/A-3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33:.$AW233];2)" office:value-type="float" office:value="9" calcext:value-type="float">
            <text:p>9</text:p>
          </table:table-cell>
          <table:table-cell table:style-name="ce162" table:formula="of:=COUNTIF([.$F233:.$AW233];1)" office:value-type="float" office:value="8" calcext:value-type="float">
            <text:p>8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Portable Document Format/Archiving</text:span><text:span text:style-name="T5"> (PDF/A-4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34:.$AW234];2)" office:value-type="float" office:value="2" calcext:value-type="float">
            <text:p>2</text:p>
          </table:table-cell>
          <table:table-cell table:style-name="ce162" table:formula="of:=COUNTIF([.$F234:.$AW234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7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Portable Document Format/Raster</text:span><text:span text:style-name="T5"> (PDF/R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35:.$AW235];2)" office:value-type="float" office:value="0" calcext:value-type="float">
            <text:p>0</text:p>
          </table:table-cell>
          <table:table-cell table:style-name="ce162" table:formula="of:=COUNTIF([.$F235:.$AW235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PDF Portable Collection/Portfolio</text:p>
          </table:table-cell>
          <table:table-cell table:style-name="ce74" table:content-validation-name="val1"/>
          <table:table-cell table:style-name="ce143"/>
          <table:table-cell table:style-name="ce156" table:formula="of:=COUNTIF([.$F236:.$AW236];2)" office:value-type="float" office:value="0" calcext:value-type="float">
            <text:p>0</text:p>
          </table:table-cell>
          <table:table-cell table:style-name="ce162" table:formula="of:=COUNTIF([.$F236:.$AW236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10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Plain text </text:span><text:span text:style-name="T5">(TXT)</text:span><text:span text:style-name="T3"> with </text:span><text:span text:style-name="T5">ASCII</text:span><text:span text:style-name="T3"> or </text:span><text:span text:style-name="T5">UTF-8</text:span><text:span text:style-name="T3"> encoding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237:.$AW237];2)" office:value-type="float" office:value="26" calcext:value-type="float">
            <text:p>26</text:p>
          </table:table-cell>
          <table:table-cell table:style-name="ce162" table:formula="of:=COUNTIF([.$F237:.$AW237];1)" office:value-type="float" office:value="9" calcext:value-type="float">
            <text:p>9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5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Rich Text Format </text:span><text:span text:style-name="T5">(RTF)</text:span>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143"/>
          <table:table-cell table:style-name="ce156" table:formula="of:=COUNTIF([.$F238:.$AW238];2)" office:value-type="float" office:value="3" calcext:value-type="float">
            <text:p>3</text:p>
          </table:table-cell>
          <table:table-cell table:style-name="ce162" table:formula="of:=COUNTIF([.$F238:.$AW238];1)" office:value-type="float" office:value="12" calcext:value-type="float">
            <text:p>1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79" table:content-validation-name="val1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Tagged Image File Format </text:span><text:span text:style-name="T5">(TIFF)</text:span><text:span text:style-name="T3"> ver 4, 5, &amp; 6 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39:.$AW239];2)" office:value-type="float" office:value="3" calcext:value-type="float">
            <text:p>3</text:p>
          </table:table-cell>
          <table:table-cell table:style-name="ce162" table:formula="of:=COUNTIF([.$F239:.$AW239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4">
          <table:table-cell table:style-name="ce277" office:value-type="string" calcext:value-type="string">
            <text:p>Vídeo</text:p>
          </table:table-cell>
          <table:table-cell table:style-name="ce137" table:number-columns-repeated="4"/>
          <table:table-cell table:style-name="ce277" table:number-columns-repeated="16379"/>
        </table:table-row>
        <table:table-row table:style-name="ro4">
          <table:table-cell table:style-name="ce278" office:value-type="string" calcext:value-type="string">
            <text:p>Containers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5">
          <table:table-cell table:style-name="ce49" office:value-type="string" calcext:value-type="string">
            <text:p><text:span text:style-name="T4">Audio Video Interleave </text:span><text:span text:style-name="T5">(AVI)</text:span></text:p>
          </table:table-cell>
          <table:table-cell table:style-name="ce74" table:content-validation-name="val1" office:value-type="float" office:value="-1" calcext:value-type="float">
            <text:p>-1</text:p>
          </table:table-cell>
          <table:table-cell table:style-name="ce143"/>
          <table:table-cell table:style-name="ce156" table:formula="of:=COUNTIF([.$F242:.$AW242];2)" office:value-type="float" office:value="6" calcext:value-type="float">
            <text:p>6</text:p>
          </table:table-cell>
          <table:table-cell table:style-name="ce162" table:formula="of:=COUNTIF([.$F242:.$AW242];1)" office:value-type="float" office:value="12" calcext:value-type="float">
            <text:p>12</text:p>
          </table:table-cell>
          <table:table-cell table:style-name="ce74" table:content-validation-name="val1" office:value-type="float" office:value="2" calcext:value-type="float">
            <office:annotation draw:style-name="gr1" draw:text-style-name="P2" svg:width="1.1413in" svg:height="0.7083in" svg:x="9.9661in" svg:y="47.061in" draw:caption-point-x="-0.2402in" draw:caption-point-y="0.5945in">
              <dc:date>2025-06-03T00:00:00</dc:date>
              <text:p text:style-name="P1"><text:span text:style-name="T1">Sem compressão</text:span></text:p>
            </office:annotation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AVI Image File Format</text:span><text:span text:style-name="T5"> (AVI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43:.$AW243];2)" office:value-type="float" office:value="1" calcext:value-type="float">
            <text:p>1</text:p>
          </table:table-cell>
          <table:table-cell table:style-name="ce162" table:formula="of:=COUNTIF([.$F243:.$AW243];1)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10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Blackmagic RAW </text:span><text:span text:style-name="T5">(BRAW)</text:span></text:p>
          </table:table-cell>
          <table:table-cell table:style-name="ce74" table:content-validation-name="val1"/>
          <table:table-cell table:style-name="ce49"/>
          <table:table-cell table:style-name="ce156" table:formula="of:=COUNTIF([.$F244:.$AW244];2)" office:value-type="float" office:value="0" calcext:value-type="float">
            <text:p>0</text:p>
          </table:table-cell>
          <table:table-cell table:style-name="ce162" table:formula="of:=COUNTIF([.$F244:.$AW244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Material Exchange Format </text:span><text:span text:style-name="T5">(MXF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49" office:value-type="string" calcext:value-type="string">
            <text:p>com JPEG 2000 lossless</text:p>
          </table:table-cell>
          <table:table-cell table:style-name="ce156" table:formula="of:=COUNTIF([.$F245:.$AW245];2)" office:value-type="float" office:value="10" calcext:value-type="float">
            <text:p>10</text:p>
          </table:table-cell>
          <table:table-cell table:style-name="ce162" table:formula="of:=COUNTIF([.$F245:.$AW245];1)" office:value-type="float" office:value="7" calcext:value-type="float">
            <text:p>7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Matroska Multimedia Video Container </text:span><text:span text:style-name="T5">(MKV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49" office:value-type="string" calcext:value-type="string">
            <text:p>Cuidado com codecs. FFV1</text:p>
          </table:table-cell>
          <table:table-cell table:style-name="ce156" table:formula="of:=COUNTIF([.$F246:.$AW246];2)" office:value-type="float" office:value="13" calcext:value-type="float">
            <text:p>13</text:p>
          </table:table-cell>
          <table:table-cell table:style-name="ce162" table:formula="of:=COUNTIF([.$F246:.$AW246];1)" office:value-type="float" office:value="6" calcext:value-type="float">
            <text:p>6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3"/>
          <table:table-cell table:number-columns-repeated="6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Motion JPEG 2000 </text:span><text:span text:style-name="T5">(MJ2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49"/>
          <table:table-cell table:style-name="ce156" table:formula="of:=COUNTIF([.$F247:.$AW247];2)" office:value-type="float" office:value="8" calcext:value-type="float">
            <text:p>8</text:p>
          </table:table-cell>
          <table:table-cell table:style-name="ce162" table:formula="of:=COUNTIF([.$F247:.$AW247];1)" office:value-type="float" office:value="5" calcext:value-type="float">
            <text:p>5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48" office:value-type="string" calcext:value-type="string">
            <text:p>MPEG Video (MPG/MPEG)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49" office:value-type="string" calcext:value-type="string">
            <text:p>open standard (ISO/IEC (13818)</text:p>
          </table:table-cell>
          <table:table-cell table:style-name="ce156" table:formula="of:=COUNTIF([.$F248:.$AW248];2)" office:value-type="float" office:value="2" calcext:value-type="float">
            <text:p>2</text:p>
          </table:table-cell>
          <table:table-cell table:style-name="ce162" table:formula="of:=COUNTIF([.$F248:.$AW248];1)" office:value-type="float" office:value="11" calcext:value-type="float">
            <text:p>11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9" table:content-validation-name="val1" table:number-columns-repeated="2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MPEG-2 Video </text:span><text:span text:style-name="T5">(MP2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49" office:value-type="string" calcext:value-type="string">
            <text:p>open standard (ISO/IEC (13818)</text:p>
          </table:table-cell>
          <table:table-cell table:style-name="ce156" table:formula="of:=COUNTIF([.$F249:.$AW249];2)" office:value-type="float" office:value="6" calcext:value-type="float">
            <text:p>6</text:p>
          </table:table-cell>
          <table:table-cell table:style-name="ce162" table:formula="of:=COUNTIF([.$F249:.$AW249];1)" office:value-type="float" office:value="15" calcext:value-type="float">
            <text:p>15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93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7">
          <table:table-cell table:style-name="ce48" office:value-type="string" calcext:value-type="string">
            <text:p><text:span text:style-name="T4">MPEG-4 </text:span><text:span text:style-name="T5">(MP4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49" office:value-type="string" calcext:value-type="string">
            <text:p>Open standard ISO/IEC 14496-14:2003. Cuidado com codecs. Nãu usar H.254. Usar AV1, FFV1, VP9,…</text:p>
          </table:table-cell>
          <table:table-cell table:style-name="ce156" table:formula="of:=COUNTIF([.$F250:.$AW250];2)" office:value-type="float" office:value="16" calcext:value-type="float">
            <text:p>16</text:p>
          </table:table-cell>
          <table:table-cell table:style-name="ce162" table:formula="of:=COUNTIF([.$F250:.$AW250];1)" office:value-type="float" office:value="17" calcext:value-type="float">
            <text:p>17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number-columns-repeated="2"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OGG video</text:span><text:span text:style-name="T5"> (OGV, OGG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49"/>
          <table:table-cell table:style-name="ce156" table:formula="of:=COUNTIF([.$F251:.$AW251];2)" office:value-type="float" office:value="1" calcext:value-type="float">
            <text:p>1</text:p>
          </table:table-cell>
          <table:table-cell table:style-name="ce162" table:formula="of:=COUNTIF([.$F251:.$AW251];1)" office:value-type="float" office:value="8" calcext:value-type="float">
            <text:p>8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93" table:content-validation-name="val1"/>
          <table:table-cell table:style-name="ce93" table:content-validation-name="val1" office:value-type="float" office:value="1" calcext:value-type="float">
            <text:p>1</text:p>
          </table:table-cell>
          <table:table-cell table:style-name="ce93" table:content-validation-name="val1"/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QuickTime File Format </text:span><text:span text:style-name="T5">(MOV)</text:span></text:p>
          </table:table-cell>
          <table:table-cell table:style-name="ce74" table:content-validation-name="val1" office:value-type="float" office:value="0" calcext:value-type="float">
            <text:p>0</text:p>
          </table:table-cell>
          <table:table-cell table:style-name="ce49"/>
          <table:table-cell table:style-name="ce156" table:formula="of:=COUNTIF([.$F252:.$AW252];2)" office:value-type="float" office:value="8" calcext:value-type="float">
            <text:p>8</text:p>
          </table:table-cell>
          <table:table-cell table:style-name="ce162" table:formula="of:=COUNTIF([.$F252:.$AW252];1)" office:value-type="float" office:value="13" calcext:value-type="float">
            <text:p>13</text:p>
          </table:table-cell>
          <table:table-cell table:style-name="ce74" table:content-validation-name="val1" office:value-type="float" office:value="2" calcext:value-type="float">
            <office:annotation draw:style-name="gr1" draw:text-style-name="P2" svg:width="1.1413in" svg:height="0.7083in" svg:x="9.9661in" svg:y="49.3787in" draw:caption-point-x="-0.2402in" draw:caption-point-y="0.5945in">
              <dc:date>2025-06-03T00:00:00</dc:date>
              <text:p text:style-name="P1"><text:span text:style-name="T1">Sem compressão</text:span></text:p>
            </office:annotation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6"/>
          <table:table-cell table:number-columns-repeated="3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5">
          <table:table-cell table:style-name="ce48" office:value-type="string" calcext:value-type="string">
            <text:p>WebM</text:p>
          </table:table-cell>
          <table:table-cell table:style-name="ce74" table:content-validation-name="val1"/>
          <table:table-cell table:style-name="ce143"/>
          <table:table-cell table:style-name="ce156" table:formula="of:=COUNTIF([.$F253:.$AW253];2)" office:value-type="float" office:value="0" calcext:value-type="float">
            <text:p>0</text:p>
          </table:table-cell>
          <table:table-cell table:style-name="ce162" table:formula="of:=COUNTIF([.$F253:.$AW253];1)" office:value-type="float" office:value="4" calcext:value-type="float">
            <text:p>4</text:p>
          </table:table-cell>
          <table:table-cell table:style-name="ce74" table:content-validation-name="val1" table:number-columns-repeated="7"/>
          <table:table-cell table:style-name="ce79" table:content-validation-name="val1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43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0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5">
          <table:table-cell table:style-name="ce49" office:value-type="string" calcext:value-type="string">
            <text:p><text:span text:style-name="T4">Windows Media Video </text:span><text:span text:style-name="T5">(WMV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54:.$AW254];2)" office:value-type="float" office:value="1" calcext:value-type="float">
            <text:p>1</text:p>
          </table:table-cell>
          <table:table-cell table:style-name="ce162" table:formula="of:=COUNTIF([.$F254:.$AW254];1)" office:value-type="float" office:value="9" calcext:value-type="float">
            <text:p>9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0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4">
          <table:table-cell table:style-name="ce278" office:value-type="string" calcext:value-type="string">
            <text:p>Video Codecs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1">
          <table:table-cell table:style-name="ce59" office:value-type="string" calcext:value-type="string">
            <text:p>Advanced Video Coding aka. AVC, H.264, MPEG-4 Part 10</text:p>
          </table:table-cell>
          <table:table-cell table:style-name="ce74" table:content-validation-name="val1"/>
          <table:table-cell table:style-name="ce143"/>
          <table:table-cell table:style-name="ce156" table:formula="of:=COUNTIF([.$F256:.$AW256];2)" office:value-type="float" office:value="6" calcext:value-type="float">
            <text:p>6</text:p>
          </table:table-cell>
          <table:table-cell table:style-name="ce162" table:formula="of:=COUNTIF([.$F256:.$AW256];1)" office:value-type="float" office:value="5" calcext:value-type="float">
            <text:p>5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93" table:content-validation-name="val1"/>
          <table:table-cell table:style-name="ce93" table:content-validation-name="val1" office:value-type="float" office:value="2" calcext:value-type="float">
            <text:p>2</text:p>
          </table:table-cell>
          <table:table-cell table:style-name="ce93" table:content-validation-name="val1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AOMedia Video 1, AV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49" office:value-type="string" calcext:value-type="string">
            <text:p>lossy (mas tb lossless)</text:p>
          </table:table-cell>
          <table:table-cell table:style-name="ce156" table:formula="of:=COUNTIF([.$F257:.$AW257];2)" office:value-type="float" office:value="1" calcext:value-type="float">
            <text:p>1</text:p>
          </table:table-cell>
          <table:table-cell table:style-name="ce162" table:formula="of:=COUNTIF([.$F257:.$AW257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AVC-Intra</text:p>
          </table:table-cell>
          <table:table-cell table:style-name="ce74" table:content-validation-name="val1"/>
          <table:table-cell table:style-name="ce143"/>
          <table:table-cell table:style-name="ce156" table:formula="of:=COUNTIF([.$F258:.$AW258];2)" office:value-type="float" office:value="0" calcext:value-type="float">
            <text:p>0</text:p>
          </table:table-cell>
          <table:table-cell table:style-name="ce162" table:formula="of:=COUNTIF([.$F258:.$AW258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Avid Digital Nonlinear Extensible High Definition, DNxHD</text:p>
          </table:table-cell>
          <table:table-cell table:style-name="ce74" table:content-validation-name="val1"/>
          <table:table-cell table:style-name="ce143"/>
          <table:table-cell table:style-name="ce156" table:formula="of:=COUNTIF([.$F259:.$AW259];2)" office:value-type="float" office:value="0" calcext:value-type="float">
            <text:p>0</text:p>
          </table:table-cell>
          <table:table-cell table:style-name="ce162" table:formula="of:=COUNTIF([.$F259:.$AW259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Blackmagic RAW</text:p>
          </table:table-cell>
          <table:table-cell table:style-name="ce74" table:content-validation-name="val1"/>
          <table:table-cell table:style-name="ce143"/>
          <table:table-cell table:style-name="ce156" table:formula="of:=COUNTIF([.$F260:.$AW260];2)" office:value-type="float" office:value="0" calcext:value-type="float">
            <text:p>0</text:p>
          </table:table-cell>
          <table:table-cell table:style-name="ce162" table:formula="of:=COUNTIF([.$F260:.$AW260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CineForm</text:p>
          </table:table-cell>
          <table:table-cell table:style-name="ce74" table:content-validation-name="val1"/>
          <table:table-cell table:style-name="ce143"/>
          <table:table-cell table:style-name="ce156" table:formula="of:=COUNTIF([.$F261:.$AW261];2)" office:value-type="float" office:value="0" calcext:value-type="float">
            <text:p>0</text:p>
          </table:table-cell>
          <table:table-cell table:style-name="ce162" table:formula="of:=COUNTIF([.$F261:.$AW261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Dirac</text:p>
          </table:table-cell>
          <table:table-cell table:style-name="ce74" table:content-validation-name="val1"/>
          <table:table-cell table:style-name="ce143"/>
          <table:table-cell table:style-name="ce156" table:formula="of:=COUNTIF([.$F262:.$AW262];2)" office:value-type="float" office:value="0" calcext:value-type="float">
            <text:p>0</text:p>
          </table:table-cell>
          <table:table-cell table:style-name="ce162" table:formula="of:=COUNTIF([.$F262:.$AW262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DV</text:p>
          </table:table-cell>
          <table:table-cell table:style-name="ce74" table:content-validation-name="val1"/>
          <table:table-cell table:style-name="ce143"/>
          <table:table-cell table:style-name="ce156" table:formula="of:=COUNTIF([.$F263:.$AW263];2)" office:value-type="float" office:value="1" calcext:value-type="float">
            <text:p>1</text:p>
          </table:table-cell>
          <table:table-cell table:style-name="ce162" table:formula="of:=COUNTIF([.$F263:.$AW263];1)" office:value-type="float" office:value="8" calcext:value-type="float">
            <text:p>8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/>
          <table:table-cell table:style-name="ce93" table:content-validation-name="val1" office:value-type="float" office:value="1" calcext:value-type="float">
            <text:p>1</text:p>
          </table:table-cell>
          <table:table-cell table:style-name="ce93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number-columns-repeated="16335"/>
        </table:table-row>
        <table:table-row table:style-name="ro1">
          <table:table-cell table:style-name="ce49" office:value-type="string" calcext:value-type="string">
            <text:p>DV-NTSC</text:p>
          </table:table-cell>
          <table:table-cell table:style-name="ce74" table:content-validation-name="val1"/>
          <table:table-cell table:style-name="ce143"/>
          <table:table-cell table:style-name="ce156" table:formula="of:=COUNTIF([.$F264:.$AW264];2)" office:value-type="float" office:value="0" calcext:value-type="float">
            <text:p>0</text:p>
          </table:table-cell>
          <table:table-cell table:style-name="ce162" table:formula="of:=COUNTIF([.$F264:.$AW264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60" office:value-type="string" calcext:value-type="string">
            <text:p>FFV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49" office:value-type="string" calcext:value-type="string">
            <text:p>Lossless. Container: AVI, MKV, MOV, NUT,MP4</text:p>
          </table:table-cell>
          <table:table-cell table:style-name="ce156" table:formula="of:=COUNTIF([.$F265:.$AW265];2)" office:value-type="float" office:value="13" calcext:value-type="float">
            <text:p>13</text:p>
          </table:table-cell>
          <table:table-cell table:style-name="ce162" table:formula="of:=COUNTIF([.$F265:.$AW265];1)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3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number-columns-repeated="16335"/>
        </table:table-row>
        <table:table-row table:style-name="ro1">
          <table:table-cell table:style-name="ce49" office:value-type="string" calcext:value-type="string">
            <text:p>H.263</text:p>
          </table:table-cell>
          <table:table-cell table:style-name="ce74" table:content-validation-name="val1"/>
          <table:table-cell table:style-name="ce143"/>
          <table:table-cell table:style-name="ce156" table:formula="of:=COUNTIF([.$F266:.$AW266];2)" office:value-type="float" office:value="0" calcext:value-type="float">
            <text:p>0</text:p>
          </table:table-cell>
          <table:table-cell table:style-name="ce162" table:formula="of:=COUNTIF([.$F266:.$AW266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/>
          <table:table-cell table:style-name="ce74" table:content-validation-name="val1"/>
          <table:table-cell table:style-name="ce93" table:content-validation-name="val1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High Efficiency Video Coding aka. HEVC, H.265, MPEG-H Part 2</text:p>
          </table:table-cell>
          <table:table-cell table:style-name="ce74" table:content-validation-name="val1"/>
          <table:table-cell table:style-name="ce143"/>
          <table:table-cell table:style-name="ce156" table:formula="of:=COUNTIF([.$F267:.$AW267];2)" office:value-type="float" office:value="1" calcext:value-type="float">
            <text:p>1</text:p>
          </table:table-cell>
          <table:table-cell table:style-name="ce162" table:formula="of:=COUNTIF([.$F267:.$AW267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JPEG-2000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268:.$AW268];2)" office:value-type="float" office:value="5" calcext:value-type="float">
            <text:p>5</text:p>
          </table:table-cell>
          <table:table-cell table:style-name="ce162" table:formula="of:=COUNTIF([.$F268:.$AW268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Motion JPEG</text:p>
          </table:table-cell>
          <table:table-cell table:style-name="ce74" table:content-validation-name="val1"/>
          <table:table-cell table:style-name="ce143"/>
          <table:table-cell table:style-name="ce156" table:formula="of:=COUNTIF([.$F269:.$AW269];2)" office:value-type="float" office:value="1" calcext:value-type="float">
            <text:p>1</text:p>
          </table:table-cell>
          <table:table-cell table:style-name="ce162" table:formula="of:=COUNTIF([.$F269:.$AW269];1)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MPEG-2 Part 2 aka. H.262</text:p>
          </table:table-cell>
          <table:table-cell table:style-name="ce74" table:content-validation-name="val1"/>
          <table:table-cell table:style-name="ce143"/>
          <table:table-cell table:style-name="ce156" table:formula="of:=COUNTIF([.$F270:.$AW270];2)" office:value-type="float" office:value="8" calcext:value-type="float">
            <text:p>8</text:p>
          </table:table-cell>
          <table:table-cell table:style-name="ce162" table:formula="of:=COUNTIF([.$F270:.$AW270];1)" office:value-type="float" office:value="3" calcext:value-type="float">
            <text:p>3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number-columns-repeated="2"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MPEG-4 Video, MP4V</text:p>
          </table:table-cell>
          <table:table-cell table:style-name="ce74" table:content-validation-name="val1"/>
          <table:table-cell table:style-name="ce143"/>
          <table:table-cell table:style-name="ce156" table:formula="of:=COUNTIF([.$F271:.$AW271];2)" office:value-type="float" office:value="2" calcext:value-type="float">
            <text:p>2</text:p>
          </table:table-cell>
          <table:table-cell table:style-name="ce162" table:formula="of:=COUNTIF([.$F271:.$AW271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ProRes</text:p>
          </table:table-cell>
          <table:table-cell table:style-name="ce74" table:content-validation-name="val1"/>
          <table:table-cell table:style-name="ce143"/>
          <table:table-cell table:style-name="ce156" table:formula="of:=COUNTIF([.$F272:.$AW272];2)" office:value-type="float" office:value="4" calcext:value-type="float">
            <text:p>4</text:p>
          </table:table-cell>
          <table:table-cell table:style-name="ce162" table:formula="of:=COUNTIF([.$F272:.$AW272];1)" office:value-type="float" office:value="8" calcext:value-type="float">
            <text:p>8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3"/>
          <table:table-cell table:style-name="ce93" table:content-validation-name="val1"/>
          <table:table-cell table:style-name="ce93" table:content-validation-name="val1" office:value-type="float" office:value="1" calcext:value-type="float">
            <text:p>1</text:p>
          </table:table-cell>
          <table:table-cell table:style-name="ce93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1">
          <table:table-cell table:style-name="ce49" office:value-type="string" calcext:value-type="string">
            <text:p>Sony XAVC</text:p>
          </table:table-cell>
          <table:table-cell table:style-name="ce74" table:content-validation-name="val1"/>
          <table:table-cell table:style-name="ce143"/>
          <table:table-cell table:style-name="ce156" table:formula="of:=COUNTIF([.$F273:.$AW273];2)" office:value-type="float" office:value="0" calcext:value-type="float">
            <text:p>0</text:p>
          </table:table-cell>
          <table:table-cell table:style-name="ce162" table:formula="of:=COUNTIF([.$F273:.$AW273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Uncompressed 4:2:2</text:p>
          </table:table-cell>
          <table:table-cell table:style-name="ce74" table:content-validation-name="val1"/>
          <table:table-cell table:style-name="ce143"/>
          <table:table-cell table:style-name="ce156" table:formula="of:=COUNTIF([.$F274:.$AW274];2)" office:value-type="float" office:value="7" calcext:value-type="float">
            <text:p>7</text:p>
          </table:table-cell>
          <table:table-cell table:style-name="ce162" table:formula="of:=COUNTIF([.$F274:.$AW274];1)" office:value-type="float" office:value="9" calcext:value-type="float">
            <text:p>9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4"/>
          <table:table-cell table:style-name="ce93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16335"/>
        </table:table-row>
        <table:table-row table:style-name="ro1">
          <table:table-cell table:style-name="ce49" office:value-type="string" calcext:value-type="string">
            <text:p>VC</text:p>
          </table:table-cell>
          <table:table-cell table:style-name="ce74" table:content-validation-name="val1"/>
          <table:table-cell table:style-name="ce143"/>
          <table:table-cell table:style-name="ce156" table:formula="of:=COUNTIF([.$F275:.$AW275];2)" office:value-type="float" office:value="1" calcext:value-type="float">
            <text:p>1</text:p>
          </table:table-cell>
          <table:table-cell table:style-name="ce162" table:formula="of:=COUNTIF([.$F275:.$AW275];1)" office:value-type="float" office:value="8" calcext:value-type="float">
            <text:p>8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9" office:value-type="string" calcext:value-type="string">
            <text:p>VC-2</text:p>
          </table:table-cell>
          <table:table-cell table:style-name="ce74" table:content-validation-name="val1"/>
          <table:table-cell table:style-name="ce143"/>
          <table:table-cell table:style-name="ce156" table:formula="of:=COUNTIF([.$F276:.$AW276];2)" office:value-type="float" office:value="0" calcext:value-type="float">
            <text:p>0</text:p>
          </table:table-cell>
          <table:table-cell table:style-name="ce162" table:formula="of:=COUNTIF([.$F276:.$AW276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VC-3</text:p>
          </table:table-cell>
          <table:table-cell table:style-name="ce74" table:content-validation-name="val1"/>
          <table:table-cell table:style-name="ce143"/>
          <table:table-cell table:style-name="ce156" table:formula="of:=COUNTIF([.$F277:.$AW277];2)" office:value-type="float" office:value="0" calcext:value-type="float">
            <text:p>0</text:p>
          </table:table-cell>
          <table:table-cell table:style-name="ce162" table:formula="of:=COUNTIF([.$F277:.$AW277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VP9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49" office:value-type="string" calcext:value-type="string">
            <text:p>lossy</text:p>
          </table:table-cell>
          <table:table-cell table:style-name="ce156" table:formula="of:=COUNTIF([.$F278:.$AW278];2)" office:value-type="float" office:value="0" calcext:value-type="float">
            <text:p>0</text:p>
          </table:table-cell>
          <table:table-cell table:style-name="ce162" table:formula="of:=COUNTIF([.$F278:.$AW278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 table:number-columns-repeated="3"/>
          <table:table-cell table:style-name="ce74" table:content-validation-name="val1" table:number-columns-repeated="7"/>
          <table:table-cell table:number-columns-repeated="16335"/>
        </table:table-row>
        <table:table-row table:style-name="ro4">
          <table:table-cell table:style-name="ce278" office:value-type="string" calcext:value-type="string">
            <text:p>Áudio Codecs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1">
          <table:table-cell table:style-name="ce49" office:value-type="string" calcext:value-type="string">
            <text:p>Advanced Audio Coding, AAC</text:p>
          </table:table-cell>
          <table:table-cell table:style-name="ce74" table:content-validation-name="val1"/>
          <table:table-cell table:style-name="ce143"/>
          <table:table-cell table:style-name="ce156" table:formula="of:=COUNTIF([.$F280:.$AW280];2)" office:value-type="float" office:value="2" calcext:value-type="float">
            <text:p>2</text:p>
          </table:table-cell>
          <table:table-cell table:style-name="ce162" table:formula="of:=COUNTIF([.$F280:.$AW280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93" table:content-validation-name="val1"/>
          <table:table-cell table:style-name="ce74" table:content-validation-name="val1"/>
          <table:table-cell table:style-name="ce93" table:content-validation-name="val1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Free Lossless Audio Codec, FLAC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281:.$AW281];2)" office:value-type="float" office:value="5" calcext:value-type="float">
            <text:p>5</text:p>
          </table:table-cell>
          <table:table-cell table:style-name="ce162" table:formula="of:=COUNTIF([.$F281:.$AW281];1)" office:value-type="float" office:value="3" calcext:value-type="float">
            <text:p>3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93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93" table:content-validation-name="val1"/>
          <table:table-cell table:style-name="ce74" table:content-validation-name="val1" table:number-columns-repeated="7"/>
          <table:table-cell table:number-columns-repeated="16335"/>
        </table:table-row>
        <table:table-row table:style-name="ro1">
          <table:table-cell table:style-name="ce49" office:value-type="string" calcext:value-type="string">
            <text:p>Linear Pulse-Coded Modulation, LPCM</text:p>
          </table:table-cell>
          <table:table-cell table:style-name="ce74" table:content-validation-name="val1"/>
          <table:table-cell table:style-name="ce143"/>
          <table:table-cell table:style-name="ce156" table:formula="of:=COUNTIF([.$F282:.$AW282];2)" office:value-type="float" office:value="12" calcext:value-type="float">
            <text:p>12</text:p>
          </table:table-cell>
          <table:table-cell table:style-name="ce162" table:formula="of:=COUNTIF([.$F282:.$AW282];1)" office:value-type="float" office:value="3" calcext:value-type="float">
            <text:p>3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3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number-columns-repeated="16335"/>
        </table:table-row>
        <table:table-row table:style-name="ro1">
          <table:table-cell table:style-name="ce49" office:value-type="string" calcext:value-type="string">
            <text:p>MPEG/2 Audio Layer III, MP3</text:p>
          </table:table-cell>
          <table:table-cell table:style-name="ce74" table:content-validation-name="val1"/>
          <table:table-cell table:style-name="ce143"/>
          <table:table-cell table:style-name="ce156" table:formula="of:=COUNTIF([.$F283:.$AW283];2)" office:value-type="float" office:value="2" calcext:value-type="float">
            <text:p>2</text:p>
          </table:table-cell>
          <table:table-cell table:style-name="ce162" table:formula="of:=COUNTIF([.$F283:.$AW283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8" office:value-type="string" calcext:value-type="string">
            <text:p>Cinema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1">
          <table:table-cell table:style-name="ce49" office:value-type="string" calcext:value-type="string">
            <text:p><text:span text:style-name="T4">Advanced Authoring Format </text:span><text:span text:style-name="T5">(AA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85:.$AW285];2)" office:value-type="float" office:value="0" calcext:value-type="float">
            <text:p>0</text:p>
          </table:table-cell>
          <table:table-cell table:style-name="ce162" table:formula="of:=COUNTIF([.$F285:.$AW285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CinemaDNG </text:span><text:span text:style-name="T5">(DNG, TIFF, XMP, MX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86:.$AW286];2)" office:value-type="float" office:value="0" calcext:value-type="float">
            <text:p>0</text:p>
          </table:table-cell>
          <table:table-cell table:style-name="ce162" table:formula="of:=COUNTIF([.$F286:.$AW286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Digital Cinema Distribution Master </text:span><text:span text:style-name="T5">(DCDM, DCI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87:.$AW287];2)" office:value-type="float" office:value="2" calcext:value-type="float">
            <text:p>2</text:p>
          </table:table-cell>
          <table:table-cell table:style-name="ce162" table:formula="of:=COUNTIF([.$F287:.$AW287];1)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Digital Cinema Package </text:span><text:span text:style-name="T5">(DCP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88:.$AW288];2)" office:value-type="float" office:value="4" calcext:value-type="float">
            <text:p>4</text:p>
          </table:table-cell>
          <table:table-cell table:style-name="ce162" table:formula="of:=COUNTIF([.$F288:.$AW288];1)" office:value-type="float" office:value="4" calcext:value-type="float">
            <text:p>4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6">
          <table:table-cell table:style-name="ce49" office:value-type="string" calcext:value-type="string">
            <text:p><text:span text:style-name="T4">Digital Moving Picture Exchange Bitmap </text:span><text:span text:style-name="T5">(DPX)</text:span><text:span text:style-name="T3"> ver  1 &amp; 2 Uncompressed 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89:.$AW289];2)" office:value-type="float" office:value="8" calcext:value-type="float">
            <text:p>8</text:p>
          </table:table-cell>
          <table:table-cell table:style-name="ce162" table:formula="of:=COUNTIF([.$F289:.$AW289];1)" office:value-type="float" office:value="3" calcext:value-type="float">
            <text:p>3</text:p>
          </table:table-cell>
          <table:table-cell table:style-name="ce74" table:content-validation-name="val1" table:number-columns-repeated="2"/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Interoperable Master Format </text:span><text:span text:style-name="T5">(IM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90:.$AW290];2)" office:value-type="float" office:value="2" calcext:value-type="float">
            <text:p>2</text:p>
          </table:table-cell>
          <table:table-cell table:style-name="ce162" table:formula="of:=COUNTIF([.$F290:.$AW290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Tagged Image File Format </text:span><text:span text:style-name="T5">(TIFF)</text:span><text:span text:style-name="T3"> ver 4, 5, &amp; 6 codec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91:.$AW291];2)" office:value-type="float" office:value="3" calcext:value-type="float">
            <text:p>3</text:p>
          </table:table-cell>
          <table:table-cell table:style-name="ce162" table:formula="of:=COUNTIF([.$F291:.$AW291];1)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8" office:value-type="string" calcext:value-type="string">
            <text:p>Video streams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1">
          <table:table-cell table:style-name="ce42" office:value-type="string" calcext:value-type="string">
            <text:p><text:span text:style-name="T4">MPEG Program Stream, MPEG2-PS </text:span><text:span text:style-name="T5">(MPG/MPEG/M2P/PS)</text:span></text:p>
          </table:table-cell>
          <table:table-cell table:style-name="ce74" table:content-validation-name="val1"/>
          <table:table-cell table:style-name="ce153"/>
          <table:table-cell table:style-name="ce156" table:formula="of:=COUNTIF([.$F293:.$AW293];2)" office:value-type="float" office:value="0" calcext:value-type="float">
            <text:p>0</text:p>
          </table:table-cell>
          <table:table-cell table:style-name="ce162" table:formula="of:=COUNTIF([.$F293:.$AW293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MPEG Transport Stream, MPEG2-TS </text:span><text:span text:style-name="T5">(TS/TSV/TSA/M2T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94:.$AW294];2)" office:value-type="float" office:value="1" calcext:value-type="float">
            <text:p>1</text:p>
          </table:table-cell>
          <table:table-cell table:style-name="ce162" table:formula="of:=COUNTIF([.$F294:.$AW294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8" office:value-type="string" calcext:value-type="string">
            <text:p>Legendas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1">
          <table:table-cell table:style-name="ce48" office:value-type="string" calcext:value-type="string">
            <text:p><text:span text:style-name="T4">European Broadcasting Union Timed Text </text:span><text:span text:style-name="T5">(EBU-TT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96:.$AW296];2)" office:value-type="float" office:value="0" calcext:value-type="float">
            <text:p>0</text:p>
          </table:table-cell>
          <table:table-cell table:style-name="ce162" table:formula="of:=COUNTIF([.$F296:.$AW296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eXtensible Markup Language</text:span><text:span text:style-name="T5"> (XML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97:.$AW297];2)" office:value-type="float" office:value="3" calcext:value-type="float">
            <text:p>3</text:p>
          </table:table-cell>
          <table:table-cell table:style-name="ce162" table:formula="of:=COUNTIF([.$F297:.$AW297];1)" office:value-type="float" office:value="4" calcext:value-type="float">
            <text:p>4</text:p>
          </table:table-cell>
          <table:table-cell table:style-name="ce74" table:content-validation-name="val1" table:number-columns-repeated="6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7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ubRip Subtitle Text </text:span><text:span text:style-name="T5">(SRT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98:.$AW298];2)" office:value-type="float" office:value="2" calcext:value-type="float">
            <text:p>2</text:p>
          </table:table-cell>
          <table:table-cell table:style-name="ce162" table:formula="of:=COUNTIF([.$F298:.$AW298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ubtitle Text Format </text:span><text:span text:style-name="T5">(SUB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299:.$AW299];2)" office:value-type="float" office:value="1" calcext:value-type="float">
            <text:p>1</text:p>
          </table:table-cell>
          <table:table-cell table:style-name="ce162" table:formula="of:=COUNTIF([.$F299:.$AW299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Subtitling Data Exchange </text:span><text:span text:style-name="T5">(STL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00:.$AW300];2)" office:value-type="float" office:value="0" calcext:value-type="float">
            <text:p>0</text:p>
          </table:table-cell>
          <table:table-cell table:style-name="ce162" table:formula="of:=COUNTIF([.$F300:.$AW300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Timed Text Markup Language </text:span><text:span text:style-name="T5">(TTML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01:.$AW301];2)" office:value-type="float" office:value="0" calcext:value-type="float">
            <text:p>0</text:p>
          </table:table-cell>
          <table:table-cell table:style-name="ce162" table:formula="of:=COUNTIF([.$F301:.$AW301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7" office:value-type="string" calcext:value-type="string">
            <text:p>Web Records</text:p>
          </table:table-cell>
          <table:table-cell table:style-name="ce137" table:number-columns-repeated="4"/>
          <table:table-cell table:style-name="ce277" table:number-columns-repeated="16379"/>
        </table:table-row>
        <table:table-row table:style-name="ro1">
          <table:table-cell table:style-name="ce49" office:value-type="string" calcext:value-type="string">
            <text:p><text:span text:style-name="T4">Archive File Format</text:span><text:span text:style-name="T5"> (ARC)</text:span><text:span text:style-name="T3"> ver 1.0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03:.$AW303];2)" office:value-type="float" office:value="1" calcext:value-type="float">
            <text:p>1</text:p>
          </table:table-cell>
          <table:table-cell table:style-name="ce162" table:formula="of:=COUNTIF([.$F303:.$AW303];1)" office:value-type="float" office:value="6" calcext:value-type="float">
            <text:p>6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style-name="ce288"/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Cascading Style Sheets </text:span><text:span text:style-name="T5">(CSS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04:.$AW304];2)" office:value-type="float" office:value="7" calcext:value-type="float">
            <text:p>7</text:p>
          </table:table-cell>
          <table:table-cell table:style-name="ce162" table:formula="of:=COUNTIF([.$F304:.$AW304];1)" office:value-type="float" office:value="3" calcext:value-type="float">
            <text:p>3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JavaScript</text:span><text:span text:style-name="T5"> (JS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05:.$AW305];2)" office:value-type="float" office:value="3" calcext:value-type="float">
            <text:p>3</text:p>
          </table:table-cell>
          <table:table-cell table:style-name="ce162" table:formula="of:=COUNTIF([.$F305:.$AW305];1)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6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number-columns-repeated="16335"/>
        </table:table-row>
        <table:table-row table:style-name="ro1">
          <table:table-cell table:style-name="ce48" office:value-type="string" calcext:value-type="string">
            <text:p>Portable Document Format/Archiving (PDF/A, A-2, A-3, A-4)</text:p>
          </table:table-cell>
          <table:table-cell table:style-name="ce74" table:content-validation-name="val1"/>
          <table:table-cell table:style-name="ce143"/>
          <table:table-cell table:style-name="ce156" table:formula="of:=COUNTIF([.$F306:.$AW306];2)" office:value-type="float" office:value="9" calcext:value-type="float">
            <text:p>9</text:p>
          </table:table-cell>
          <table:table-cell table:style-name="ce162" table:formula="of:=COUNTIF([.$F306:.$AW306];1)" office:value-type="float" office:value="5" calcext:value-type="float">
            <text:p>5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2"/>
          <table:table-cell table:number-columns-repeated="16335"/>
        </table:table-row>
        <table:table-row table:style-name="ro1">
          <table:table-cell table:style-name="ce48" office:value-type="string" calcext:value-type="string">
            <text:p><text:span text:style-name="T4">Tagged Image File Format</text:span><text:span text:style-name="T5"> (TIFF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07:.$AW307];2)" office:value-type="float" office:value="3" calcext:value-type="float">
            <text:p>3</text:p>
          </table:table-cell>
          <table:table-cell table:style-name="ce162" table:formula="of:=COUNTIF([.$F307:.$AW307];1)" office:value-type="float" office:value="3" calcext:value-type="float">
            <text:p>3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Web ARChive Format </text:span><text:span text:style-name="T5">(WARC) </text:span><text:span text:style-name="T3">ver 1.0, 1.1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08:.$AW308];2)" office:value-type="float" office:value="11" calcext:value-type="float">
            <text:p>11</text:p>
          </table:table-cell>
          <table:table-cell table:style-name="ce162" table:formula="of:=COUNTIF([.$F308:.$AW308];1)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288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table:number-columns-repeated="3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8"/>
          <table:table-cell table:number-columns-repeated="16335"/>
        </table:table-row>
        <table:table-row table:style-name="ro1">
          <table:table-cell table:style-name="ce49" office:value-type="string" calcext:value-type="string">
            <text:p><text:span text:style-name="T4">Web Archive Collection Zipped </text:span><text:span text:style-name="T5">(WACZ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09:.$AW309];2)" office:value-type="float" office:value="1" calcext:value-type="float">
            <text:p>1</text:p>
          </table:table-cell>
          <table:table-cell table:style-name="ce162" table:formula="of:=COUNTIF([.$F309:.$AW309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10"/>
          <table:table-cell table:style-name="ce74" table:content-validation-name="val1" office:value-type="float" office:value="2" calcext:value-type="float">
            <text:p>2</text:p>
          </table:table-cell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4">
          <table:table-cell table:style-name="ce278" office:value-type="string" calcext:value-type="string">
            <text:p>Markup Languages</text:p>
          </table:table-cell>
          <table:table-cell table:style-name="ce139" table:number-columns-repeated="4"/>
          <table:table-cell table:style-name="ce278" table:number-columns-repeated="16379"/>
        </table:table-row>
        <table:table-row table:style-name="ro5">
          <table:table-cell table:style-name="ce48" office:value-type="string" calcext:value-type="string">
            <text:p><text:span text:style-name="T4">eXtensible Markup Language</text:span><text:span text:style-name="T5"> (XML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311:.$AW311];2)" office:value-type="float" office:value="11" calcext:value-type="float">
            <text:p>11</text:p>
          </table:table-cell>
          <table:table-cell table:style-name="ce162" table:formula="of:=COUNTIF([.$F311:.$AW311];1)" office:value-type="float" office:value="5" calcext:value-type="float">
            <text:p>5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eXtensbile Stylesheet Language </text:span><text:span text:style-name="T5">(XSL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12:.$AW312];2)" office:value-type="float" office:value="1" calcext:value-type="float">
            <text:p>1</text:p>
          </table:table-cell>
          <table:table-cell table:style-name="ce162" table:formula="of:=COUNTIF([.$F312:.$AW312];1)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13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eXtensible Stylesheet Language Transformations </text:span><text:span text:style-name="T5">(XSLT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13:.$AW313];2)" office:value-type="float" office:value="4" calcext:value-type="float">
            <text:p>4</text:p>
          </table:table-cell>
          <table:table-cell table:style-name="ce162" table:formula="of:=COUNTIF([.$F313:.$AW313];1)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HyperText Markup Language </text:span><text:span text:style-name="T5">(HTML)</text:span>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314:.$AW314];2)" office:value-type="float" office:value="16" calcext:value-type="float">
            <text:p>16</text:p>
          </table:table-cell>
          <table:table-cell table:style-name="ce162" table:formula="of:=COUNTIF([.$F314:.$AW314];1)" office:value-type="float" office:value="6" calcext:value-type="float">
            <text:p>6</text:p>
          </table:table-cell>
          <table:table-cell table:number-columns-repeated="4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3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number-columns-repeated="2" table:style-name="ce74" table:content-validation-name="val1" office:value-type="float" office:value="1" calcext:value-type="float">
            <text:p>1</text:p>
          </table:table-cell>
          <table:table-cell table:number-columns-repeated="3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5">
          <table:table-cell table:style-name="ce48" office:value-type="string" calcext:value-type="string">
            <text:p>JSON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315:.$AW315];2)" office:value-type="float" office:value="2" calcext:value-type="float">
            <text:p>2</text:p>
          </table:table-cell>
          <table:table-cell table:style-name="ce162" table:formula="of:=COUNTIF([.$F315:.$AW315];1)" office:value-type="float" office:value="5" calcext:value-type="float">
            <text:p>5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4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7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5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Markdown </text:span><text:span text:style-name="T5">(MD)</text:span>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143"/>
          <table:table-cell table:style-name="ce156" table:formula="of:=COUNTIF([.$F316:.$AW316];2)" office:value-type="float" office:value="2" calcext:value-type="float">
            <text:p>2</text:p>
          </table:table-cell>
          <table:table-cell table:style-name="ce162" table:formula="of:=COUNTIF([.$F316:.$AW316];1)" office:value-type="float" office:value="2" calcext:value-type="float">
            <text:p>2</text:p>
          </table:table-cell>
          <table:table-cell table:style-name="ce74" table:content-validation-name="val1" table:number-columns-repeated="6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 table:number-columns-repeated="7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number-columns-repeated="16335"/>
        </table:table-row>
        <table:table-row table:style-name="ro5">
          <table:table-cell table:style-name="ce48" office:value-type="string" calcext:value-type="string">
            <text:p>XHTML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143"/>
          <table:table-cell table:style-name="ce156" table:formula="of:=COUNTIF([.$F317:.$AW317];2)" office:value-type="float" office:value="7" calcext:value-type="float">
            <text:p>7</text:p>
          </table:table-cell>
          <table:table-cell table:style-name="ce162" table:formula="of:=COUNTIF([.$F317:.$AW317];1)" office:value-type="float" office:value="3" calcext:value-type="float">
            <text:p>3</text:p>
          </table:table-cell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5"/>
          <table:table-cell table:style-name="ce79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7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XML Document Type Definition</text:span><text:span text:style-name="T5"> (DTD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18:.$AW318];2)" office:value-type="float" office:value="5" calcext:value-type="float">
            <text:p>5</text:p>
          </table:table-cell>
          <table:table-cell table:style-name="ce162" table:formula="of:=COUNTIF([.$F318:.$AW318];1)" office:value-type="float" office:value="2" calcext:value-type="float">
            <text:p>2</text:p>
          </table:table-cell>
          <table:table-cell table:style-name="ce74" table:content-validation-name="val1" table:number-columns-repeated="2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 table:number-columns-repeated="2"/>
          <table:table-cell table:style-name="ce74" table:content-validation-name="val1" table:number-columns-repeated="4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10"/>
          <table:table-cell table:number-columns-repeated="16335"/>
        </table:table-row>
        <table:table-row table:style-name="ro5">
          <table:table-cell table:style-name="ce48" office:value-type="string" calcext:value-type="string">
            <text:p><text:span text:style-name="T4">XML Schema Definition</text:span><text:span text:style-name="T5"> (XSD)</text:span></text:p>
          </table:table-cell>
          <table:table-cell table:style-name="ce74" table:content-validation-name="val1"/>
          <table:table-cell table:style-name="ce143"/>
          <table:table-cell table:style-name="ce156" table:formula="of:=COUNTIF([.$F319:.$AW319];2)" office:value-type="float" office:value="8" calcext:value-type="float">
            <text:p>8</text:p>
          </table:table-cell>
          <table:table-cell table:style-name="ce162" table:formula="of:=COUNTIF([.$F319:.$AW319];1)" office:value-type="float" office:value="3" calcext:value-type="float">
            <text:p>3</text:p>
          </table:table-cell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3"/>
          <table:table-cell table:style-name="ce79" table:content-validation-name="val1"/>
          <table:table-cell table:style-name="ce79" table:content-validation-name="val1" office:value-type="float" office:value="2" calcext:value-type="float">
            <text:p>2</text:p>
          </table:table-cell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/>
          <table:table-cell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/>
          <table:table-cell table:style-name="ce74" table:content-validation-name="val1" office:value-type="float" office:value="1" calcext:value-type="float">
            <text:p>1</text:p>
          </table:table-cell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4"/>
          <table:table-cell table:style-name="ce288"/>
          <table:table-cell table:style-name="ce74" table:content-validation-name="val1" office:value-type="float" office:value="1" calcext:value-type="float">
            <text:p>1</text:p>
          </table:table-cell>
          <table:table-cell table:style-name="ce74" table:content-validation-name="val1" table:number-columns-repeated="6"/>
          <table:table-cell table:style-name="ce288"/>
          <table:table-cell table:style-name="ce74" table:content-validation-name="val1" table:number-columns-repeated="2"/>
          <table:table-cell table:style-name="ce288"/>
          <table:table-cell table:style-name="ce74" table:content-validation-name="val1"/>
          <table:table-cell table:number-columns-repeated="2" table:style-name="ce74" table:content-validation-name="val1" office:value-type="float" office:value="2" calcext:value-type="float">
            <text:p>2</text:p>
          </table:table-cell>
          <table:table-cell table:style-name="ce74" table:content-validation-name="val1" table:number-columns-repeated="10"/>
          <table:table-cell table:number-columns-repeated="16335"/>
        </table:table-row>
        <table:table-row table:style-name="ro5">
          <table:table-cell table:style-name="ce47" office:value-type="string" calcext:value-type="string">
            <text:p>Final da tabela</text:p>
          </table:table-cell>
          <table:table-cell table:style-name="ce141" table:number-columns-repeated="2"/>
          <table:table-cell table:style-name="ce157"/>
          <table:table-cell table:style-name="ce163"/>
          <table:table-cell table:style-name="ce68" table:number-columns-repeated="2"/>
          <table:table-cell table:style-name="ce80" table:number-columns-repeated="4"/>
          <table:table-cell table:style-name="ce90" table:number-columns-repeated="2"/>
          <table:table-cell table:style-name="ce80" table:number-columns-repeated="11"/>
          <table:table-cell table:style-name="ce290"/>
          <table:table-cell table:style-name="ce80" table:number-columns-repeated="7"/>
          <table:table-cell table:style-name="ce290"/>
          <table:table-cell table:style-name="ce80" table:number-columns-repeated="2"/>
          <table:table-cell table:style-name="ce290"/>
          <table:table-cell table:style-name="ce80" table:number-columns-repeated="13"/>
          <table:table-cell table:number-columns-repeated="16335"/>
        </table:table-row>
        <table:table-row table:style-name="ro4" table:number-rows-repeated="12816">
          <table:table-cell table:number-columns-repeated="3"/>
          <table:table-cell table:style-name="ce158" table:number-columns-repeated="2"/>
          <table:table-cell table:number-columns-repeated="16379"/>
        </table:table-row>
        <table:table-row table:style-name="ro4" table:number-rows-repeated="1035439">
          <table:table-cell table:number-columns-repeated="16384"/>
        </table:table-row>
        <table:table-row table:style-name="ro4">
          <table:table-cell table:number-columns-repeated="16384"/>
        </table:table-row>
        <calcext:conditional-formats>
          <calcext:conditional-format calcext:target-range-address="Formatos.H317:Formatos.X320 Formatos.Z311:Formatos.AF320 Formatos.AH311:Formatos.AI320 Formatos.AK311:Formatos.AW320 Formatos.F6:Formatos.X15 Formatos.Z6:Formatos.AF15 Formatos.AH6:Formatos.AI15 Formatos.AK6:Formatos.AW15 Formatos.F64:Formatos.X77 Formatos.Z64:Formatos.AF77 Formatos.AH64:Formatos.AI77 Formatos.AK64:Formatos.AW77 Formatos.F94:Formatos.X115 Formatos.Z94:Formatos.AF115 Formatos.AH94:Formatos.AI115 Formatos.AK94:Formatos.AW115 Formatos.F142:Formatos.X147 Formatos.Z142:Formatos.AF147 Formatos.AH142:Formatos.AI147 Formatos.AK142:Formatos.AW147 Formatos.F149:Formatos.X163 Formatos.Z149:Formatos.AF163 Formatos.AH149:Formatos.AI163 Formatos.AK149:Formatos.AW163 Formatos.F165:Formatos.X175 Formatos.Z165:Formatos.AF175 Formatos.AH165:Formatos.AI175 Formatos.AK165:Formatos.AW175 Formatos.F177:Formatos.X183 Formatos.Z177:Formatos.AF183 Formatos.AH177:Formatos.AI183 Formatos.AK177:Formatos.AW183 Formatos.F218:Formatos.X219 Formatos.Z218:Formatos.AF219 Formatos.AH218:Formatos.AI219 Formatos.AK218:Formatos.AW219 Formatos.F296:Formatos.X301 Formatos.Z296:Formatos.AF301 Formatos.AH296:Formatos.AI301 Formatos.AK296:Formatos.AW301 Formatos.F40:Formatos.X55 Formatos.Z40:Formatos.AF55 Formatos.AH40:Formatos.AI55 Formatos.AK40:Formatos.AW55 Formatos.Z57:Formatos.AF62 Formatos.AH57:Formatos.AI62 Formatos.AK57:Formatos.AW62 Formatos.F80:Formatos.X92 Formatos.Z80:Formatos.AF92 Formatos.AH80:Formatos.AI92 Formatos.AK80:Formatos.AW92 Formatos.F118:Formatos.X140 Formatos.Z118:Formatos.AF140 Formatos.AH118:Formatos.AI140 Formatos.AK118:Formatos.AW140 Formatos.F185:Formatos.X197 Formatos.Z185:Formatos.AF197 Formatos.AH185:Formatos.AI197 Formatos.AK185:Formatos.AW197 Formatos.F199:Formatos.X212 Formatos.Z199:Formatos.AF212 Formatos.AH199:Formatos.AI212 Formatos.AK199:Formatos.AW212 Formatos.F214:Formatos.X216 Formatos.Z214:Formatos.AF216 Formatos.AH214:Formatos.AI216 Formatos.AK214:Formatos.AW216 Formatos.F221:Formatos.X239 Formatos.Z221:Formatos.AF239 Formatos.AH221:Formatos.AI239 Formatos.AK221:Formatos.AW239 Formatos.F242:Formatos.X254 Formatos.Z242:Formatos.AF254 Formatos.AH242:Formatos.AI254 Formatos.AK242:Formatos.AW254 Formatos.F256:Formatos.X278 Formatos.Z256:Formatos.AF278 Formatos.AH256:Formatos.AI278 Formatos.AK256:Formatos.AW278 Formatos.F280:Formatos.X283 Formatos.Z280:Formatos.AF283 Formatos.AH280:Formatos.AI283 Formatos.AK280:Formatos.AW283 Formatos.F285:Formatos.X291 Formatos.Z285:Formatos.AF291 Formatos.AH285:Formatos.AI291 Formatos.AK285:Formatos.AW291 Formatos.F293:Formatos.X294 Formatos.Z293:Formatos.AF294 Formatos.AH293:Formatos.AI294 Formatos.AK293:Formatos.AW294 Formatos.F303:Formatos.X309 Formatos.Z303:Formatos.AF309 Formatos.AH303:Formatos.AI309 Formatos.AK303:Formatos.AW309 Formatos.F57:Formatos.X62 Formatos.F317:Formatos.G319 Formatos.B221:Formatos.B239 Formatos.B311:Formatos.B319 Formatos.F311:Formatos.X316 Formatos.B142:Formatos.B147 Formatos.B118:Formatos.B140 Formatos.B242:Formatos.B254 Formatos.B40:Formatos.B55 Formatos.B57:Formatos.B62 Formatos.B6:Formatos.B15 Formatos.B21:Formatos.B37 Formatos.B17:Formatos.B19 Formatos.F17:Formatos.X19 Formatos.Z17:Formatos.AF19 Formatos.AH17:Formatos.AI19 Formatos.AK17:Formatos.AW19 Formatos.F21:Formatos.X37 Formatos.Z21:Formatos.AF37 Formatos.AH21:Formatos.AI37 Formatos.AK21:Formatos.AW37 Formatos.B80:Formatos.B92 Formatos.B94:Formatos.B115 Formatos.B199:Formatos.B212 Formatos.B214:Formatos.B216 Formatos.B185:Formatos.B197 Formatos.B64:Formatos.B77 Formatos.B165:Formatos.B175 Formatos.B149:Formatos.B163 Formatos.B177:Formatos.B183 Formatos.B218:Formatos.B219 Formatos.B256:Formatos.B278 Formatos.B280:Formatos.B283 Formatos.B285:Formatos.B291 Formatos.B293:Formatos.B294 Formatos.B296:Formatos.B301 Formatos.B303:Formatos.B309">
            <calcext:condition calcext:apply-style-name="ConditionalStyle_1" calcext:value="=2" calcext:base-cell-address="Formatos.B6"/>
          </calcext:conditional-format>
          <calcext:conditional-format calcext:target-range-address="Formatos.H317:Formatos.X320 Formatos.Z311:Formatos.AF320 Formatos.AH311:Formatos.AI320 Formatos.AK311:Formatos.AW320 Formatos.F6:Formatos.X15 Formatos.Z6:Formatos.AF15 Formatos.AH6:Formatos.AI15 Formatos.AK6:Formatos.AW15 Formatos.F64:Formatos.X77 Formatos.Z64:Formatos.AF77 Formatos.AH64:Formatos.AI77 Formatos.AK64:Formatos.AW77 Formatos.F94:Formatos.X115 Formatos.Z94:Formatos.AF115 Formatos.AH94:Formatos.AI115 Formatos.AK94:Formatos.AW115 Formatos.F142:Formatos.X147 Formatos.Z142:Formatos.AF147 Formatos.AH142:Formatos.AI147 Formatos.AK142:Formatos.AW147 Formatos.F149:Formatos.X163 Formatos.Z149:Formatos.AF163 Formatos.AH149:Formatos.AI163 Formatos.AK149:Formatos.AW163 Formatos.F165:Formatos.X175 Formatos.Z165:Formatos.AF175 Formatos.AH165:Formatos.AI175 Formatos.AK165:Formatos.AW175 Formatos.F177:Formatos.X183 Formatos.Z177:Formatos.AF183 Formatos.AH177:Formatos.AI183 Formatos.AK177:Formatos.AW183 Formatos.F218:Formatos.X219 Formatos.Z218:Formatos.AF219 Formatos.AH218:Formatos.AI219 Formatos.AK218:Formatos.AW219 Formatos.F296:Formatos.X301 Formatos.Z296:Formatos.AF301 Formatos.AH296:Formatos.AI301 Formatos.AK296:Formatos.AW301 Formatos.F40:Formatos.X55 Formatos.Z40:Formatos.AF55 Formatos.AH40:Formatos.AI55 Formatos.AK40:Formatos.AW55 Formatos.Z57:Formatos.AF62 Formatos.AH57:Formatos.AI62 Formatos.AK57:Formatos.AW62 Formatos.F80:Formatos.X92 Formatos.Z80:Formatos.AF92 Formatos.AH80:Formatos.AI92 Formatos.AK80:Formatos.AW92 Formatos.F118:Formatos.X140 Formatos.Z118:Formatos.AF140 Formatos.AH118:Formatos.AI140 Formatos.AK118:Formatos.AW140 Formatos.F185:Formatos.X197 Formatos.Z185:Formatos.AF197 Formatos.AH185:Formatos.AI197 Formatos.AK185:Formatos.AW197 Formatos.F199:Formatos.X212 Formatos.Z199:Formatos.AF212 Formatos.AH199:Formatos.AI212 Formatos.AK199:Formatos.AW212 Formatos.F214:Formatos.X216 Formatos.Z214:Formatos.AF216 Formatos.AH214:Formatos.AI216 Formatos.AK214:Formatos.AW216 Formatos.F221:Formatos.X239 Formatos.Z221:Formatos.AF239 Formatos.AH221:Formatos.AI239 Formatos.AK221:Formatos.AW239 Formatos.F242:Formatos.X254 Formatos.Z242:Formatos.AF254 Formatos.AH242:Formatos.AI254 Formatos.AK242:Formatos.AW254 Formatos.F256:Formatos.X278 Formatos.Z256:Formatos.AF278 Formatos.AH256:Formatos.AI278 Formatos.AK256:Formatos.AW278 Formatos.F280:Formatos.X283 Formatos.Z280:Formatos.AF283 Formatos.AH280:Formatos.AI283 Formatos.AK280:Formatos.AW283 Formatos.F285:Formatos.X291 Formatos.Z285:Formatos.AF291 Formatos.AH285:Formatos.AI291 Formatos.AK285:Formatos.AW291 Formatos.F293:Formatos.X294 Formatos.Z293:Formatos.AF294 Formatos.AH293:Formatos.AI294 Formatos.AK293:Formatos.AW294 Formatos.F303:Formatos.X309 Formatos.Z303:Formatos.AF309 Formatos.AH303:Formatos.AI309 Formatos.AK303:Formatos.AW309 Formatos.F57:Formatos.X62 Formatos.F317:Formatos.G319 Formatos.B221:Formatos.B239 Formatos.B311:Formatos.B319 Formatos.F311:Formatos.X316 Formatos.B142:Formatos.B147 Formatos.B118:Formatos.B140 Formatos.B242:Formatos.B254 Formatos.B40:Formatos.B55 Formatos.B57:Formatos.B62 Formatos.B6:Formatos.B15 Formatos.B21:Formatos.B37 Formatos.B17:Formatos.B19 Formatos.F17:Formatos.X19 Formatos.Z17:Formatos.AF19 Formatos.AH17:Formatos.AI19 Formatos.AK17:Formatos.AW19 Formatos.F21:Formatos.X37 Formatos.Z21:Formatos.AF37 Formatos.AH21:Formatos.AI37 Formatos.AK21:Formatos.AW37 Formatos.B80:Formatos.B92 Formatos.B94:Formatos.B115 Formatos.B199:Formatos.B212 Formatos.B214:Formatos.B216 Formatos.B185:Formatos.B197 Formatos.B64:Formatos.B77 Formatos.B165:Formatos.B175 Formatos.B149:Formatos.B163 Formatos.B177:Formatos.B183 Formatos.B218:Formatos.B219 Formatos.B256:Formatos.B278 Formatos.B280:Formatos.B283 Formatos.B285:Formatos.B291 Formatos.B293:Formatos.B294 Formatos.B296:Formatos.B301 Formatos.B303:Formatos.B309">
            <calcext:condition calcext:apply-style-name="ConditionalStyle_2" calcext:value="=1" calcext:base-cell-address="Formatos.B6"/>
          </calcext:conditional-format>
          <calcext:conditional-format calcext:target-range-address="Formatos.H317:Formatos.X320 Formatos.Z311:Formatos.AF320 Formatos.AH311:Formatos.AI320 Formatos.AK311:Formatos.AW320 Formatos.F6:Formatos.X15 Formatos.Z6:Formatos.AF15 Formatos.AH6:Formatos.AI15 Formatos.AK6:Formatos.AW15 Formatos.F64:Formatos.X77 Formatos.Z64:Formatos.AF77 Formatos.AH64:Formatos.AI77 Formatos.AK64:Formatos.AW77 Formatos.F94:Formatos.X115 Formatos.Z94:Formatos.AF115 Formatos.AH94:Formatos.AI115 Formatos.AK94:Formatos.AW115 Formatos.F142:Formatos.X147 Formatos.Z142:Formatos.AF147 Formatos.AH142:Formatos.AI147 Formatos.AK142:Formatos.AW147 Formatos.F149:Formatos.X163 Formatos.Z149:Formatos.AF163 Formatos.AH149:Formatos.AI163 Formatos.AK149:Formatos.AW163 Formatos.F165:Formatos.X175 Formatos.Z165:Formatos.AF175 Formatos.AH165:Formatos.AI175 Formatos.AK165:Formatos.AW175 Formatos.F177:Formatos.X183 Formatos.Z177:Formatos.AF183 Formatos.AH177:Formatos.AI183 Formatos.AK177:Formatos.AW183 Formatos.F218:Formatos.X219 Formatos.Z218:Formatos.AF219 Formatos.AH218:Formatos.AI219 Formatos.AK218:Formatos.AW219 Formatos.F296:Formatos.X301 Formatos.Z296:Formatos.AF301 Formatos.AH296:Formatos.AI301 Formatos.AK296:Formatos.AW301 Formatos.F40:Formatos.X55 Formatos.Z40:Formatos.AF55 Formatos.AH40:Formatos.AI55 Formatos.AK40:Formatos.AW55 Formatos.Z57:Formatos.AF62 Formatos.AH57:Formatos.AI62 Formatos.AK57:Formatos.AW62 Formatos.F80:Formatos.X92 Formatos.Z80:Formatos.AF92 Formatos.AH80:Formatos.AI92 Formatos.AK80:Formatos.AW92 Formatos.F118:Formatos.X140 Formatos.Z118:Formatos.AF140 Formatos.AH118:Formatos.AI140 Formatos.AK118:Formatos.AW140 Formatos.F185:Formatos.X197 Formatos.Z185:Formatos.AF197 Formatos.AH185:Formatos.AI197 Formatos.AK185:Formatos.AW197 Formatos.F199:Formatos.X212 Formatos.Z199:Formatos.AF212 Formatos.AH199:Formatos.AI212 Formatos.AK199:Formatos.AW212 Formatos.F214:Formatos.X216 Formatos.Z214:Formatos.AF216 Formatos.AH214:Formatos.AI216 Formatos.AK214:Formatos.AW216 Formatos.F221:Formatos.X239 Formatos.Z221:Formatos.AF239 Formatos.AH221:Formatos.AI239 Formatos.AK221:Formatos.AW239 Formatos.F242:Formatos.X254 Formatos.Z242:Formatos.AF254 Formatos.AH242:Formatos.AI254 Formatos.AK242:Formatos.AW254 Formatos.F256:Formatos.X278 Formatos.Z256:Formatos.AF278 Formatos.AH256:Formatos.AI278 Formatos.AK256:Formatos.AW278 Formatos.F280:Formatos.X283 Formatos.Z280:Formatos.AF283 Formatos.AH280:Formatos.AI283 Formatos.AK280:Formatos.AW283 Formatos.F285:Formatos.X291 Formatos.Z285:Formatos.AF291 Formatos.AH285:Formatos.AI291 Formatos.AK285:Formatos.AW291 Formatos.F293:Formatos.X294 Formatos.Z293:Formatos.AF294 Formatos.AH293:Formatos.AI294 Formatos.AK293:Formatos.AW294 Formatos.F303:Formatos.X309 Formatos.Z303:Formatos.AF309 Formatos.AH303:Formatos.AI309 Formatos.AK303:Formatos.AW309 Formatos.F57:Formatos.X62 Formatos.F317:Formatos.G319 Formatos.B221:Formatos.B239 Formatos.B311:Formatos.B319 Formatos.F311:Formatos.X316 Formatos.B142:Formatos.B147 Formatos.B118:Formatos.B140 Formatos.B242:Formatos.B254 Formatos.B40:Formatos.B55 Formatos.B57:Formatos.B62 Formatos.B6:Formatos.B15 Formatos.B21:Formatos.B37 Formatos.B17:Formatos.B19 Formatos.F17:Formatos.X19 Formatos.Z17:Formatos.AF19 Formatos.AH17:Formatos.AI19 Formatos.AK17:Formatos.AW19 Formatos.F21:Formatos.X37 Formatos.Z21:Formatos.AF37 Formatos.AH21:Formatos.AI37 Formatos.AK21:Formatos.AW37 Formatos.B80:Formatos.B92 Formatos.B94:Formatos.B115 Formatos.B199:Formatos.B212 Formatos.B214:Formatos.B216 Formatos.B185:Formatos.B197 Formatos.B64:Formatos.B77 Formatos.B165:Formatos.B175 Formatos.B149:Formatos.B163 Formatos.B177:Formatos.B183 Formatos.B218:Formatos.B219 Formatos.B256:Formatos.B278 Formatos.B280:Formatos.B283 Formatos.B285:Formatos.B291 Formatos.B293:Formatos.B294 Formatos.B296:Formatos.B301 Formatos.B303:Formatos.B309">
            <calcext:condition calcext:apply-style-name="ConditionalStyle_3" calcext:value="=0" calcext:base-cell-address="Formatos.B6"/>
          </calcext:conditional-format>
          <calcext:conditional-format calcext:target-range-address="Formatos.H317:Formatos.X320 Formatos.Z311:Formatos.AF320 Formatos.AH311:Formatos.AI320 Formatos.AK311:Formatos.AW320 Formatos.F6:Formatos.X15 Formatos.Z6:Formatos.AF15 Formatos.AH6:Formatos.AI15 Formatos.AK6:Formatos.AW15 Formatos.F64:Formatos.X77 Formatos.Z64:Formatos.AF77 Formatos.AH64:Formatos.AI77 Formatos.AK64:Formatos.AW77 Formatos.F94:Formatos.X115 Formatos.Z94:Formatos.AF115 Formatos.AH94:Formatos.AI115 Formatos.AK94:Formatos.AW115 Formatos.F142:Formatos.X147 Formatos.Z142:Formatos.AF147 Formatos.AH142:Formatos.AI147 Formatos.AK142:Formatos.AW147 Formatos.F149:Formatos.X163 Formatos.Z149:Formatos.AF163 Formatos.AH149:Formatos.AI163 Formatos.AK149:Formatos.AW163 Formatos.F165:Formatos.X175 Formatos.Z165:Formatos.AF175 Formatos.AH165:Formatos.AI175 Formatos.AK165:Formatos.AW175 Formatos.F177:Formatos.X183 Formatos.Z177:Formatos.AF183 Formatos.AH177:Formatos.AI183 Formatos.AK177:Formatos.AW183 Formatos.F218:Formatos.X219 Formatos.Z218:Formatos.AF219 Formatos.AH218:Formatos.AI219 Formatos.AK218:Formatos.AW219 Formatos.F296:Formatos.X301 Formatos.Z296:Formatos.AF301 Formatos.AH296:Formatos.AI301 Formatos.AK296:Formatos.AW301 Formatos.F40:Formatos.X55 Formatos.Z40:Formatos.AF55 Formatos.AH40:Formatos.AI55 Formatos.AK40:Formatos.AW55 Formatos.Z57:Formatos.AF62 Formatos.AH57:Formatos.AI62 Formatos.AK57:Formatos.AW62 Formatos.F80:Formatos.X92 Formatos.Z80:Formatos.AF92 Formatos.AH80:Formatos.AI92 Formatos.AK80:Formatos.AW92 Formatos.F118:Formatos.X140 Formatos.Z118:Formatos.AF140 Formatos.AH118:Formatos.AI140 Formatos.AK118:Formatos.AW140 Formatos.F185:Formatos.X197 Formatos.Z185:Formatos.AF197 Formatos.AH185:Formatos.AI197 Formatos.AK185:Formatos.AW197 Formatos.F199:Formatos.X212 Formatos.Z199:Formatos.AF212 Formatos.AH199:Formatos.AI212 Formatos.AK199:Formatos.AW212 Formatos.F214:Formatos.X216 Formatos.Z214:Formatos.AF216 Formatos.AH214:Formatos.AI216 Formatos.AK214:Formatos.AW216 Formatos.F221:Formatos.X239 Formatos.Z221:Formatos.AF239 Formatos.AH221:Formatos.AI239 Formatos.AK221:Formatos.AW239 Formatos.F242:Formatos.X254 Formatos.Z242:Formatos.AF254 Formatos.AH242:Formatos.AI254 Formatos.AK242:Formatos.AW254 Formatos.F256:Formatos.X278 Formatos.Z256:Formatos.AF278 Formatos.AH256:Formatos.AI278 Formatos.AK256:Formatos.AW278 Formatos.F280:Formatos.X283 Formatos.Z280:Formatos.AF283 Formatos.AH280:Formatos.AI283 Formatos.AK280:Formatos.AW283 Formatos.F285:Formatos.X291 Formatos.Z285:Formatos.AF291 Formatos.AH285:Formatos.AI291 Formatos.AK285:Formatos.AW291 Formatos.F293:Formatos.X294 Formatos.Z293:Formatos.AF294 Formatos.AH293:Formatos.AI294 Formatos.AK293:Formatos.AW294 Formatos.F303:Formatos.X309 Formatos.Z303:Formatos.AF309 Formatos.AH303:Formatos.AI309 Formatos.AK303:Formatos.AW309 Formatos.F57:Formatos.X62 Formatos.F317:Formatos.G319 Formatos.B221:Formatos.B239 Formatos.B311:Formatos.B319 Formatos.F311:Formatos.X316 Formatos.B142:Formatos.B147 Formatos.B118:Formatos.B140 Formatos.B242:Formatos.B254 Formatos.B40:Formatos.B55 Formatos.B57:Formatos.B62 Formatos.B6:Formatos.B15 Formatos.B21:Formatos.B37 Formatos.B17:Formatos.B19 Formatos.F17:Formatos.X19 Formatos.Z17:Formatos.AF19 Formatos.AH17:Formatos.AI19 Formatos.AK17:Formatos.AW19 Formatos.F21:Formatos.X37 Formatos.Z21:Formatos.AF37 Formatos.AH21:Formatos.AI37 Formatos.AK21:Formatos.AW37 Formatos.B80:Formatos.B92 Formatos.B94:Formatos.B115 Formatos.B199:Formatos.B212 Formatos.B214:Formatos.B216 Formatos.B185:Formatos.B197 Formatos.B64:Formatos.B77 Formatos.B165:Formatos.B175 Formatos.B149:Formatos.B163 Formatos.B177:Formatos.B183 Formatos.B218:Formatos.B219 Formatos.B256:Formatos.B278 Formatos.B280:Formatos.B283 Formatos.B285:Formatos.B291 Formatos.B293:Formatos.B294 Formatos.B296:Formatos.B301 Formatos.B303:Formatos.B309">
            <calcext:condition calcext:apply-style-name="ConditionalStyle_4" calcext:value="=-1" calcext:base-cell-address="Formatos.B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pitch="variable"/>
    <style:font-face style:name="Montserrat" svg:font-family="Montserrat"/>
    <style:font-face style:name="NSimSun" svg:font-family="NSimSu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6d7a8"/>
    </style:style>
    <style:style style:name="ConditionalStyle_5f_2" style:display-name="ConditionalStyle_2" style:family="table-cell" style:parent-style-name="Default">
      <style:table-cell-properties fo:background-color="#ffe599"/>
    </style:style>
    <style:style style:name="ConditionalStyle_5f_3" style:display-name="ConditionalStyle_3" style:family="table-cell" style:parent-style-name="Default">
      <style:table-cell-properties fo:background-color="#ffffff"/>
    </style:style>
    <style:style style:name="ConditionalStyle_5f_4" style:display-name="ConditionalStyle_4" style:family="table-cell" style:parent-style-name="Default">
      <style:table-cell-properties fo:background-color="#ea9999"/>
    </style:style>
    <draw:marker draw:name="Arrowheads_20_1" draw:display-name="Arrowheads 1" svg:viewBox="0 0 20 30" svg:d="M10 0l-10 30h20z"/>
    <draw:marker draw:name="Ponta_20_de_20_seta_20_1" draw:display-name="Ponta de set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3">00/00/0000</text:date>, <text:time style:data-style-name="N2" text:time-value="20:12:08.2441196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Description" style:display-name="PageStyle_Descrip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P_20_Strategies" style:display-name="PageStyle_DP Strategi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2025_20_SIP_20_File_20_Formats" style:display-name="PageStyle_2025 SIP File Formats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7.2$Linux_X86_64 LibreOffice_project/f4f281f562fb585d46b0af5755dfe1eb6adc047f</meta:generator>
    <dc:date>2025-06-03T20:27:23.143950295</dc:date>
    <meta:editing-duration>PT4H6S</meta:editing-duration>
    <meta:editing-cycles>34</meta:editing-cycles>
    <meta:document-statistic meta:table-count="1" meta:cell-count="3615" meta:object-count="0"/>
  </office:meta>
</office:document-meta>
</file>